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돋움" svg:font-family="돋움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8.98mm"/>
    </style:style>
    <style:style style:name="co3" style:family="table-column">
      <style:table-column-properties fo:break-before="auto" style:column-width="31.27mm"/>
    </style:style>
    <style:style style:name="co4" style:family="table-column">
      <style:table-column-properties fo:break-before="auto" style:column-width="20.85mm"/>
    </style:style>
    <style:style style:name="co5" style:family="table-column">
      <style:table-column-properties fo:break-before="auto" style:column-width="91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#eeeeee"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default-cell-style-name="ce5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table:style-name="ce1" table:formula="of:=COM.MICROSOFT.TEXTJOIN(&quot;,&quot;; ;[.C6:.C48])" office:value-type="string" office:string-value="1,2,3,4,5,6,7,8,9,0,ㅂ,ㅈ,ㄷ,ㄱ,ㅅ,ㅛ,ㅕ,ㅑ,ㅐ,ㅔ,ㅃ,ㅉ,ㄸ,ㄲ,ㅆ,ㅒ,ㅖ,ㅁ,ㄴ,ㅇ,ㄹ,ㅎ,ㅗ,ㅓ,ㅏ,ㅣ,ㅋ,ㅌ,ㅊ,ㅍ,ㅠ,ㅜ,ㅡ" calcext:value-type="string" table:number-columns-spanned="12" table:number-rows-spanned="1">
            <text:p>1,2,3,4,5,6,7,8,9,0,ㅂ,ㅈ,ㄷ,ㄱ,ㅅ,ㅛ,ㅕ,ㅑ,ㅐ,ㅔ,ㅃ,ㅉ,ㄸ,ㄲ,ㅆ,ㅒ,ㅖ,ㅁ,ㄴ,ㅇ,ㄹ,ㅎ,ㅗ,ㅓ,ㅏ,ㅣ,ㅋ,ㅌ,ㅊ,ㅍ,ㅠ,ㅜ,ㅡ</text:p>
          </table:table-cell>
          <table:covered-table-cell table:number-columns-repeated="5"/>
          <table:covered-table-cell table:number-columns-repeated="6" table:style-name="ce5"/>
        </table:table-row>
        <table:table-row table:style-name="ro1">
          <table:table-cell/>
          <table:table-cell table:style-name="ce1" table:formula="of:=COM.MICROSOFT.TEXTJOIN(&quot;,&quot;;;[.C53:.C78])" office:value-type="string" office:string-value="Q,W,E,R,T,Y,U,I,O,P,A,S,D,F,G,H,J,K,L,Z,X,C,V,B,N,M" calcext:value-type="string" table:number-columns-spanned="12" table:number-rows-spanned="1">
            <text:p>Q,W,E,R,T,Y,U,I,O,P,A,S,D,F,G,H,J,K,L,Z,X,C,V,B,N,M</text:p>
          </table:table-cell>
          <table:covered-table-cell table:number-columns-repeated="5"/>
          <table:covered-table-cell table:number-columns-repeated="6" table:style-name="ce5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2" office:value-type="string" calcext:value-type="string">
            <text:p>Index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to json</text:p>
          </table:table-cell>
          <table:table-cell table:number-columns-repeated="7"/>
        </table:table-row>
        <table:table-row table:style-name="ro1">
          <table:table-cell/>
          <table:table-cell table:number-columns-repeated="2" table:style-name="ce3" office:value-type="float" office:value="1" calcext:value-type="float">
            <text:p>1</text:p>
          </table:table-cell>
          <table:table-cell table:style-name="ce7" office:value-type="float" office:value="385" calcext:value-type="float">
            <text:p>385</text:p>
          </table:table-cell>
          <table:table-cell table:style-name="ce7" office:value-type="float" office:value="290" calcext:value-type="float">
            <text:p>290</text:p>
          </table:table-cell>
          <table:table-cell table:style-name="ce6" table:formula="of:=CONCATENATE(&quot;{'x':&quot;;[.D6];&quot;,'y':&quot;;[.E6];&quot;,'angle':0,'zoom':1,'horizontalFlip':false,'data':{'x':&quot;;[.D6];&quot;,'y':&quot;;[.E6];&quot;,'width':48,'height':48,'action':1,'label':'process_letter','bindToSwitch':false,'bindEnabledState':false,'bindValueTo':true,'bindValue':&quot;;[.B6];&quot;,'bindValueVariable':{'name':'Letter','index':0,'scope':0},'finish':false,'zoom':1,'angle':0,'horizontalFlip':false,'commonEventId':'5FDD1950K9FA1A4BCCSB00CEE54C8BC8AE54'},'color':{'red':0,'green':0,'blue':0,'alpha':160},'size':{'width':48,'height':48}}&quot;)" office:value-type="string" office:string-value="{'x':385,'y':290,'angle':0,'zoom':1,'horizontalFlip':false,'data':{'x':385,'y':290,'width':48,'height':48,'action':1,'label':'process_letter','bindToSwitch':false,'bindEnabledState':false,'bindValueTo':true,'bindValue':1,'bindValueVariable':{'name':'Letter','index':0,'scope':0},'finish':false,'zoom':1,'angle':0,'horizontalFlip':false,'commonEventId':'5FDD1950K9FA1A4BCCSB00CEE54C8BC8AE54'},'color':{'red':0,'green':0,'blue':0,'alpha':160},'size':{'width':48,'height':48}}" calcext:value-type="string">
            <text:p>{'x':385,'y':290,'angle':0,'zoom':1,'horizontalFlip':false,'data':{'x':385,'y':290,'width':48,'height':48,'action':1,'label':'process_letter','bindToSwitch':false,'bindEnabledState':false,'bindValueTo':true,'bindValue':1,'bindValueVariable':{'name':'Letter','index':0,'scope':0},'finish':false,'zoom':1,'angle':0,'horizontalFlip':false,'commonEventId':'5FDD1950K9FA1A4BCCSB00CEE54C8BC8AE54'},'color':{'red':0,'green':0,'blue':0,'alpha':160},'size':{'width':48,'height':48}}</text:p>
          </table:table-cell>
          <table:table-cell table:style-name="ce9"/>
          <table:table-cell table:number-columns-repeated="6"/>
        </table:table-row>
        <table:table-row table:style-name="ro1">
          <table:table-cell/>
          <table:table-cell table:number-columns-repeated="2" table:style-name="ce3" office:value-type="float" office:value="2" calcext:value-type="float">
            <text:p>2</text:p>
          </table:table-cell>
          <table:table-cell table:style-name="ce7" table:formula="of:=[.D6] + 48" office:value-type="float" office:value="433" calcext:value-type="float">
            <text:p>433</text:p>
          </table:table-cell>
          <table:table-cell table:style-name="ce7" office:value-type="float" office:value="290" calcext:value-type="float">
            <text:p>290</text:p>
          </table:table-cell>
          <table:table-cell table:style-name="ce6" table:formula="of:=CONCATENATE(&quot;{'x':&quot;;[.D7];&quot;,'y':&quot;;[.E7];&quot;,'angle':0,'zoom':1,'horizontalFlip':false,'data':{'x':&quot;;[.D7];&quot;,'y':&quot;;[.E7];&quot;,'width':48,'height':48,'action':1,'label':'process_letter','bindToSwitch':false,'bindEnabledState':false,'bindValueTo':true,'bindValue':&quot;;[.B7];&quot;,'bindValueVariable':{'name':'Letter','index':0,'scope':0},'finish':false,'zoom':1,'angle':0,'horizontalFlip':false,'commonEventId':'5FDD1950K9FA1A4BCCSB00CEE54C8BC8AE54'},'color':{'red':0,'green':0,'blue':0,'alpha':160},'size':{'width':48,'height':48}}&quot;)" office:value-type="string" office:string-value="{'x':433,'y':290,'angle':0,'zoom':1,'horizontalFlip':false,'data':{'x':433,'y':290,'width':48,'height':48,'action':1,'label':'process_letter','bindToSwitch':false,'bindEnabledState':false,'bindValueTo':true,'bindValue':2,'bindValueVariable':{'name':'Letter','index':0,'scope':0},'finish':false,'zoom':1,'angle':0,'horizontalFlip':false,'commonEventId':'5FDD1950K9FA1A4BCCSB00CEE54C8BC8AE54'},'color':{'red':0,'green':0,'blue':0,'alpha':160},'size':{'width':48,'height':48}}" calcext:value-type="string">
            <text:p>{'x':433,'y':290,'angle':0,'zoom':1,'horizontalFlip':false,'data':{'x':433,'y':290,'width':48,'height':48,'action':1,'label':'process_letter','bindToSwitch':false,'bindEnabledState':false,'bindValueTo':true,'bindValue':2,'bindValueVariable':{'name':'Letter','index':0,'scope':0},'finish':false,'zoom':1,'angle':0,'horizontalFlip':false,'commonEventId':'5FDD1950K9FA1A4BCCSB00CEE54C8BC8AE54'},'color':{'red':0,'green':0,'blue':0,'alpha':160},'size':{'width':48,'height':48}}</text:p>
          </table:table-cell>
          <table:table-cell table:style-name="ce9"/>
          <table:table-cell table:number-columns-repeated="6"/>
        </table:table-row>
        <table:table-row table:style-name="ro1">
          <table:table-cell/>
          <table:table-cell table:number-columns-repeated="2" table:style-name="ce3" office:value-type="float" office:value="3" calcext:value-type="float">
            <text:p>3</text:p>
          </table:table-cell>
          <table:table-cell table:style-name="ce7" table:formula="of:=[.D7] + 48" office:value-type="float" office:value="481" calcext:value-type="float">
            <text:p>481</text:p>
          </table:table-cell>
          <table:table-cell table:style-name="ce7" office:value-type="float" office:value="290" calcext:value-type="float">
            <text:p>290</text:p>
          </table:table-cell>
          <table:table-cell table:style-name="ce6" table:formula="of:=CONCATENATE(&quot;{'x':&quot;;[.D8];&quot;,'y':&quot;;[.E8];&quot;,'angle':0,'zoom':1,'horizontalFlip':false,'data':{'x':&quot;;[.D8];&quot;,'y':&quot;;[.E8];&quot;,'width':48,'height':48,'action':1,'label':'process_letter','bindToSwitch':false,'bindEnabledState':false,'bindValueTo':true,'bindValue':&quot;;[.B8];&quot;,'bindValueVariable':{'name':'Letter','index':0,'scope':0},'finish':false,'zoom':1,'angle':0,'horizontalFlip':false,'commonEventId':'5FDD1950K9FA1A4BCCSB00CEE54C8BC8AE54'},'color':{'red':0,'green':0,'blue':0,'alpha':160},'size':{'width':48,'height':48}}&quot;)" office:value-type="string" office:string-value="{'x':481,'y':290,'angle':0,'zoom':1,'horizontalFlip':false,'data':{'x':481,'y':290,'width':48,'height':48,'action':1,'label':'process_letter','bindToSwitch':false,'bindEnabledState':false,'bindValueTo':true,'bindValue':3,'bindValueVariable':{'name':'Letter','index':0,'scope':0},'finish':false,'zoom':1,'angle':0,'horizontalFlip':false,'commonEventId':'5FDD1950K9FA1A4BCCSB00CEE54C8BC8AE54'},'color':{'red':0,'green':0,'blue':0,'alpha':160},'size':{'width':48,'height':48}}" calcext:value-type="string">
            <text:p>{'x':481,'y':290,'angle':0,'zoom':1,'horizontalFlip':false,'data':{'x':481,'y':290,'width':48,'height':48,'action':1,'label':'process_letter','bindToSwitch':false,'bindEnabledState':false,'bindValueTo':true,'bindValue':3,'bindValueVariable':{'name':'Letter','index':0,'scope':0},'finish':false,'zoom':1,'angle':0,'horizontalFlip':false,'commonEventId':'5FDD1950K9FA1A4BCCSB00CEE54C8BC8AE54'},'color':{'red':0,'green':0,'blue':0,'alpha':160},'size':{'width':48,'height':48}}</text:p>
          </table:table-cell>
          <table:table-cell table:style-name="ce9"/>
          <table:table-cell table:number-columns-repeated="6"/>
        </table:table-row>
        <table:table-row table:style-name="ro1">
          <table:table-cell/>
          <table:table-cell table:number-columns-repeated="2" table:style-name="ce3" office:value-type="float" office:value="4" calcext:value-type="float">
            <text:p>4</text:p>
          </table:table-cell>
          <table:table-cell table:style-name="ce7" table:formula="of:=[.D8] + 48" office:value-type="float" office:value="529" calcext:value-type="float">
            <text:p>529</text:p>
          </table:table-cell>
          <table:table-cell table:style-name="ce7" office:value-type="float" office:value="290" calcext:value-type="float">
            <text:p>290</text:p>
          </table:table-cell>
          <table:table-cell table:style-name="ce6" table:formula="of:=CONCATENATE(&quot;{'x':&quot;;[.D9];&quot;,'y':&quot;;[.E9];&quot;,'angle':0,'zoom':1,'horizontalFlip':false,'data':{'x':&quot;;[.D9];&quot;,'y':&quot;;[.E9];&quot;,'width':48,'height':48,'action':1,'label':'process_letter','bindToSwitch':false,'bindEnabledState':false,'bindValueTo':true,'bindValue':&quot;;[.B9];&quot;,'bindValueVariable':{'name':'Letter','index':0,'scope':0},'finish':false,'zoom':1,'angle':0,'horizontalFlip':false,'commonEventId':'5FDD1950K9FA1A4BCCSB00CEE54C8BC8AE54'},'color':{'red':0,'green':0,'blue':0,'alpha':160},'size':{'width':48,'height':48}}&quot;)" office:value-type="string" office:string-value="{'x':529,'y':290,'angle':0,'zoom':1,'horizontalFlip':false,'data':{'x':529,'y':290,'width':48,'height':48,'action':1,'label':'process_letter','bindToSwitch':false,'bindEnabledState':false,'bindValueTo':true,'bindValue':4,'bindValueVariable':{'name':'Letter','index':0,'scope':0},'finish':false,'zoom':1,'angle':0,'horizontalFlip':false,'commonEventId':'5FDD1950K9FA1A4BCCSB00CEE54C8BC8AE54'},'color':{'red':0,'green':0,'blue':0,'alpha':160},'size':{'width':48,'height':48}}" calcext:value-type="string">
            <text:p>{'x':529,'y':290,'angle':0,'zoom':1,'horizontalFlip':false,'data':{'x':529,'y':290,'width':48,'height':48,'action':1,'label':'process_letter','bindToSwitch':false,'bindEnabledState':false,'bindValueTo':true,'bindValue':4,'bindValueVariable':{'name':'Letter','index':0,'scope':0},'finish':false,'zoom':1,'angle':0,'horizontalFlip':false,'commonEventId':'5FDD1950K9FA1A4BCCSB00CEE54C8BC8AE54'},'color':{'red':0,'green':0,'blue':0,'alpha':160},'size':{'width':48,'height':48}}</text:p>
          </table:table-cell>
          <table:table-cell table:style-name="ce9"/>
          <table:table-cell table:number-columns-repeated="6"/>
        </table:table-row>
        <table:table-row table:style-name="ro1">
          <table:table-cell/>
          <table:table-cell table:number-columns-repeated="2" table:style-name="ce3" office:value-type="float" office:value="5" calcext:value-type="float">
            <text:p>5</text:p>
          </table:table-cell>
          <table:table-cell table:style-name="ce7" table:formula="of:=[.D9] + 48" office:value-type="float" office:value="577" calcext:value-type="float">
            <text:p>577</text:p>
          </table:table-cell>
          <table:table-cell table:style-name="ce7" office:value-type="float" office:value="290" calcext:value-type="float">
            <text:p>290</text:p>
          </table:table-cell>
          <table:table-cell table:style-name="ce6" table:formula="of:=CONCATENATE(&quot;{'x':&quot;;[.D10];&quot;,'y':&quot;;[.E10];&quot;,'angle':0,'zoom':1,'horizontalFlip':false,'data':{'x':&quot;;[.D10];&quot;,'y':&quot;;[.E10];&quot;,'width':48,'height':48,'action':1,'label':'process_letter','bindToSwitch':false,'bindEnabledState':false,'bindValueTo':true,'bindValue':&quot;;[.B10];&quot;,'bindValueVariable':{'name':'Letter','index':0,'scope':0},'finish':false,'zoom':1,'angle':0,'horizontalFlip':false,'commonEventId':'5FDD1950K9FA1A4BCCSB00CEE54C8BC8AE54'},'color':{'red':0,'green':0,'blue':0,'alpha':160},'size':{'width':48,'height':48}}&quot;)" office:value-type="string" office:string-value="{'x':577,'y':290,'angle':0,'zoom':1,'horizontalFlip':false,'data':{'x':577,'y':290,'width':48,'height':48,'action':1,'label':'process_letter','bindToSwitch':false,'bindEnabledState':false,'bindValueTo':true,'bindValue':5,'bindValueVariable':{'name':'Letter','index':0,'scope':0},'finish':false,'zoom':1,'angle':0,'horizontalFlip':false,'commonEventId':'5FDD1950K9FA1A4BCCSB00CEE54C8BC8AE54'},'color':{'red':0,'green':0,'blue':0,'alpha':160},'size':{'width':48,'height':48}}" calcext:value-type="string">
            <text:p>{'x':577,'y':290,'angle':0,'zoom':1,'horizontalFlip':false,'data':{'x':577,'y':290,'width':48,'height':48,'action':1,'label':'process_letter','bindToSwitch':false,'bindEnabledState':false,'bindValueTo':true,'bindValue':5,'bindValueVariable':{'name':'Letter','index':0,'scope':0},'finish':false,'zoom':1,'angle':0,'horizontalFlip':false,'commonEventId':'5FDD1950K9FA1A4BCCSB00CEE54C8BC8AE54'},'color':{'red':0,'green':0,'blue':0,'alpha':160},'size':{'width':48,'height':48}}</text:p>
          </table:table-cell>
          <table:table-cell table:style-name="ce9"/>
          <table:table-cell table:number-columns-repeated="6"/>
        </table:table-row>
        <table:table-row table:style-name="ro1">
          <table:table-cell/>
          <table:table-cell table:number-columns-repeated="2" table:style-name="ce3" office:value-type="float" office:value="6" calcext:value-type="float">
            <text:p>6</text:p>
          </table:table-cell>
          <table:table-cell table:style-name="ce7" table:formula="of:=[.D10] + 48" office:value-type="float" office:value="625" calcext:value-type="float">
            <text:p>625</text:p>
          </table:table-cell>
          <table:table-cell table:style-name="ce7" office:value-type="float" office:value="290" calcext:value-type="float">
            <text:p>290</text:p>
          </table:table-cell>
          <table:table-cell table:style-name="ce6" table:formula="of:=CONCATENATE(&quot;{'x':&quot;;[.D11];&quot;,'y':&quot;;[.E11];&quot;,'angle':0,'zoom':1,'horizontalFlip':false,'data':{'x':&quot;;[.D11];&quot;,'y':&quot;;[.E11];&quot;,'width':48,'height':48,'action':1,'label':'process_letter','bindToSwitch':false,'bindEnabledState':false,'bindValueTo':true,'bindValue':&quot;;[.B11];&quot;,'bindValueVariable':{'name':'Letter','index':0,'scope':0},'finish':false,'zoom':1,'angle':0,'horizontalFlip':false,'commonEventId':'5FDD1950K9FA1A4BCCSB00CEE54C8BC8AE54'},'color':{'red':0,'green':0,'blue':0,'alpha':160},'size':{'width':48,'height':48}}&quot;)" office:value-type="string" office:string-value="{'x':625,'y':290,'angle':0,'zoom':1,'horizontalFlip':false,'data':{'x':625,'y':290,'width':48,'height':48,'action':1,'label':'process_letter','bindToSwitch':false,'bindEnabledState':false,'bindValueTo':true,'bindValue':6,'bindValueVariable':{'name':'Letter','index':0,'scope':0},'finish':false,'zoom':1,'angle':0,'horizontalFlip':false,'commonEventId':'5FDD1950K9FA1A4BCCSB00CEE54C8BC8AE54'},'color':{'red':0,'green':0,'blue':0,'alpha':160},'size':{'width':48,'height':48}}" calcext:value-type="string">
            <text:p>{'x':625,'y':290,'angle':0,'zoom':1,'horizontalFlip':false,'data':{'x':625,'y':290,'width':48,'height':48,'action':1,'label':'process_letter','bindToSwitch':false,'bindEnabledState':false,'bindValueTo':true,'bindValue':6,'bindValueVariable':{'name':'Letter','index':0,'scope':0},'finish':false,'zoom':1,'angle':0,'horizontalFlip':false,'commonEventId':'5FDD1950K9FA1A4BCCSB00CEE54C8BC8AE54'},'color':{'red':0,'green':0,'blue':0,'alpha':160},'size':{'width':48,'height':48}}</text:p>
          </table:table-cell>
          <table:table-cell table:style-name="ce9"/>
          <table:table-cell table:number-columns-repeated="6"/>
        </table:table-row>
        <table:table-row table:style-name="ro1">
          <table:table-cell/>
          <table:table-cell table:number-columns-repeated="2" table:style-name="ce3" office:value-type="float" office:value="7" calcext:value-type="float">
            <text:p>7</text:p>
          </table:table-cell>
          <table:table-cell table:style-name="ce7" table:formula="of:=[.D11] + 48" office:value-type="float" office:value="673" calcext:value-type="float">
            <text:p>673</text:p>
          </table:table-cell>
          <table:table-cell table:style-name="ce7" office:value-type="float" office:value="290" calcext:value-type="float">
            <text:p>290</text:p>
          </table:table-cell>
          <table:table-cell table:style-name="ce6" table:formula="of:=CONCATENATE(&quot;{'x':&quot;;[.D12];&quot;,'y':&quot;;[.E12];&quot;,'angle':0,'zoom':1,'horizontalFlip':false,'data':{'x':&quot;;[.D12];&quot;,'y':&quot;;[.E12];&quot;,'width':48,'height':48,'action':1,'label':'process_letter','bindToSwitch':false,'bindEnabledState':false,'bindValueTo':true,'bindValue':&quot;;[.B12];&quot;,'bindValueVariable':{'name':'Letter','index':0,'scope':0},'finish':false,'zoom':1,'angle':0,'horizontalFlip':false,'commonEventId':'5FDD1950K9FA1A4BCCSB00CEE54C8BC8AE54'},'color':{'red':0,'green':0,'blue':0,'alpha':160},'size':{'width':48,'height':48}}&quot;)" office:value-type="string" office:string-value="{'x':673,'y':290,'angle':0,'zoom':1,'horizontalFlip':false,'data':{'x':673,'y':290,'width':48,'height':48,'action':1,'label':'process_letter','bindToSwitch':false,'bindEnabledState':false,'bindValueTo':true,'bindValue':7,'bindValueVariable':{'name':'Letter','index':0,'scope':0},'finish':false,'zoom':1,'angle':0,'horizontalFlip':false,'commonEventId':'5FDD1950K9FA1A4BCCSB00CEE54C8BC8AE54'},'color':{'red':0,'green':0,'blue':0,'alpha':160},'size':{'width':48,'height':48}}" calcext:value-type="string">
            <text:p>{'x':673,'y':290,'angle':0,'zoom':1,'horizontalFlip':false,'data':{'x':673,'y':290,'width':48,'height':48,'action':1,'label':'process_letter','bindToSwitch':false,'bindEnabledState':false,'bindValueTo':true,'bindValue':7,'bindValueVariable':{'name':'Letter','index':0,'scope':0},'finish':false,'zoom':1,'angle':0,'horizontalFlip':false,'commonEventId':'5FDD1950K9FA1A4BCCSB00CEE54C8BC8AE54'},'color':{'red':0,'green':0,'blue':0,'alpha':160},'size':{'width':48,'height':48}}</text:p>
          </table:table-cell>
          <table:table-cell table:style-name="ce9"/>
          <table:table-cell table:number-columns-repeated="6"/>
        </table:table-row>
        <table:table-row table:style-name="ro1">
          <table:table-cell/>
          <table:table-cell table:number-columns-repeated="2" table:style-name="ce3" office:value-type="float" office:value="8" calcext:value-type="float">
            <text:p>8</text:p>
          </table:table-cell>
          <table:table-cell table:style-name="ce7" table:formula="of:=[.D12] + 48" office:value-type="float" office:value="721" calcext:value-type="float">
            <text:p>721</text:p>
          </table:table-cell>
          <table:table-cell table:style-name="ce7" office:value-type="float" office:value="290" calcext:value-type="float">
            <text:p>290</text:p>
          </table:table-cell>
          <table:table-cell table:style-name="ce6" table:formula="of:=CONCATENATE(&quot;{'x':&quot;;[.D13];&quot;,'y':&quot;;[.E13];&quot;,'angle':0,'zoom':1,'horizontalFlip':false,'data':{'x':&quot;;[.D13];&quot;,'y':&quot;;[.E13];&quot;,'width':48,'height':48,'action':1,'label':'process_letter','bindToSwitch':false,'bindEnabledState':false,'bindValueTo':true,'bindValue':&quot;;[.B13];&quot;,'bindValueVariable':{'name':'Letter','index':0,'scope':0},'finish':false,'zoom':1,'angle':0,'horizontalFlip':false,'commonEventId':'5FDD1950K9FA1A4BCCSB00CEE54C8BC8AE54'},'color':{'red':0,'green':0,'blue':0,'alpha':160},'size':{'width':48,'height':48}}&quot;)" office:value-type="string" office:string-value="{'x':721,'y':290,'angle':0,'zoom':1,'horizontalFlip':false,'data':{'x':721,'y':290,'width':48,'height':48,'action':1,'label':'process_letter','bindToSwitch':false,'bindEnabledState':false,'bindValueTo':true,'bindValue':8,'bindValueVariable':{'name':'Letter','index':0,'scope':0},'finish':false,'zoom':1,'angle':0,'horizontalFlip':false,'commonEventId':'5FDD1950K9FA1A4BCCSB00CEE54C8BC8AE54'},'color':{'red':0,'green':0,'blue':0,'alpha':160},'size':{'width':48,'height':48}}" calcext:value-type="string">
            <text:p>{'x':721,'y':290,'angle':0,'zoom':1,'horizontalFlip':false,'data':{'x':721,'y':290,'width':48,'height':48,'action':1,'label':'process_letter','bindToSwitch':false,'bindEnabledState':false,'bindValueTo':true,'bindValue':8,'bindValueVariable':{'name':'Letter','index':0,'scope':0},'finish':false,'zoom':1,'angle':0,'horizontalFlip':false,'commonEventId':'5FDD1950K9FA1A4BCCSB00CEE54C8BC8AE54'},'color':{'red':0,'green':0,'blue':0,'alpha':160},'size':{'width':48,'height':48}}</text:p>
          </table:table-cell>
          <table:table-cell table:style-name="ce9"/>
          <table:table-cell table:number-columns-repeated="6"/>
        </table:table-row>
        <table:table-row table:style-name="ro1">
          <table:table-cell/>
          <table:table-cell table:number-columns-repeated="2" table:style-name="ce3" office:value-type="float" office:value="9" calcext:value-type="float">
            <text:p>9</text:p>
          </table:table-cell>
          <table:table-cell table:style-name="ce7" table:formula="of:=[.D13] + 48" office:value-type="float" office:value="769" calcext:value-type="float">
            <text:p>769</text:p>
          </table:table-cell>
          <table:table-cell table:style-name="ce7" office:value-type="float" office:value="290" calcext:value-type="float">
            <text:p>290</text:p>
          </table:table-cell>
          <table:table-cell table:style-name="ce6" table:formula="of:=CONCATENATE(&quot;{'x':&quot;;[.D14];&quot;,'y':&quot;;[.E14];&quot;,'angle':0,'zoom':1,'horizontalFlip':false,'data':{'x':&quot;;[.D14];&quot;,'y':&quot;;[.E14];&quot;,'width':48,'height':48,'action':1,'label':'process_letter','bindToSwitch':false,'bindEnabledState':false,'bindValueTo':true,'bindValue':&quot;;[.B14];&quot;,'bindValueVariable':{'name':'Letter','index':0,'scope':0},'finish':false,'zoom':1,'angle':0,'horizontalFlip':false,'commonEventId':'5FDD1950K9FA1A4BCCSB00CEE54C8BC8AE54'},'color':{'red':0,'green':0,'blue':0,'alpha':160},'size':{'width':48,'height':48}}&quot;)" office:value-type="string" office:string-value="{'x':769,'y':290,'angle':0,'zoom':1,'horizontalFlip':false,'data':{'x':769,'y':290,'width':48,'height':48,'action':1,'label':'process_letter','bindToSwitch':false,'bindEnabledState':false,'bindValueTo':true,'bindValue':9,'bindValueVariable':{'name':'Letter','index':0,'scope':0},'finish':false,'zoom':1,'angle':0,'horizontalFlip':false,'commonEventId':'5FDD1950K9FA1A4BCCSB00CEE54C8BC8AE54'},'color':{'red':0,'green':0,'blue':0,'alpha':160},'size':{'width':48,'height':48}}" calcext:value-type="string">
            <text:p>{'x':769,'y':290,'angle':0,'zoom':1,'horizontalFlip':false,'data':{'x':769,'y':290,'width':48,'height':48,'action':1,'label':'process_letter','bindToSwitch':false,'bindEnabledState':false,'bindValueTo':true,'bindValue':9,'bindValueVariable':{'name':'Letter','index':0,'scope':0},'finish':false,'zoom':1,'angle':0,'horizontalFlip':false,'commonEventId':'5FDD1950K9FA1A4BCCSB00CEE54C8BC8AE54'},'color':{'red':0,'green':0,'blue':0,'alpha':160},'size':{'width':48,'height':48}}</text:p>
          </table:table-cell>
          <table:table-cell table:style-name="ce9"/>
          <table:table-cell table:number-columns-repeated="6"/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7" table:formula="of:=[.D14] + 48" office:value-type="float" office:value="817" calcext:value-type="float">
            <text:p>817</text:p>
          </table:table-cell>
          <table:table-cell table:style-name="ce7" office:value-type="float" office:value="290" calcext:value-type="float">
            <text:p>290</text:p>
          </table:table-cell>
          <table:table-cell table:style-name="ce6" table:formula="of:=CONCATENATE(&quot;{'x':&quot;;[.D15];&quot;,'y':&quot;;[.E15];&quot;,'angle':0,'zoom':1,'horizontalFlip':false,'data':{'x':&quot;;[.D15];&quot;,'y':&quot;;[.E15];&quot;,'width':48,'height':48,'action':1,'label':'process_letter','bindToSwitch':false,'bindEnabledState':false,'bindValueTo':true,'bindValue':&quot;;[.B15];&quot;,'bindValueVariable':{'name':'Letter','index':0,'scope':0},'finish':false,'zoom':1,'angle':0,'horizontalFlip':false,'commonEventId':'5FDD1950K9FA1A4BCCSB00CEE54C8BC8AE54'},'color':{'red':0,'green':0,'blue':0,'alpha':160},'size':{'width':48,'height':48}}&quot;)" office:value-type="string" office:string-value="{'x':817,'y':290,'angle':0,'zoom':1,'horizontalFlip':false,'data':{'x':817,'y':290,'width':48,'height':48,'action':1,'label':'process_letter','bindToSwitch':false,'bindEnabledState':false,'bindValueTo':true,'bindValue':10,'bindValueVariable':{'name':'Letter','index':0,'scope':0},'finish':false,'zoom':1,'angle':0,'horizontalFlip':false,'commonEventId':'5FDD1950K9FA1A4BCCSB00CEE54C8BC8AE54'},'color':{'red':0,'green':0,'blue':0,'alpha':160},'size':{'width':48,'height':48}}" calcext:value-type="string">
            <text:p>{'x':817,'y':290,'angle':0,'zoom':1,'horizontalFlip':false,'data':{'x':817,'y':290,'width':48,'height':48,'action':1,'label':'process_letter','bindToSwitch':false,'bindEnabledState':false,'bindValueTo':true,'bindValue':10,'bindValueVariable':{'name':'Letter','index':0,'scope':0},'finish':false,'zoom':1,'angle':0,'horizontalFlip':false,'commonEventId':'5FDD1950K9FA1A4BCCSB00CEE54C8BC8AE54'},'color':{'red':0,'green':0,'blue':0,'alpha':160},'size':{'width':48,'height':48}}</text:p>
          </table:table-cell>
          <table:table-cell table:style-name="ce9"/>
          <table:table-cell table:number-columns-repeated="6"/>
        </table:table-row>
        <table:table-row table:style-name="ro1">
          <table:table-cell/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ㅂ</text:p>
          </table:table-cell>
          <table:table-cell table:style-name="ce7" office:value-type="float" office:value="385" calcext:value-type="float">
            <text:p>385</text:p>
          </table:table-cell>
          <table:table-cell table:style-name="ce7" table:formula="of:=290+48" office:value-type="float" office:value="338" calcext:value-type="float">
            <text:p>338</text:p>
          </table:table-cell>
          <table:table-cell table:style-name="ce6" table:formula="of:=CONCATENATE(&quot;{'x':&quot;;[.D16];&quot;,'y':&quot;;[.E16];&quot;,'angle':0,'zoom':1,'horizontalFlip':false,'data':{'x':&quot;;[.D16];&quot;,'y':&quot;;[.E16];&quot;,'width':48,'height':48,'action':1,'label':'process_letter','bindToSwitch':false,'bindEnabledState':false,'bindValueTo':true,'bindValue':&quot;;[.B16];&quot;,'bindValueVariable':{'name':'Letter','index':0,'scope':0},'finish':false,'zoom':1,'angle':0,'horizontalFlip':false,'commonEventId':'5FDD1950K9FA1A4BCCSB00CEE54C8BC8AE54'},'color':{'red':0,'green':0,'blue':0,'alpha':160},'size':{'width':48,'height':48}}&quot;)" office:value-type="string" office:string-value="{'x':385,'y':338,'angle':0,'zoom':1,'horizontalFlip':false,'data':{'x':385,'y':338,'width':48,'height':48,'action':1,'label':'process_letter','bindToSwitch':false,'bindEnabledState':false,'bindValueTo':true,'bindValue':11,'bindValueVariable':{'name':'Letter','index':0,'scope':0},'finish':false,'zoom':1,'angle':0,'horizontalFlip':false,'commonEventId':'5FDD1950K9FA1A4BCCSB00CEE54C8BC8AE54'},'color':{'red':0,'green':0,'blue':0,'alpha':160},'size':{'width':48,'height':48}}" calcext:value-type="string">
            <text:p>{'x':385,'y':338,'angle':0,'zoom':1,'horizontalFlip':false,'data':{'x':385,'y':338,'width':48,'height':48,'action':1,'label':'process_letter','bindToSwitch':false,'bindEnabledState':false,'bindValueTo':true,'bindValue':11,'bindValueVariable':{'name':'Letter','index':0,'scope':0},'finish':false,'zoom':1,'angle':0,'horizontalFlip':false,'commonEventId':'5FDD1950K9FA1A4BCCSB00CEE54C8BC8AE54'},'color':{'red':0,'green':0,'blue':0,'alpha':160},'size':{'width':48,'height':48}}</text:p>
          </table:table-cell>
          <table:table-cell table:style-name="ce9"/>
          <table:table-cell table:number-columns-repeated="6"/>
        </table:table-row>
        <table:table-row table:style-name="ro1"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ㅈ</text:p>
          </table:table-cell>
          <table:table-cell table:style-name="ce7" table:formula="of:=[.D16] + 48" office:value-type="float" office:value="433" calcext:value-type="float">
            <text:p>433</text:p>
          </table:table-cell>
          <table:table-cell table:style-name="ce7" table:formula="of:=290+48" office:value-type="float" office:value="338" calcext:value-type="float">
            <text:p>338</text:p>
          </table:table-cell>
          <table:table-cell table:style-name="ce6" table:formula="of:=CONCATENATE(&quot;{'x':&quot;;[.D17];&quot;,'y':&quot;;[.E17];&quot;,'angle':0,'zoom':1,'horizontalFlip':false,'data':{'x':&quot;;[.D17];&quot;,'y':&quot;;[.E17];&quot;,'width':48,'height':48,'action':1,'label':'process_letter','bindToSwitch':false,'bindEnabledState':false,'bindValueTo':true,'bindValue':&quot;;[.B17];&quot;,'bindValueVariable':{'name':'Letter','index':0,'scope':0},'finish':false,'zoom':1,'angle':0,'horizontalFlip':false,'commonEventId':'5FDD1950K9FA1A4BCCSB00CEE54C8BC8AE54'},'color':{'red':0,'green':0,'blue':0,'alpha':160},'size':{'width':48,'height':48}}&quot;)" office:value-type="string" office:string-value="{'x':433,'y':338,'angle':0,'zoom':1,'horizontalFlip':false,'data':{'x':433,'y':338,'width':48,'height':48,'action':1,'label':'process_letter','bindToSwitch':false,'bindEnabledState':false,'bindValueTo':true,'bindValue':12,'bindValueVariable':{'name':'Letter','index':0,'scope':0},'finish':false,'zoom':1,'angle':0,'horizontalFlip':false,'commonEventId':'5FDD1950K9FA1A4BCCSB00CEE54C8BC8AE54'},'color':{'red':0,'green':0,'blue':0,'alpha':160},'size':{'width':48,'height':48}}" calcext:value-type="string">
            <text:p>{'x':433,'y':338,'angle':0,'zoom':1,'horizontalFlip':false,'data':{'x':433,'y':338,'width':48,'height':48,'action':1,'label':'process_letter','bindToSwitch':false,'bindEnabledState':false,'bindValueTo':true,'bindValue':12,'bindValueVariable':{'name':'Letter','index':0,'scope':0},'finish':false,'zoom':1,'angle':0,'horizontalFlip':false,'commonEventId':'5FDD1950K9FA1A4BCCSB00CEE54C8BC8AE54'},'color':{'red':0,'green':0,'blue':0,'alpha':160},'size':{'width':48,'height':48}}</text:p>
          </table:table-cell>
          <table:table-cell table:style-name="ce9"/>
          <table:table-cell table:number-columns-repeated="6"/>
        </table:table-row>
        <table:table-row table:style-name="ro1">
          <table:table-cell/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ㄷ</text:p>
          </table:table-cell>
          <table:table-cell table:style-name="ce7" table:formula="of:=[.D17] + 48" office:value-type="float" office:value="481" calcext:value-type="float">
            <text:p>481</text:p>
          </table:table-cell>
          <table:table-cell table:style-name="ce7" table:formula="of:=290+48" office:value-type="float" office:value="338" calcext:value-type="float">
            <text:p>338</text:p>
          </table:table-cell>
          <table:table-cell table:style-name="ce6" table:formula="of:=CONCATENATE(&quot;{'x':&quot;;[.D18];&quot;,'y':&quot;;[.E18];&quot;,'angle':0,'zoom':1,'horizontalFlip':false,'data':{'x':&quot;;[.D18];&quot;,'y':&quot;;[.E18];&quot;,'width':48,'height':48,'action':1,'label':'process_letter','bindToSwitch':false,'bindEnabledState':false,'bindValueTo':true,'bindValue':&quot;;[.B18];&quot;,'bindValueVariable':{'name':'Letter','index':0,'scope':0},'finish':false,'zoom':1,'angle':0,'horizontalFlip':false,'commonEventId':'5FDD1950K9FA1A4BCCSB00CEE54C8BC8AE54'},'color':{'red':0,'green':0,'blue':0,'alpha':160},'size':{'width':48,'height':48}}&quot;)" office:value-type="string" office:string-value="{'x':481,'y':338,'angle':0,'zoom':1,'horizontalFlip':false,'data':{'x':481,'y':338,'width':48,'height':48,'action':1,'label':'process_letter','bindToSwitch':false,'bindEnabledState':false,'bindValueTo':true,'bindValue':13,'bindValueVariable':{'name':'Letter','index':0,'scope':0},'finish':false,'zoom':1,'angle':0,'horizontalFlip':false,'commonEventId':'5FDD1950K9FA1A4BCCSB00CEE54C8BC8AE54'},'color':{'red':0,'green':0,'blue':0,'alpha':160},'size':{'width':48,'height':48}}" calcext:value-type="string">
            <text:p>{'x':481,'y':338,'angle':0,'zoom':1,'horizontalFlip':false,'data':{'x':481,'y':338,'width':48,'height':48,'action':1,'label':'process_letter','bindToSwitch':false,'bindEnabledState':false,'bindValueTo':true,'bindValue':13,'bindValueVariable':{'name':'Letter','index':0,'scope':0},'finish':false,'zoom':1,'angle':0,'horizontalFlip':false,'commonEventId':'5FDD1950K9FA1A4BCCSB00CEE54C8BC8AE54'},'color':{'red':0,'green':0,'blue':0,'alpha':160},'size':{'width':48,'height':48}}</text:p>
          </table:table-cell>
          <table:table-cell table:style-name="ce9"/>
          <table:table-cell table:number-columns-repeated="6"/>
        </table:table-row>
        <table:table-row table:style-name="ro1">
          <table:table-cell/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ㄱ</text:p>
          </table:table-cell>
          <table:table-cell table:style-name="ce7" table:formula="of:=[.D18] + 48" office:value-type="float" office:value="529" calcext:value-type="float">
            <text:p>529</text:p>
          </table:table-cell>
          <table:table-cell table:style-name="ce7" table:formula="of:=290+48" office:value-type="float" office:value="338" calcext:value-type="float">
            <text:p>338</text:p>
          </table:table-cell>
          <table:table-cell table:style-name="ce6" table:formula="of:=CONCATENATE(&quot;{'x':&quot;;[.D19];&quot;,'y':&quot;;[.E19];&quot;,'angle':0,'zoom':1,'horizontalFlip':false,'data':{'x':&quot;;[.D19];&quot;,'y':&quot;;[.E19];&quot;,'width':48,'height':48,'action':1,'label':'process_letter','bindToSwitch':false,'bindEnabledState':false,'bindValueTo':true,'bindValue':&quot;;[.B19];&quot;,'bindValueVariable':{'name':'Letter','index':0,'scope':0},'finish':false,'zoom':1,'angle':0,'horizontalFlip':false,'commonEventId':'5FDD1950K9FA1A4BCCSB00CEE54C8BC8AE54'},'color':{'red':0,'green':0,'blue':0,'alpha':160},'size':{'width':48,'height':48}}&quot;)" office:value-type="string" office:string-value="{'x':529,'y':338,'angle':0,'zoom':1,'horizontalFlip':false,'data':{'x':529,'y':338,'width':48,'height':48,'action':1,'label':'process_letter','bindToSwitch':false,'bindEnabledState':false,'bindValueTo':true,'bindValue':14,'bindValueVariable':{'name':'Letter','index':0,'scope':0},'finish':false,'zoom':1,'angle':0,'horizontalFlip':false,'commonEventId':'5FDD1950K9FA1A4BCCSB00CEE54C8BC8AE54'},'color':{'red':0,'green':0,'blue':0,'alpha':160},'size':{'width':48,'height':48}}" calcext:value-type="string">
            <text:p>{'x':529,'y':338,'angle':0,'zoom':1,'horizontalFlip':false,'data':{'x':529,'y':338,'width':48,'height':48,'action':1,'label':'process_letter','bindToSwitch':false,'bindEnabledState':false,'bindValueTo':true,'bindValue':14,'bindValueVariable':{'name':'Letter','index':0,'scope':0},'finish':false,'zoom':1,'angle':0,'horizontalFlip':false,'commonEventId':'5FDD1950K9FA1A4BCCSB00CEE54C8BC8AE54'},'color':{'red':0,'green':0,'blue':0,'alpha':160},'size':{'width':48,'height':48}}</text:p>
          </table:table-cell>
          <table:table-cell table:style-name="ce9"/>
          <table:table-cell table:number-columns-repeated="6"/>
        </table:table-row>
        <table:table-row table:style-name="ro1">
          <table:table-cell/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ㅅ</text:p>
          </table:table-cell>
          <table:table-cell table:style-name="ce7" table:formula="of:=[.D19] + 48" office:value-type="float" office:value="577" calcext:value-type="float">
            <text:p>577</text:p>
          </table:table-cell>
          <table:table-cell table:style-name="ce7" table:formula="of:=290+48" office:value-type="float" office:value="338" calcext:value-type="float">
            <text:p>338</text:p>
          </table:table-cell>
          <table:table-cell table:style-name="ce6" table:formula="of:=CONCATENATE(&quot;{'x':&quot;;[.D20];&quot;,'y':&quot;;[.E20];&quot;,'angle':0,'zoom':1,'horizontalFlip':false,'data':{'x':&quot;;[.D20];&quot;,'y':&quot;;[.E20];&quot;,'width':48,'height':48,'action':1,'label':'process_letter','bindToSwitch':false,'bindEnabledState':false,'bindValueTo':true,'bindValue':&quot;;[.B20];&quot;,'bindValueVariable':{'name':'Letter','index':0,'scope':0},'finish':false,'zoom':1,'angle':0,'horizontalFlip':false,'commonEventId':'5FDD1950K9FA1A4BCCSB00CEE54C8BC8AE54'},'color':{'red':0,'green':0,'blue':0,'alpha':160},'size':{'width':48,'height':48}}&quot;)" office:value-type="string" office:string-value="{'x':577,'y':338,'angle':0,'zoom':1,'horizontalFlip':false,'data':{'x':577,'y':338,'width':48,'height':48,'action':1,'label':'process_letter','bindToSwitch':false,'bindEnabledState':false,'bindValueTo':true,'bindValue':15,'bindValueVariable':{'name':'Letter','index':0,'scope':0},'finish':false,'zoom':1,'angle':0,'horizontalFlip':false,'commonEventId':'5FDD1950K9FA1A4BCCSB00CEE54C8BC8AE54'},'color':{'red':0,'green':0,'blue':0,'alpha':160},'size':{'width':48,'height':48}}" calcext:value-type="string">
            <text:p>{'x':577,'y':338,'angle':0,'zoom':1,'horizontalFlip':false,'data':{'x':577,'y':338,'width':48,'height':48,'action':1,'label':'process_letter','bindToSwitch':false,'bindEnabledState':false,'bindValueTo':true,'bindValue':15,'bindValueVariable':{'name':'Letter','index':0,'scope':0},'finish':false,'zoom':1,'angle':0,'horizontalFlip':false,'commonEventId':'5FDD1950K9FA1A4BCCSB00CEE54C8BC8AE54'},'color':{'red':0,'green':0,'blue':0,'alpha':160},'size':{'width':48,'height':48}}</text:p>
          </table:table-cell>
          <table:table-cell table:style-name="ce9"/>
          <table:table-cell table:number-columns-repeated="6"/>
        </table:table-row>
        <table:table-row table:style-name="ro1">
          <table:table-cell/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ㅛ</text:p>
          </table:table-cell>
          <table:table-cell table:style-name="ce7" table:formula="of:=[.D20] + 48" office:value-type="float" office:value="625" calcext:value-type="float">
            <text:p>625</text:p>
          </table:table-cell>
          <table:table-cell table:style-name="ce7" table:formula="of:=290+48" office:value-type="float" office:value="338" calcext:value-type="float">
            <text:p>338</text:p>
          </table:table-cell>
          <table:table-cell table:style-name="ce6" table:formula="of:=CONCATENATE(&quot;{'x':&quot;;[.D21];&quot;,'y':&quot;;[.E21];&quot;,'angle':0,'zoom':1,'horizontalFlip':false,'data':{'x':&quot;;[.D21];&quot;,'y':&quot;;[.E21];&quot;,'width':48,'height':48,'action':1,'label':'process_letter','bindToSwitch':false,'bindEnabledState':false,'bindValueTo':true,'bindValue':&quot;;[.B21];&quot;,'bindValueVariable':{'name':'Letter','index':0,'scope':0},'finish':false,'zoom':1,'angle':0,'horizontalFlip':false,'commonEventId':'5FDD1950K9FA1A4BCCSB00CEE54C8BC8AE54'},'color':{'red':0,'green':0,'blue':0,'alpha':160},'size':{'width':48,'height':48}}&quot;)" office:value-type="string" office:string-value="{'x':625,'y':338,'angle':0,'zoom':1,'horizontalFlip':false,'data':{'x':625,'y':338,'width':48,'height':48,'action':1,'label':'process_letter','bindToSwitch':false,'bindEnabledState':false,'bindValueTo':true,'bindValue':16,'bindValueVariable':{'name':'Letter','index':0,'scope':0},'finish':false,'zoom':1,'angle':0,'horizontalFlip':false,'commonEventId':'5FDD1950K9FA1A4BCCSB00CEE54C8BC8AE54'},'color':{'red':0,'green':0,'blue':0,'alpha':160},'size':{'width':48,'height':48}}" calcext:value-type="string">
            <text:p>{'x':625,'y':338,'angle':0,'zoom':1,'horizontalFlip':false,'data':{'x':625,'y':338,'width':48,'height':48,'action':1,'label':'process_letter','bindToSwitch':false,'bindEnabledState':false,'bindValueTo':true,'bindValue':16,'bindValueVariable':{'name':'Letter','index':0,'scope':0},'finish':false,'zoom':1,'angle':0,'horizontalFlip':false,'commonEventId':'5FDD1950K9FA1A4BCCSB00CEE54C8BC8AE54'},'color':{'red':0,'green':0,'blue':0,'alpha':160},'size':{'width':48,'height':48}}</text:p>
          </table:table-cell>
          <table:table-cell table:style-name="ce9"/>
          <table:table-cell table:number-columns-repeated="6"/>
        </table:table-row>
        <table:table-row table:style-name="ro1">
          <table:table-cell/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ㅕ</text:p>
          </table:table-cell>
          <table:table-cell table:style-name="ce7" table:formula="of:=[.D21] + 48" office:value-type="float" office:value="673" calcext:value-type="float">
            <text:p>673</text:p>
          </table:table-cell>
          <table:table-cell table:style-name="ce7" table:formula="of:=290+48" office:value-type="float" office:value="338" calcext:value-type="float">
            <text:p>338</text:p>
          </table:table-cell>
          <table:table-cell table:style-name="ce6" table:formula="of:=CONCATENATE(&quot;{'x':&quot;;[.D22];&quot;,'y':&quot;;[.E22];&quot;,'angle':0,'zoom':1,'horizontalFlip':false,'data':{'x':&quot;;[.D22];&quot;,'y':&quot;;[.E22];&quot;,'width':48,'height':48,'action':1,'label':'process_letter','bindToSwitch':false,'bindEnabledState':false,'bindValueTo':true,'bindValue':&quot;;[.B22];&quot;,'bindValueVariable':{'name':'Letter','index':0,'scope':0},'finish':false,'zoom':1,'angle':0,'horizontalFlip':false,'commonEventId':'5FDD1950K9FA1A4BCCSB00CEE54C8BC8AE54'},'color':{'red':0,'green':0,'blue':0,'alpha':160},'size':{'width':48,'height':48}}&quot;)" office:value-type="string" office:string-value="{'x':673,'y':338,'angle':0,'zoom':1,'horizontalFlip':false,'data':{'x':673,'y':338,'width':48,'height':48,'action':1,'label':'process_letter','bindToSwitch':false,'bindEnabledState':false,'bindValueTo':true,'bindValue':17,'bindValueVariable':{'name':'Letter','index':0,'scope':0},'finish':false,'zoom':1,'angle':0,'horizontalFlip':false,'commonEventId':'5FDD1950K9FA1A4BCCSB00CEE54C8BC8AE54'},'color':{'red':0,'green':0,'blue':0,'alpha':160},'size':{'width':48,'height':48}}" calcext:value-type="string">
            <text:p>{'x':673,'y':338,'angle':0,'zoom':1,'horizontalFlip':false,'data':{'x':673,'y':338,'width':48,'height':48,'action':1,'label':'process_letter','bindToSwitch':false,'bindEnabledState':false,'bindValueTo':true,'bindValue':17,'bindValueVariable':{'name':'Letter','index':0,'scope':0},'finish':false,'zoom':1,'angle':0,'horizontalFlip':false,'commonEventId':'5FDD1950K9FA1A4BCCSB00CEE54C8BC8AE54'},'color':{'red':0,'green':0,'blue':0,'alpha':160},'size':{'width':48,'height':48}}</text:p>
          </table:table-cell>
          <table:table-cell table:style-name="ce9"/>
          <table:table-cell table:number-columns-repeated="6"/>
        </table:table-row>
        <table:table-row table:style-name="ro1">
          <table:table-cell/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ㅑ</text:p>
          </table:table-cell>
          <table:table-cell table:style-name="ce7" table:formula="of:=[.D22] + 48" office:value-type="float" office:value="721" calcext:value-type="float">
            <text:p>721</text:p>
          </table:table-cell>
          <table:table-cell table:style-name="ce7" table:formula="of:=290+48" office:value-type="float" office:value="338" calcext:value-type="float">
            <text:p>338</text:p>
          </table:table-cell>
          <table:table-cell table:style-name="ce6" table:formula="of:=CONCATENATE(&quot;{'x':&quot;;[.D23];&quot;,'y':&quot;;[.E23];&quot;,'angle':0,'zoom':1,'horizontalFlip':false,'data':{'x':&quot;;[.D23];&quot;,'y':&quot;;[.E23];&quot;,'width':48,'height':48,'action':1,'label':'process_letter','bindToSwitch':false,'bindEnabledState':false,'bindValueTo':true,'bindValue':&quot;;[.B23];&quot;,'bindValueVariable':{'name':'Letter','index':0,'scope':0},'finish':false,'zoom':1,'angle':0,'horizontalFlip':false,'commonEventId':'5FDD1950K9FA1A4BCCSB00CEE54C8BC8AE54'},'color':{'red':0,'green':0,'blue':0,'alpha':160},'size':{'width':48,'height':48}}&quot;)" office:value-type="string" office:string-value="{'x':721,'y':338,'angle':0,'zoom':1,'horizontalFlip':false,'data':{'x':721,'y':338,'width':48,'height':48,'action':1,'label':'process_letter','bindToSwitch':false,'bindEnabledState':false,'bindValueTo':true,'bindValue':18,'bindValueVariable':{'name':'Letter','index':0,'scope':0},'finish':false,'zoom':1,'angle':0,'horizontalFlip':false,'commonEventId':'5FDD1950K9FA1A4BCCSB00CEE54C8BC8AE54'},'color':{'red':0,'green':0,'blue':0,'alpha':160},'size':{'width':48,'height':48}}" calcext:value-type="string">
            <text:p>{'x':721,'y':338,'angle':0,'zoom':1,'horizontalFlip':false,'data':{'x':721,'y':338,'width':48,'height':48,'action':1,'label':'process_letter','bindToSwitch':false,'bindEnabledState':false,'bindValueTo':true,'bindValue':18,'bindValueVariable':{'name':'Letter','index':0,'scope':0},'finish':false,'zoom':1,'angle':0,'horizontalFlip':false,'commonEventId':'5FDD1950K9FA1A4BCCSB00CEE54C8BC8AE54'},'color':{'red':0,'green':0,'blue':0,'alpha':160},'size':{'width':48,'height':48}}</text:p>
          </table:table-cell>
          <table:table-cell table:style-name="ce9"/>
          <table:table-cell table:number-columns-repeated="6"/>
        </table:table-row>
        <table:table-row table:style-name="ro1">
          <table:table-cell/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ㅐ</text:p>
          </table:table-cell>
          <table:table-cell table:style-name="ce7" table:formula="of:=[.D23] + 48" office:value-type="float" office:value="769" calcext:value-type="float">
            <text:p>769</text:p>
          </table:table-cell>
          <table:table-cell table:style-name="ce7" table:formula="of:=290+48" office:value-type="float" office:value="338" calcext:value-type="float">
            <text:p>338</text:p>
          </table:table-cell>
          <table:table-cell table:style-name="ce6" table:formula="of:=CONCATENATE(&quot;{'x':&quot;;[.D24];&quot;,'y':&quot;;[.E24];&quot;,'angle':0,'zoom':1,'horizontalFlip':false,'data':{'x':&quot;;[.D24];&quot;,'y':&quot;;[.E24];&quot;,'width':48,'height':48,'action':1,'label':'process_letter','bindToSwitch':false,'bindEnabledState':false,'bindValueTo':true,'bindValue':&quot;;[.B24];&quot;,'bindValueVariable':{'name':'Letter','index':0,'scope':0},'finish':false,'zoom':1,'angle':0,'horizontalFlip':false,'commonEventId':'5FDD1950K9FA1A4BCCSB00CEE54C8BC8AE54'},'color':{'red':0,'green':0,'blue':0,'alpha':160},'size':{'width':48,'height':48}}&quot;)" office:value-type="string" office:string-value="{'x':769,'y':338,'angle':0,'zoom':1,'horizontalFlip':false,'data':{'x':769,'y':338,'width':48,'height':48,'action':1,'label':'process_letter','bindToSwitch':false,'bindEnabledState':false,'bindValueTo':true,'bindValue':19,'bindValueVariable':{'name':'Letter','index':0,'scope':0},'finish':false,'zoom':1,'angle':0,'horizontalFlip':false,'commonEventId':'5FDD1950K9FA1A4BCCSB00CEE54C8BC8AE54'},'color':{'red':0,'green':0,'blue':0,'alpha':160},'size':{'width':48,'height':48}}" calcext:value-type="string">
            <text:p>{'x':769,'y':338,'angle':0,'zoom':1,'horizontalFlip':false,'data':{'x':769,'y':338,'width':48,'height':48,'action':1,'label':'process_letter','bindToSwitch':false,'bindEnabledState':false,'bindValueTo':true,'bindValue':19,'bindValueVariable':{'name':'Letter','index':0,'scope':0},'finish':false,'zoom':1,'angle':0,'horizontalFlip':false,'commonEventId':'5FDD1950K9FA1A4BCCSB00CEE54C8BC8AE54'},'color':{'red':0,'green':0,'blue':0,'alpha':160},'size':{'width':48,'height':48}}</text:p>
          </table:table-cell>
          <table:table-cell table:style-name="ce9"/>
          <table:table-cell table:number-columns-repeated="6"/>
        </table:table-row>
        <table:table-row table:style-name="ro1">
          <table:table-cell/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ㅔ</text:p>
          </table:table-cell>
          <table:table-cell table:style-name="ce7" table:formula="of:=[.D24] + 48" office:value-type="float" office:value="817" calcext:value-type="float">
            <text:p>817</text:p>
          </table:table-cell>
          <table:table-cell table:style-name="ce7" table:formula="of:=290+48" office:value-type="float" office:value="338" calcext:value-type="float">
            <text:p>338</text:p>
          </table:table-cell>
          <table:table-cell table:style-name="ce6" table:formula="of:=CONCATENATE(&quot;{'x':&quot;;[.D25];&quot;,'y':&quot;;[.E25];&quot;,'angle':0,'zoom':1,'horizontalFlip':false,'data':{'x':&quot;;[.D25];&quot;,'y':&quot;;[.E25];&quot;,'width':48,'height':48,'action':1,'label':'process_letter','bindToSwitch':false,'bindEnabledState':false,'bindValueTo':true,'bindValue':&quot;;[.B25];&quot;,'bindValueVariable':{'name':'Letter','index':0,'scope':0},'finish':false,'zoom':1,'angle':0,'horizontalFlip':false,'commonEventId':'5FDD1950K9FA1A4BCCSB00CEE54C8BC8AE54'},'color':{'red':0,'green':0,'blue':0,'alpha':160},'size':{'width':48,'height':48}}&quot;)" office:value-type="string" office:string-value="{'x':817,'y':338,'angle':0,'zoom':1,'horizontalFlip':false,'data':{'x':817,'y':338,'width':48,'height':48,'action':1,'label':'process_letter','bindToSwitch':false,'bindEnabledState':false,'bindValueTo':true,'bindValue':20,'bindValueVariable':{'name':'Letter','index':0,'scope':0},'finish':false,'zoom':1,'angle':0,'horizontalFlip':false,'commonEventId':'5FDD1950K9FA1A4BCCSB00CEE54C8BC8AE54'},'color':{'red':0,'green':0,'blue':0,'alpha':160},'size':{'width':48,'height':48}}" calcext:value-type="string">
            <text:p>{'x':817,'y':338,'angle':0,'zoom':1,'horizontalFlip':false,'data':{'x':817,'y':338,'width':48,'height':48,'action':1,'label':'process_letter','bindToSwitch':false,'bindEnabledState':false,'bindValueTo':true,'bindValue':20,'bindValueVariable':{'name':'Letter','index':0,'scope':0},'finish':false,'zoom':1,'angle':0,'horizontalFlip':false,'commonEventId':'5FDD1950K9FA1A4BCCSB00CEE54C8BC8AE54'},'color':{'red':0,'green':0,'blue':0,'alpha':160},'size':{'width':48,'height':48}}</text:p>
          </table:table-cell>
          <table:table-cell table:style-name="ce9"/>
          <table:table-cell table:number-columns-repeated="6"/>
        </table:table-row>
        <table:table-row table:style-name="ro1">
          <table:table-cell/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ㅃ</text:p>
          </table:table-cell>
          <table:table-cell table:style-name="ce7" office:value-type="float" office:value="385" calcext:value-type="float">
            <text:p>385</text:p>
          </table:table-cell>
          <table:table-cell table:style-name="ce7" table:formula="of:=338+48" office:value-type="float" office:value="386" calcext:value-type="float">
            <text:p>386</text:p>
          </table:table-cell>
          <table:table-cell table:style-name="ce6" table:formula="of:=CONCATENATE(&quot;{'x':&quot;;[.D26];&quot;,'y':&quot;;[.E26];&quot;,'angle':0,'zoom':1,'horizontalFlip':false,'data':{'x':&quot;;[.D26];&quot;,'y':&quot;;[.E26];&quot;,'width':48,'height':48,'action':1,'label':'process_letter','bindToSwitch':false,'bindEnabledState':false,'bindValueTo':true,'bindValue':&quot;;[.B26];&quot;,'bindValueVariable':{'name':'Letter','index':0,'scope':0},'finish':false,'zoom':1,'angle':0,'horizontalFlip':false,'commonEventId':'5FDD1950K9FA1A4BCCSB00CEE54C8BC8AE54'},'color':{'red':0,'green':0,'blue':0,'alpha':160},'size':{'width':48,'height':48}}&quot;)" office:value-type="string" office:string-value="{'x':385,'y':386,'angle':0,'zoom':1,'horizontalFlip':false,'data':{'x':385,'y':386,'width':48,'height':48,'action':1,'label':'process_letter','bindToSwitch':false,'bindEnabledState':false,'bindValueTo':true,'bindValue':21,'bindValueVariable':{'name':'Letter','index':0,'scope':0},'finish':false,'zoom':1,'angle':0,'horizontalFlip':false,'commonEventId':'5FDD1950K9FA1A4BCCSB00CEE54C8BC8AE54'},'color':{'red':0,'green':0,'blue':0,'alpha':160},'size':{'width':48,'height':48}}" calcext:value-type="string">
            <text:p>{'x':385,'y':386,'angle':0,'zoom':1,'horizontalFlip':false,'data':{'x':385,'y':386,'width':48,'height':48,'action':1,'label':'process_letter','bindToSwitch':false,'bindEnabledState':false,'bindValueTo':true,'bindValue':21,'bindValueVariable':{'name':'Letter','index':0,'scope':0},'finish':false,'zoom':1,'angle':0,'horizontalFlip':false,'commonEventId':'5FDD1950K9FA1A4BCCSB00CEE54C8BC8AE54'},'color':{'red':0,'green':0,'blue':0,'alpha':160},'size':{'width':48,'height':48}}</text:p>
          </table:table-cell>
          <table:table-cell table:style-name="ce9"/>
          <table:table-cell table:number-columns-repeated="6"/>
        </table:table-row>
        <table:table-row table:style-name="ro1">
          <table:table-cell/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ㅉ</text:p>
          </table:table-cell>
          <table:table-cell table:style-name="ce7" table:formula="of:=[.D26] + 48" office:value-type="float" office:value="433" calcext:value-type="float">
            <text:p>433</text:p>
          </table:table-cell>
          <table:table-cell table:style-name="ce7" table:formula="of:=338+48" office:value-type="float" office:value="386" calcext:value-type="float">
            <text:p>386</text:p>
          </table:table-cell>
          <table:table-cell table:style-name="ce6" table:formula="of:=CONCATENATE(&quot;{'x':&quot;;[.D27];&quot;,'y':&quot;;[.E27];&quot;,'angle':0,'zoom':1,'horizontalFlip':false,'data':{'x':&quot;;[.D27];&quot;,'y':&quot;;[.E27];&quot;,'width':48,'height':48,'action':1,'label':'process_letter','bindToSwitch':false,'bindEnabledState':false,'bindValueTo':true,'bindValue':&quot;;[.B27];&quot;,'bindValueVariable':{'name':'Letter','index':0,'scope':0},'finish':false,'zoom':1,'angle':0,'horizontalFlip':false,'commonEventId':'5FDD1950K9FA1A4BCCSB00CEE54C8BC8AE54'},'color':{'red':0,'green':0,'blue':0,'alpha':160},'size':{'width':48,'height':48}}&quot;)" office:value-type="string" office:string-value="{'x':433,'y':386,'angle':0,'zoom':1,'horizontalFlip':false,'data':{'x':433,'y':386,'width':48,'height':48,'action':1,'label':'process_letter','bindToSwitch':false,'bindEnabledState':false,'bindValueTo':true,'bindValue':22,'bindValueVariable':{'name':'Letter','index':0,'scope':0},'finish':false,'zoom':1,'angle':0,'horizontalFlip':false,'commonEventId':'5FDD1950K9FA1A4BCCSB00CEE54C8BC8AE54'},'color':{'red':0,'green':0,'blue':0,'alpha':160},'size':{'width':48,'height':48}}" calcext:value-type="string">
            <text:p>{'x':433,'y':386,'angle':0,'zoom':1,'horizontalFlip':false,'data':{'x':433,'y':386,'width':48,'height':48,'action':1,'label':'process_letter','bindToSwitch':false,'bindEnabledState':false,'bindValueTo':true,'bindValue':22,'bindValueVariable':{'name':'Letter','index':0,'scope':0},'finish':false,'zoom':1,'angle':0,'horizontalFlip':false,'commonEventId':'5FDD1950K9FA1A4BCCSB00CEE54C8BC8AE54'},'color':{'red':0,'green':0,'blue':0,'alpha':160},'size':{'width':48,'height':48}}</text:p>
          </table:table-cell>
          <table:table-cell table:style-name="ce9"/>
          <table:table-cell table:number-columns-repeated="6"/>
        </table:table-row>
        <table:table-row table:style-name="ro1">
          <table:table-cell/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ㄸ</text:p>
          </table:table-cell>
          <table:table-cell table:style-name="ce7" table:formula="of:=[.D27] + 48" office:value-type="float" office:value="481" calcext:value-type="float">
            <text:p>481</text:p>
          </table:table-cell>
          <table:table-cell table:style-name="ce7" table:formula="of:=338+48" office:value-type="float" office:value="386" calcext:value-type="float">
            <text:p>386</text:p>
          </table:table-cell>
          <table:table-cell table:style-name="ce6" table:formula="of:=CONCATENATE(&quot;{'x':&quot;;[.D28];&quot;,'y':&quot;;[.E28];&quot;,'angle':0,'zoom':1,'horizontalFlip':false,'data':{'x':&quot;;[.D28];&quot;,'y':&quot;;[.E28];&quot;,'width':48,'height':48,'action':1,'label':'process_letter','bindToSwitch':false,'bindEnabledState':false,'bindValueTo':true,'bindValue':&quot;;[.B28];&quot;,'bindValueVariable':{'name':'Letter','index':0,'scope':0},'finish':false,'zoom':1,'angle':0,'horizontalFlip':false,'commonEventId':'5FDD1950K9FA1A4BCCSB00CEE54C8BC8AE54'},'color':{'red':0,'green':0,'blue':0,'alpha':160},'size':{'width':48,'height':48}}&quot;)" office:value-type="string" office:string-value="{'x':481,'y':386,'angle':0,'zoom':1,'horizontalFlip':false,'data':{'x':481,'y':386,'width':48,'height':48,'action':1,'label':'process_letter','bindToSwitch':false,'bindEnabledState':false,'bindValueTo':true,'bindValue':23,'bindValueVariable':{'name':'Letter','index':0,'scope':0},'finish':false,'zoom':1,'angle':0,'horizontalFlip':false,'commonEventId':'5FDD1950K9FA1A4BCCSB00CEE54C8BC8AE54'},'color':{'red':0,'green':0,'blue':0,'alpha':160},'size':{'width':48,'height':48}}" calcext:value-type="string">
            <text:p>{'x':481,'y':386,'angle':0,'zoom':1,'horizontalFlip':false,'data':{'x':481,'y':386,'width':48,'height':48,'action':1,'label':'process_letter','bindToSwitch':false,'bindEnabledState':false,'bindValueTo':true,'bindValue':23,'bindValueVariable':{'name':'Letter','index':0,'scope':0},'finish':false,'zoom':1,'angle':0,'horizontalFlip':false,'commonEventId':'5FDD1950K9FA1A4BCCSB00CEE54C8BC8AE54'},'color':{'red':0,'green':0,'blue':0,'alpha':160},'size':{'width':48,'height':48}}</text:p>
          </table:table-cell>
          <table:table-cell table:style-name="ce9"/>
          <table:table-cell table:number-columns-repeated="6"/>
        </table:table-row>
        <table:table-row table:style-name="ro1">
          <table:table-cell/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ㄲ</text:p>
          </table:table-cell>
          <table:table-cell table:style-name="ce7" table:formula="of:=[.D28] + 48" office:value-type="float" office:value="529" calcext:value-type="float">
            <text:p>529</text:p>
          </table:table-cell>
          <table:table-cell table:style-name="ce7" table:formula="of:=338+48" office:value-type="float" office:value="386" calcext:value-type="float">
            <text:p>386</text:p>
          </table:table-cell>
          <table:table-cell table:style-name="ce6" table:formula="of:=CONCATENATE(&quot;{'x':&quot;;[.D29];&quot;,'y':&quot;;[.E29];&quot;,'angle':0,'zoom':1,'horizontalFlip':false,'data':{'x':&quot;;[.D29];&quot;,'y':&quot;;[.E29];&quot;,'width':48,'height':48,'action':1,'label':'process_letter','bindToSwitch':false,'bindEnabledState':false,'bindValueTo':true,'bindValue':&quot;;[.B29];&quot;,'bindValueVariable':{'name':'Letter','index':0,'scope':0},'finish':false,'zoom':1,'angle':0,'horizontalFlip':false,'commonEventId':'5FDD1950K9FA1A4BCCSB00CEE54C8BC8AE54'},'color':{'red':0,'green':0,'blue':0,'alpha':160},'size':{'width':48,'height':48}}&quot;)" office:value-type="string" office:string-value="{'x':529,'y':386,'angle':0,'zoom':1,'horizontalFlip':false,'data':{'x':529,'y':386,'width':48,'height':48,'action':1,'label':'process_letter','bindToSwitch':false,'bindEnabledState':false,'bindValueTo':true,'bindValue':24,'bindValueVariable':{'name':'Letter','index':0,'scope':0},'finish':false,'zoom':1,'angle':0,'horizontalFlip':false,'commonEventId':'5FDD1950K9FA1A4BCCSB00CEE54C8BC8AE54'},'color':{'red':0,'green':0,'blue':0,'alpha':160},'size':{'width':48,'height':48}}" calcext:value-type="string">
            <text:p>{'x':529,'y':386,'angle':0,'zoom':1,'horizontalFlip':false,'data':{'x':529,'y':386,'width':48,'height':48,'action':1,'label':'process_letter','bindToSwitch':false,'bindEnabledState':false,'bindValueTo':true,'bindValue':24,'bindValueVariable':{'name':'Letter','index':0,'scope':0},'finish':false,'zoom':1,'angle':0,'horizontalFlip':false,'commonEventId':'5FDD1950K9FA1A4BCCSB00CEE54C8BC8AE54'},'color':{'red':0,'green':0,'blue':0,'alpha':160},'size':{'width':48,'height':48}}</text:p>
          </table:table-cell>
          <table:table-cell table:style-name="ce9"/>
          <table:table-cell table:number-columns-repeated="6"/>
        </table:table-row>
        <table:table-row table:style-name="ro1">
          <table:table-cell/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ㅆ</text:p>
          </table:table-cell>
          <table:table-cell table:style-name="ce7" table:formula="of:=[.D29] + 48" office:value-type="float" office:value="577" calcext:value-type="float">
            <text:p>577</text:p>
          </table:table-cell>
          <table:table-cell table:style-name="ce7" table:formula="of:=338+48" office:value-type="float" office:value="386" calcext:value-type="float">
            <text:p>386</text:p>
          </table:table-cell>
          <table:table-cell table:style-name="ce6" table:formula="of:=CONCATENATE(&quot;{'x':&quot;;[.D30];&quot;,'y':&quot;;[.E30];&quot;,'angle':0,'zoom':1,'horizontalFlip':false,'data':{'x':&quot;;[.D30];&quot;,'y':&quot;;[.E30];&quot;,'width':48,'height':48,'action':1,'label':'process_letter','bindToSwitch':false,'bindEnabledState':false,'bindValueTo':true,'bindValue':&quot;;[.B30];&quot;,'bindValueVariable':{'name':'Letter','index':0,'scope':0},'finish':false,'zoom':1,'angle':0,'horizontalFlip':false,'commonEventId':'5FDD1950K9FA1A4BCCSB00CEE54C8BC8AE54'},'color':{'red':0,'green':0,'blue':0,'alpha':160},'size':{'width':48,'height':48}}&quot;)" office:value-type="string" office:string-value="{'x':577,'y':386,'angle':0,'zoom':1,'horizontalFlip':false,'data':{'x':577,'y':386,'width':48,'height':48,'action':1,'label':'process_letter','bindToSwitch':false,'bindEnabledState':false,'bindValueTo':true,'bindValue':25,'bindValueVariable':{'name':'Letter','index':0,'scope':0},'finish':false,'zoom':1,'angle':0,'horizontalFlip':false,'commonEventId':'5FDD1950K9FA1A4BCCSB00CEE54C8BC8AE54'},'color':{'red':0,'green':0,'blue':0,'alpha':160},'size':{'width':48,'height':48}}" calcext:value-type="string">
            <text:p>{'x':577,'y':386,'angle':0,'zoom':1,'horizontalFlip':false,'data':{'x':577,'y':386,'width':48,'height':48,'action':1,'label':'process_letter','bindToSwitch':false,'bindEnabledState':false,'bindValueTo':true,'bindValue':25,'bindValueVariable':{'name':'Letter','index':0,'scope':0},'finish':false,'zoom':1,'angle':0,'horizontalFlip':false,'commonEventId':'5FDD1950K9FA1A4BCCSB00CEE54C8BC8AE54'},'color':{'red':0,'green':0,'blue':0,'alpha':160},'size':{'width':48,'height':48}}</text:p>
          </table:table-cell>
          <table:table-cell table:style-name="ce9"/>
          <table:table-cell table:number-columns-repeated="6"/>
        </table:table-row>
        <table:table-row table:style-name="ro1">
          <table:table-cell/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ㅒ</text:p>
          </table:table-cell>
          <table:table-cell table:style-name="ce7" office:value-type="float" office:value="769" calcext:value-type="float">
            <text:p>769</text:p>
          </table:table-cell>
          <table:table-cell table:style-name="ce7" table:formula="of:=338+48" office:value-type="float" office:value="386" calcext:value-type="float">
            <text:p>386</text:p>
          </table:table-cell>
          <table:table-cell table:style-name="ce6" table:formula="of:=CONCATENATE(&quot;{'x':&quot;;[.D31];&quot;,'y':&quot;;[.E31];&quot;,'angle':0,'zoom':1,'horizontalFlip':false,'data':{'x':&quot;;[.D31];&quot;,'y':&quot;;[.E31];&quot;,'width':48,'height':48,'action':1,'label':'process_letter','bindToSwitch':false,'bindEnabledState':false,'bindValueTo':true,'bindValue':&quot;;[.B31];&quot;,'bindValueVariable':{'name':'Letter','index':0,'scope':0},'finish':false,'zoom':1,'angle':0,'horizontalFlip':false,'commonEventId':'5FDD1950K9FA1A4BCCSB00CEE54C8BC8AE54'},'color':{'red':0,'green':0,'blue':0,'alpha':160},'size':{'width':48,'height':48}}&quot;)" office:value-type="string" office:string-value="{'x':769,'y':386,'angle':0,'zoom':1,'horizontalFlip':false,'data':{'x':769,'y':386,'width':48,'height':48,'action':1,'label':'process_letter','bindToSwitch':false,'bindEnabledState':false,'bindValueTo':true,'bindValue':26,'bindValueVariable':{'name':'Letter','index':0,'scope':0},'finish':false,'zoom':1,'angle':0,'horizontalFlip':false,'commonEventId':'5FDD1950K9FA1A4BCCSB00CEE54C8BC8AE54'},'color':{'red':0,'green':0,'blue':0,'alpha':160},'size':{'width':48,'height':48}}" calcext:value-type="string">
            <text:p>{'x':769,'y':386,'angle':0,'zoom':1,'horizontalFlip':false,'data':{'x':769,'y':386,'width':48,'height':48,'action':1,'label':'process_letter','bindToSwitch':false,'bindEnabledState':false,'bindValueTo':true,'bindValue':26,'bindValueVariable':{'name':'Letter','index':0,'scope':0},'finish':false,'zoom':1,'angle':0,'horizontalFlip':false,'commonEventId':'5FDD1950K9FA1A4BCCSB00CEE54C8BC8AE54'},'color':{'red':0,'green':0,'blue':0,'alpha':160},'size':{'width':48,'height':48}}</text:p>
          </table:table-cell>
          <table:table-cell table:style-name="ce9"/>
          <table:table-cell table:number-columns-repeated="6"/>
        </table:table-row>
        <table:table-row table:style-name="ro1">
          <table:table-cell/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ㅖ</text:p>
          </table:table-cell>
          <table:table-cell table:style-name="ce7" office:value-type="float" office:value="817" calcext:value-type="float">
            <text:p>817</text:p>
          </table:table-cell>
          <table:table-cell table:style-name="ce7" table:formula="of:=338+48" office:value-type="float" office:value="386" calcext:value-type="float">
            <text:p>386</text:p>
          </table:table-cell>
          <table:table-cell table:style-name="ce6" table:formula="of:=CONCATENATE(&quot;{'x':&quot;;[.D32];&quot;,'y':&quot;;[.E32];&quot;,'angle':0,'zoom':1,'horizontalFlip':false,'data':{'x':&quot;;[.D32];&quot;,'y':&quot;;[.E32];&quot;,'width':48,'height':48,'action':1,'label':'process_letter','bindToSwitch':false,'bindEnabledState':false,'bindValueTo':true,'bindValue':&quot;;[.B32];&quot;,'bindValueVariable':{'name':'Letter','index':0,'scope':0},'finish':false,'zoom':1,'angle':0,'horizontalFlip':false,'commonEventId':'5FDD1950K9FA1A4BCCSB00CEE54C8BC8AE54'},'color':{'red':0,'green':0,'blue':0,'alpha':160},'size':{'width':48,'height':48}}&quot;)" office:value-type="string" office:string-value="{'x':817,'y':386,'angle':0,'zoom':1,'horizontalFlip':false,'data':{'x':817,'y':386,'width':48,'height':48,'action':1,'label':'process_letter','bindToSwitch':false,'bindEnabledState':false,'bindValueTo':true,'bindValue':27,'bindValueVariable':{'name':'Letter','index':0,'scope':0},'finish':false,'zoom':1,'angle':0,'horizontalFlip':false,'commonEventId':'5FDD1950K9FA1A4BCCSB00CEE54C8BC8AE54'},'color':{'red':0,'green':0,'blue':0,'alpha':160},'size':{'width':48,'height':48}}" calcext:value-type="string">
            <text:p>{'x':817,'y':386,'angle':0,'zoom':1,'horizontalFlip':false,'data':{'x':817,'y':386,'width':48,'height':48,'action':1,'label':'process_letter','bindToSwitch':false,'bindEnabledState':false,'bindValueTo':true,'bindValue':27,'bindValueVariable':{'name':'Letter','index':0,'scope':0},'finish':false,'zoom':1,'angle':0,'horizontalFlip':false,'commonEventId':'5FDD1950K9FA1A4BCCSB00CEE54C8BC8AE54'},'color':{'red':0,'green':0,'blue':0,'alpha':160},'size':{'width':48,'height':48}}</text:p>
          </table:table-cell>
          <table:table-cell table:style-name="ce9"/>
          <table:table-cell table:number-columns-repeated="6"/>
        </table:table-row>
        <table:table-row table:style-name="ro1">
          <table:table-cell/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ㅁ</text:p>
          </table:table-cell>
          <table:table-cell table:style-name="ce7" office:value-type="float" office:value="385" calcext:value-type="float">
            <text:p>385</text:p>
          </table:table-cell>
          <table:table-cell table:style-name="ce7" table:formula="of:=386+48" office:value-type="float" office:value="434" calcext:value-type="float">
            <text:p>434</text:p>
          </table:table-cell>
          <table:table-cell table:style-name="ce6" table:formula="of:=CONCATENATE(&quot;{'x':&quot;;[.D33];&quot;,'y':&quot;;[.E33];&quot;,'angle':0,'zoom':1,'horizontalFlip':false,'data':{'x':&quot;;[.D33];&quot;,'y':&quot;;[.E33];&quot;,'width':48,'height':48,'action':1,'label':'process_letter','bindToSwitch':false,'bindEnabledState':false,'bindValueTo':true,'bindValue':&quot;;[.B33];&quot;,'bindValueVariable':{'name':'Letter','index':0,'scope':0},'finish':false,'zoom':1,'angle':0,'horizontalFlip':false,'commonEventId':'5FDD1950K9FA1A4BCCSB00CEE54C8BC8AE54'},'color':{'red':0,'green':0,'blue':0,'alpha':160},'size':{'width':48,'height':48}}&quot;)" office:value-type="string" office:string-value="{'x':385,'y':434,'angle':0,'zoom':1,'horizontalFlip':false,'data':{'x':385,'y':434,'width':48,'height':48,'action':1,'label':'process_letter','bindToSwitch':false,'bindEnabledState':false,'bindValueTo':true,'bindValue':28,'bindValueVariable':{'name':'Letter','index':0,'scope':0},'finish':false,'zoom':1,'angle':0,'horizontalFlip':false,'commonEventId':'5FDD1950K9FA1A4BCCSB00CEE54C8BC8AE54'},'color':{'red':0,'green':0,'blue':0,'alpha':160},'size':{'width':48,'height':48}}" calcext:value-type="string">
            <text:p>{'x':385,'y':434,'angle':0,'zoom':1,'horizontalFlip':false,'data':{'x':385,'y':434,'width':48,'height':48,'action':1,'label':'process_letter','bindToSwitch':false,'bindEnabledState':false,'bindValueTo':true,'bindValue':28,'bindValueVariable':{'name':'Letter','index':0,'scope':0},'finish':false,'zoom':1,'angle':0,'horizontalFlip':false,'commonEventId':'5FDD1950K9FA1A4BCCSB00CEE54C8BC8AE54'},'color':{'red':0,'green':0,'blue':0,'alpha':160},'size':{'width':48,'height':48}}</text:p>
          </table:table-cell>
          <table:table-cell table:style-name="ce9"/>
          <table:table-cell table:number-columns-repeated="6"/>
        </table:table-row>
        <table:table-row table:style-name="ro1">
          <table:table-cell/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ㄴ</text:p>
          </table:table-cell>
          <table:table-cell table:style-name="ce7" table:formula="of:=[.D33] + 48" office:value-type="float" office:value="433" calcext:value-type="float">
            <text:p>433</text:p>
          </table:table-cell>
          <table:table-cell table:style-name="ce7" table:formula="of:=386+48" office:value-type="float" office:value="434" calcext:value-type="float">
            <text:p>434</text:p>
          </table:table-cell>
          <table:table-cell table:style-name="ce6" table:formula="of:=CONCATENATE(&quot;{'x':&quot;;[.D34];&quot;,'y':&quot;;[.E34];&quot;,'angle':0,'zoom':1,'horizontalFlip':false,'data':{'x':&quot;;[.D34];&quot;,'y':&quot;;[.E34];&quot;,'width':48,'height':48,'action':1,'label':'process_letter','bindToSwitch':false,'bindEnabledState':false,'bindValueTo':true,'bindValue':&quot;;[.B34];&quot;,'bindValueVariable':{'name':'Letter','index':0,'scope':0},'finish':false,'zoom':1,'angle':0,'horizontalFlip':false,'commonEventId':'5FDD1950K9FA1A4BCCSB00CEE54C8BC8AE54'},'color':{'red':0,'green':0,'blue':0,'alpha':160},'size':{'width':48,'height':48}}&quot;)" office:value-type="string" office:string-value="{'x':433,'y':434,'angle':0,'zoom':1,'horizontalFlip':false,'data':{'x':433,'y':434,'width':48,'height':48,'action':1,'label':'process_letter','bindToSwitch':false,'bindEnabledState':false,'bindValueTo':true,'bindValue':29,'bindValueVariable':{'name':'Letter','index':0,'scope':0},'finish':false,'zoom':1,'angle':0,'horizontalFlip':false,'commonEventId':'5FDD1950K9FA1A4BCCSB00CEE54C8BC8AE54'},'color':{'red':0,'green':0,'blue':0,'alpha':160},'size':{'width':48,'height':48}}" calcext:value-type="string">
            <text:p>{'x':433,'y':434,'angle':0,'zoom':1,'horizontalFlip':false,'data':{'x':433,'y':434,'width':48,'height':48,'action':1,'label':'process_letter','bindToSwitch':false,'bindEnabledState':false,'bindValueTo':true,'bindValue':29,'bindValueVariable':{'name':'Letter','index':0,'scope':0},'finish':false,'zoom':1,'angle':0,'horizontalFlip':false,'commonEventId':'5FDD1950K9FA1A4BCCSB00CEE54C8BC8AE54'},'color':{'red':0,'green':0,'blue':0,'alpha':160},'size':{'width':48,'height':48}}</text:p>
          </table:table-cell>
          <table:table-cell table:style-name="ce9"/>
          <table:table-cell table:number-columns-repeated="6"/>
        </table:table-row>
        <table:table-row table:style-name="ro1">
          <table:table-cell/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ㅇ</text:p>
          </table:table-cell>
          <table:table-cell table:style-name="ce7" table:formula="of:=[.D34] + 48" office:value-type="float" office:value="481" calcext:value-type="float">
            <text:p>481</text:p>
          </table:table-cell>
          <table:table-cell table:style-name="ce7" table:formula="of:=386+48" office:value-type="float" office:value="434" calcext:value-type="float">
            <text:p>434</text:p>
          </table:table-cell>
          <table:table-cell table:style-name="ce6" table:formula="of:=CONCATENATE(&quot;{'x':&quot;;[.D35];&quot;,'y':&quot;;[.E35];&quot;,'angle':0,'zoom':1,'horizontalFlip':false,'data':{'x':&quot;;[.D35];&quot;,'y':&quot;;[.E35];&quot;,'width':48,'height':48,'action':1,'label':'process_letter','bindToSwitch':false,'bindEnabledState':false,'bindValueTo':true,'bindValue':&quot;;[.B35];&quot;,'bindValueVariable':{'name':'Letter','index':0,'scope':0},'finish':false,'zoom':1,'angle':0,'horizontalFlip':false,'commonEventId':'5FDD1950K9FA1A4BCCSB00CEE54C8BC8AE54'},'color':{'red':0,'green':0,'blue':0,'alpha':160},'size':{'width':48,'height':48}}&quot;)" office:value-type="string" office:string-value="{'x':481,'y':434,'angle':0,'zoom':1,'horizontalFlip':false,'data':{'x':481,'y':434,'width':48,'height':48,'action':1,'label':'process_letter','bindToSwitch':false,'bindEnabledState':false,'bindValueTo':true,'bindValue':30,'bindValueVariable':{'name':'Letter','index':0,'scope':0},'finish':false,'zoom':1,'angle':0,'horizontalFlip':false,'commonEventId':'5FDD1950K9FA1A4BCCSB00CEE54C8BC8AE54'},'color':{'red':0,'green':0,'blue':0,'alpha':160},'size':{'width':48,'height':48}}" calcext:value-type="string">
            <text:p>{'x':481,'y':434,'angle':0,'zoom':1,'horizontalFlip':false,'data':{'x':481,'y':434,'width':48,'height':48,'action':1,'label':'process_letter','bindToSwitch':false,'bindEnabledState':false,'bindValueTo':true,'bindValue':30,'bindValueVariable':{'name':'Letter','index':0,'scope':0},'finish':false,'zoom':1,'angle':0,'horizontalFlip':false,'commonEventId':'5FDD1950K9FA1A4BCCSB00CEE54C8BC8AE54'},'color':{'red':0,'green':0,'blue':0,'alpha':160},'size':{'width':48,'height':48}}</text:p>
          </table:table-cell>
          <table:table-cell table:style-name="ce9"/>
          <table:table-cell table:number-columns-repeated="6"/>
        </table:table-row>
        <table:table-row table:style-name="ro1">
          <table:table-cell/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ㄹ</text:p>
          </table:table-cell>
          <table:table-cell table:style-name="ce7" table:formula="of:=[.D35] + 48" office:value-type="float" office:value="529" calcext:value-type="float">
            <text:p>529</text:p>
          </table:table-cell>
          <table:table-cell table:style-name="ce7" table:formula="of:=386+48" office:value-type="float" office:value="434" calcext:value-type="float">
            <text:p>434</text:p>
          </table:table-cell>
          <table:table-cell table:style-name="ce6" table:formula="of:=CONCATENATE(&quot;{'x':&quot;;[.D36];&quot;,'y':&quot;;[.E36];&quot;,'angle':0,'zoom':1,'horizontalFlip':false,'data':{'x':&quot;;[.D36];&quot;,'y':&quot;;[.E36];&quot;,'width':48,'height':48,'action':1,'label':'process_letter','bindToSwitch':false,'bindEnabledState':false,'bindValueTo':true,'bindValue':&quot;;[.B36];&quot;,'bindValueVariable':{'name':'Letter','index':0,'scope':0},'finish':false,'zoom':1,'angle':0,'horizontalFlip':false,'commonEventId':'5FDD1950K9FA1A4BCCSB00CEE54C8BC8AE54'},'color':{'red':0,'green':0,'blue':0,'alpha':160},'size':{'width':48,'height':48}}&quot;)" office:value-type="string" office:string-value="{'x':529,'y':434,'angle':0,'zoom':1,'horizontalFlip':false,'data':{'x':529,'y':434,'width':48,'height':48,'action':1,'label':'process_letter','bindToSwitch':false,'bindEnabledState':false,'bindValueTo':true,'bindValue':31,'bindValueVariable':{'name':'Letter','index':0,'scope':0},'finish':false,'zoom':1,'angle':0,'horizontalFlip':false,'commonEventId':'5FDD1950K9FA1A4BCCSB00CEE54C8BC8AE54'},'color':{'red':0,'green':0,'blue':0,'alpha':160},'size':{'width':48,'height':48}}" calcext:value-type="string">
            <text:p>{'x':529,'y':434,'angle':0,'zoom':1,'horizontalFlip':false,'data':{'x':529,'y':434,'width':48,'height':48,'action':1,'label':'process_letter','bindToSwitch':false,'bindEnabledState':false,'bindValueTo':true,'bindValue':31,'bindValueVariable':{'name':'Letter','index':0,'scope':0},'finish':false,'zoom':1,'angle':0,'horizontalFlip':false,'commonEventId':'5FDD1950K9FA1A4BCCSB00CEE54C8BC8AE54'},'color':{'red':0,'green':0,'blue':0,'alpha':160},'size':{'width':48,'height':48}}</text:p>
          </table:table-cell>
          <table:table-cell table:style-name="ce9"/>
          <table:table-cell table:number-columns-repeated="6"/>
        </table:table-row>
        <table:table-row table:style-name="ro1">
          <table:table-cell/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ㅎ</text:p>
          </table:table-cell>
          <table:table-cell table:style-name="ce7" table:formula="of:=[.D36] + 48" office:value-type="float" office:value="577" calcext:value-type="float">
            <text:p>577</text:p>
          </table:table-cell>
          <table:table-cell table:style-name="ce7" table:formula="of:=386+48" office:value-type="float" office:value="434" calcext:value-type="float">
            <text:p>434</text:p>
          </table:table-cell>
          <table:table-cell table:style-name="ce6" table:formula="of:=CONCATENATE(&quot;{'x':&quot;;[.D37];&quot;,'y':&quot;;[.E37];&quot;,'angle':0,'zoom':1,'horizontalFlip':false,'data':{'x':&quot;;[.D37];&quot;,'y':&quot;;[.E37];&quot;,'width':48,'height':48,'action':1,'label':'process_letter','bindToSwitch':false,'bindEnabledState':false,'bindValueTo':true,'bindValue':&quot;;[.B37];&quot;,'bindValueVariable':{'name':'Letter','index':0,'scope':0},'finish':false,'zoom':1,'angle':0,'horizontalFlip':false,'commonEventId':'5FDD1950K9FA1A4BCCSB00CEE54C8BC8AE54'},'color':{'red':0,'green':0,'blue':0,'alpha':160},'size':{'width':48,'height':48}}&quot;)" office:value-type="string" office:string-value="{'x':577,'y':434,'angle':0,'zoom':1,'horizontalFlip':false,'data':{'x':577,'y':434,'width':48,'height':48,'action':1,'label':'process_letter','bindToSwitch':false,'bindEnabledState':false,'bindValueTo':true,'bindValue':32,'bindValueVariable':{'name':'Letter','index':0,'scope':0},'finish':false,'zoom':1,'angle':0,'horizontalFlip':false,'commonEventId':'5FDD1950K9FA1A4BCCSB00CEE54C8BC8AE54'},'color':{'red':0,'green':0,'blue':0,'alpha':160},'size':{'width':48,'height':48}}" calcext:value-type="string">
            <text:p>{'x':577,'y':434,'angle':0,'zoom':1,'horizontalFlip':false,'data':{'x':577,'y':434,'width':48,'height':48,'action':1,'label':'process_letter','bindToSwitch':false,'bindEnabledState':false,'bindValueTo':true,'bindValue':32,'bindValueVariable':{'name':'Letter','index':0,'scope':0},'finish':false,'zoom':1,'angle':0,'horizontalFlip':false,'commonEventId':'5FDD1950K9FA1A4BCCSB00CEE54C8BC8AE54'},'color':{'red':0,'green':0,'blue':0,'alpha':160},'size':{'width':48,'height':48}}</text:p>
          </table:table-cell>
          <table:table-cell table:style-name="ce9"/>
          <table:table-cell table:number-columns-repeated="6"/>
        </table:table-row>
        <table:table-row table:style-name="ro1">
          <table:table-cell/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ㅗ</text:p>
          </table:table-cell>
          <table:table-cell table:style-name="ce7" table:formula="of:=[.D37] + 48" office:value-type="float" office:value="625" calcext:value-type="float">
            <text:p>625</text:p>
          </table:table-cell>
          <table:table-cell table:style-name="ce7" table:formula="of:=386+48" office:value-type="float" office:value="434" calcext:value-type="float">
            <text:p>434</text:p>
          </table:table-cell>
          <table:table-cell table:style-name="ce6" table:formula="of:=CONCATENATE(&quot;{'x':&quot;;[.D38];&quot;,'y':&quot;;[.E38];&quot;,'angle':0,'zoom':1,'horizontalFlip':false,'data':{'x':&quot;;[.D38];&quot;,'y':&quot;;[.E38];&quot;,'width':48,'height':48,'action':1,'label':'process_letter','bindToSwitch':false,'bindEnabledState':false,'bindValueTo':true,'bindValue':&quot;;[.B38];&quot;,'bindValueVariable':{'name':'Letter','index':0,'scope':0},'finish':false,'zoom':1,'angle':0,'horizontalFlip':false,'commonEventId':'5FDD1950K9FA1A4BCCSB00CEE54C8BC8AE54'},'color':{'red':0,'green':0,'blue':0,'alpha':160},'size':{'width':48,'height':48}}&quot;)" office:value-type="string" office:string-value="{'x':625,'y':434,'angle':0,'zoom':1,'horizontalFlip':false,'data':{'x':625,'y':434,'width':48,'height':48,'action':1,'label':'process_letter','bindToSwitch':false,'bindEnabledState':false,'bindValueTo':true,'bindValue':33,'bindValueVariable':{'name':'Letter','index':0,'scope':0},'finish':false,'zoom':1,'angle':0,'horizontalFlip':false,'commonEventId':'5FDD1950K9FA1A4BCCSB00CEE54C8BC8AE54'},'color':{'red':0,'green':0,'blue':0,'alpha':160},'size':{'width':48,'height':48}}" calcext:value-type="string">
            <text:p>{'x':625,'y':434,'angle':0,'zoom':1,'horizontalFlip':false,'data':{'x':625,'y':434,'width':48,'height':48,'action':1,'label':'process_letter','bindToSwitch':false,'bindEnabledState':false,'bindValueTo':true,'bindValue':33,'bindValueVariable':{'name':'Letter','index':0,'scope':0},'finish':false,'zoom':1,'angle':0,'horizontalFlip':false,'commonEventId':'5FDD1950K9FA1A4BCCSB00CEE54C8BC8AE54'},'color':{'red':0,'green':0,'blue':0,'alpha':160},'size':{'width':48,'height':48}}</text:p>
          </table:table-cell>
          <table:table-cell table:style-name="ce9"/>
          <table:table-cell table:number-columns-repeated="6"/>
        </table:table-row>
        <table:table-row table:style-name="ro1">
          <table:table-cell/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ㅓ</text:p>
          </table:table-cell>
          <table:table-cell table:style-name="ce7" table:formula="of:=[.D38] + 48" office:value-type="float" office:value="673" calcext:value-type="float">
            <text:p>673</text:p>
          </table:table-cell>
          <table:table-cell table:style-name="ce7" table:formula="of:=386+48" office:value-type="float" office:value="434" calcext:value-type="float">
            <text:p>434</text:p>
          </table:table-cell>
          <table:table-cell table:style-name="ce6" table:formula="of:=CONCATENATE(&quot;{'x':&quot;;[.D39];&quot;,'y':&quot;;[.E39];&quot;,'angle':0,'zoom':1,'horizontalFlip':false,'data':{'x':&quot;;[.D39];&quot;,'y':&quot;;[.E39];&quot;,'width':48,'height':48,'action':1,'label':'process_letter','bindToSwitch':false,'bindEnabledState':false,'bindValueTo':true,'bindValue':&quot;;[.B39];&quot;,'bindValueVariable':{'name':'Letter','index':0,'scope':0},'finish':false,'zoom':1,'angle':0,'horizontalFlip':false,'commonEventId':'5FDD1950K9FA1A4BCCSB00CEE54C8BC8AE54'},'color':{'red':0,'green':0,'blue':0,'alpha':160},'size':{'width':48,'height':48}}&quot;)" office:value-type="string" office:string-value="{'x':673,'y':434,'angle':0,'zoom':1,'horizontalFlip':false,'data':{'x':673,'y':434,'width':48,'height':48,'action':1,'label':'process_letter','bindToSwitch':false,'bindEnabledState':false,'bindValueTo':true,'bindValue':34,'bindValueVariable':{'name':'Letter','index':0,'scope':0},'finish':false,'zoom':1,'angle':0,'horizontalFlip':false,'commonEventId':'5FDD1950K9FA1A4BCCSB00CEE54C8BC8AE54'},'color':{'red':0,'green':0,'blue':0,'alpha':160},'size':{'width':48,'height':48}}" calcext:value-type="string">
            <text:p>{'x':673,'y':434,'angle':0,'zoom':1,'horizontalFlip':false,'data':{'x':673,'y':434,'width':48,'height':48,'action':1,'label':'process_letter','bindToSwitch':false,'bindEnabledState':false,'bindValueTo':true,'bindValue':34,'bindValueVariable':{'name':'Letter','index':0,'scope':0},'finish':false,'zoom':1,'angle':0,'horizontalFlip':false,'commonEventId':'5FDD1950K9FA1A4BCCSB00CEE54C8BC8AE54'},'color':{'red':0,'green':0,'blue':0,'alpha':160},'size':{'width':48,'height':48}}</text:p>
          </table:table-cell>
          <table:table-cell table:style-name="ce9"/>
          <table:table-cell table:number-columns-repeated="6"/>
        </table:table-row>
        <table:table-row table:style-name="ro1">
          <table:table-cell/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ㅏ</text:p>
          </table:table-cell>
          <table:table-cell table:style-name="ce7" table:formula="of:=[.D39] + 48" office:value-type="float" office:value="721" calcext:value-type="float">
            <text:p>721</text:p>
          </table:table-cell>
          <table:table-cell table:style-name="ce7" table:formula="of:=386+48" office:value-type="float" office:value="434" calcext:value-type="float">
            <text:p>434</text:p>
          </table:table-cell>
          <table:table-cell table:style-name="ce6" table:formula="of:=CONCATENATE(&quot;{'x':&quot;;[.D40];&quot;,'y':&quot;;[.E40];&quot;,'angle':0,'zoom':1,'horizontalFlip':false,'data':{'x':&quot;;[.D40];&quot;,'y':&quot;;[.E40];&quot;,'width':48,'height':48,'action':1,'label':'process_letter','bindToSwitch':false,'bindEnabledState':false,'bindValueTo':true,'bindValue':&quot;;[.B40];&quot;,'bindValueVariable':{'name':'Letter','index':0,'scope':0},'finish':false,'zoom':1,'angle':0,'horizontalFlip':false,'commonEventId':'5FDD1950K9FA1A4BCCSB00CEE54C8BC8AE54'},'color':{'red':0,'green':0,'blue':0,'alpha':160},'size':{'width':48,'height':48}}&quot;)" office:value-type="string" office:string-value="{'x':721,'y':434,'angle':0,'zoom':1,'horizontalFlip':false,'data':{'x':721,'y':434,'width':48,'height':48,'action':1,'label':'process_letter','bindToSwitch':false,'bindEnabledState':false,'bindValueTo':true,'bindValue':35,'bindValueVariable':{'name':'Letter','index':0,'scope':0},'finish':false,'zoom':1,'angle':0,'horizontalFlip':false,'commonEventId':'5FDD1950K9FA1A4BCCSB00CEE54C8BC8AE54'},'color':{'red':0,'green':0,'blue':0,'alpha':160},'size':{'width':48,'height':48}}" calcext:value-type="string">
            <text:p>{'x':721,'y':434,'angle':0,'zoom':1,'horizontalFlip':false,'data':{'x':721,'y':434,'width':48,'height':48,'action':1,'label':'process_letter','bindToSwitch':false,'bindEnabledState':false,'bindValueTo':true,'bindValue':35,'bindValueVariable':{'name':'Letter','index':0,'scope':0},'finish':false,'zoom':1,'angle':0,'horizontalFlip':false,'commonEventId':'5FDD1950K9FA1A4BCCSB00CEE54C8BC8AE54'},'color':{'red':0,'green':0,'blue':0,'alpha':160},'size':{'width':48,'height':48}}</text:p>
          </table:table-cell>
          <table:table-cell table:style-name="ce9"/>
          <table:table-cell table:number-columns-repeated="6"/>
        </table:table-row>
        <table:table-row table:style-name="ro1">
          <table:table-cell/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ㅣ</text:p>
          </table:table-cell>
          <table:table-cell table:style-name="ce7" table:formula="of:=[.D40] + 48" office:value-type="float" office:value="769" calcext:value-type="float">
            <text:p>769</text:p>
          </table:table-cell>
          <table:table-cell table:style-name="ce7" table:formula="of:=386+48" office:value-type="float" office:value="434" calcext:value-type="float">
            <text:p>434</text:p>
          </table:table-cell>
          <table:table-cell table:style-name="ce6" table:formula="of:=CONCATENATE(&quot;{'x':&quot;;[.D41];&quot;,'y':&quot;;[.E41];&quot;,'angle':0,'zoom':1,'horizontalFlip':false,'data':{'x':&quot;;[.D41];&quot;,'y':&quot;;[.E41];&quot;,'width':48,'height':48,'action':1,'label':'process_letter','bindToSwitch':false,'bindEnabledState':false,'bindValueTo':true,'bindValue':&quot;;[.B41];&quot;,'bindValueVariable':{'name':'Letter','index':0,'scope':0},'finish':false,'zoom':1,'angle':0,'horizontalFlip':false,'commonEventId':'5FDD1950K9FA1A4BCCSB00CEE54C8BC8AE54'},'color':{'red':0,'green':0,'blue':0,'alpha':160},'size':{'width':48,'height':48}}&quot;)" office:value-type="string" office:string-value="{'x':769,'y':434,'angle':0,'zoom':1,'horizontalFlip':false,'data':{'x':769,'y':434,'width':48,'height':48,'action':1,'label':'process_letter','bindToSwitch':false,'bindEnabledState':false,'bindValueTo':true,'bindValue':36,'bindValueVariable':{'name':'Letter','index':0,'scope':0},'finish':false,'zoom':1,'angle':0,'horizontalFlip':false,'commonEventId':'5FDD1950K9FA1A4BCCSB00CEE54C8BC8AE54'},'color':{'red':0,'green':0,'blue':0,'alpha':160},'size':{'width':48,'height':48}}" calcext:value-type="string">
            <text:p>{'x':769,'y':434,'angle':0,'zoom':1,'horizontalFlip':false,'data':{'x':769,'y':434,'width':48,'height':48,'action':1,'label':'process_letter','bindToSwitch':false,'bindEnabledState':false,'bindValueTo':true,'bindValue':36,'bindValueVariable':{'name':'Letter','index':0,'scope':0},'finish':false,'zoom':1,'angle':0,'horizontalFlip':false,'commonEventId':'5FDD1950K9FA1A4BCCSB00CEE54C8BC8AE54'},'color':{'red':0,'green':0,'blue':0,'alpha':160},'size':{'width':48,'height':48}}</text:p>
          </table:table-cell>
          <table:table-cell table:style-name="ce9"/>
          <table:table-cell table:number-columns-repeated="6"/>
        </table:table-row>
        <table:table-row table:style-name="ro1">
          <table:table-cell/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ㅋ</text:p>
          </table:table-cell>
          <table:table-cell table:style-name="ce7" office:value-type="float" office:value="385" calcext:value-type="float">
            <text:p>385</text:p>
          </table:table-cell>
          <table:table-cell table:style-name="ce7" table:formula="of:=434+48" office:value-type="float" office:value="482" calcext:value-type="float">
            <text:p>482</text:p>
          </table:table-cell>
          <table:table-cell table:style-name="ce6" table:formula="of:=CONCATENATE(&quot;{'x':&quot;;[.D42];&quot;,'y':&quot;;[.E42];&quot;,'angle':0,'zoom':1,'horizontalFlip':false,'data':{'x':&quot;;[.D42];&quot;,'y':&quot;;[.E42];&quot;,'width':48,'height':48,'action':1,'label':'process_letter','bindToSwitch':false,'bindEnabledState':false,'bindValueTo':true,'bindValue':&quot;;[.B42];&quot;,'bindValueVariable':{'name':'Letter','index':0,'scope':0},'finish':false,'zoom':1,'angle':0,'horizontalFlip':false,'commonEventId':'5FDD1950K9FA1A4BCCSB00CEE54C8BC8AE54'},'color':{'red':0,'green':0,'blue':0,'alpha':160},'size':{'width':48,'height':48}}&quot;)" office:value-type="string" office:string-value="{'x':385,'y':482,'angle':0,'zoom':1,'horizontalFlip':false,'data':{'x':385,'y':482,'width':48,'height':48,'action':1,'label':'process_letter','bindToSwitch':false,'bindEnabledState':false,'bindValueTo':true,'bindValue':37,'bindValueVariable':{'name':'Letter','index':0,'scope':0},'finish':false,'zoom':1,'angle':0,'horizontalFlip':false,'commonEventId':'5FDD1950K9FA1A4BCCSB00CEE54C8BC8AE54'},'color':{'red':0,'green':0,'blue':0,'alpha':160},'size':{'width':48,'height':48}}" calcext:value-type="string">
            <text:p>{'x':385,'y':482,'angle':0,'zoom':1,'horizontalFlip':false,'data':{'x':385,'y':482,'width':48,'height':48,'action':1,'label':'process_letter','bindToSwitch':false,'bindEnabledState':false,'bindValueTo':true,'bindValue':37,'bindValueVariable':{'name':'Letter','index':0,'scope':0},'finish':false,'zoom':1,'angle':0,'horizontalFlip':false,'commonEventId':'5FDD1950K9FA1A4BCCSB00CEE54C8BC8AE54'},'color':{'red':0,'green':0,'blue':0,'alpha':160},'size':{'width':48,'height':48}}</text:p>
          </table:table-cell>
          <table:table-cell table:style-name="ce9"/>
          <table:table-cell table:number-columns-repeated="6"/>
        </table:table-row>
        <table:table-row table:style-name="ro1">
          <table:table-cell/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ㅌ</text:p>
          </table:table-cell>
          <table:table-cell table:style-name="ce7" table:formula="of:=[.D42] + 48" office:value-type="float" office:value="433" calcext:value-type="float">
            <text:p>433</text:p>
          </table:table-cell>
          <table:table-cell table:style-name="ce7" table:formula="of:=434+48" office:value-type="float" office:value="482" calcext:value-type="float">
            <text:p>482</text:p>
          </table:table-cell>
          <table:table-cell table:style-name="ce6" table:formula="of:=CONCATENATE(&quot;{'x':&quot;;[.D43];&quot;,'y':&quot;;[.E43];&quot;,'angle':0,'zoom':1,'horizontalFlip':false,'data':{'x':&quot;;[.D43];&quot;,'y':&quot;;[.E43];&quot;,'width':48,'height':48,'action':1,'label':'process_letter','bindToSwitch':false,'bindEnabledState':false,'bindValueTo':true,'bindValue':&quot;;[.B43];&quot;,'bindValueVariable':{'name':'Letter','index':0,'scope':0},'finish':false,'zoom':1,'angle':0,'horizontalFlip':false,'commonEventId':'5FDD1950K9FA1A4BCCSB00CEE54C8BC8AE54'},'color':{'red':0,'green':0,'blue':0,'alpha':160},'size':{'width':48,'height':48}}&quot;)" office:value-type="string" office:string-value="{'x':433,'y':482,'angle':0,'zoom':1,'horizontalFlip':false,'data':{'x':433,'y':482,'width':48,'height':48,'action':1,'label':'process_letter','bindToSwitch':false,'bindEnabledState':false,'bindValueTo':true,'bindValue':38,'bindValueVariable':{'name':'Letter','index':0,'scope':0},'finish':false,'zoom':1,'angle':0,'horizontalFlip':false,'commonEventId':'5FDD1950K9FA1A4BCCSB00CEE54C8BC8AE54'},'color':{'red':0,'green':0,'blue':0,'alpha':160},'size':{'width':48,'height':48}}" calcext:value-type="string">
            <text:p>{'x':433,'y':482,'angle':0,'zoom':1,'horizontalFlip':false,'data':{'x':433,'y':482,'width':48,'height':48,'action':1,'label':'process_letter','bindToSwitch':false,'bindEnabledState':false,'bindValueTo':true,'bindValue':38,'bindValueVariable':{'name':'Letter','index':0,'scope':0},'finish':false,'zoom':1,'angle':0,'horizontalFlip':false,'commonEventId':'5FDD1950K9FA1A4BCCSB00CEE54C8BC8AE54'},'color':{'red':0,'green':0,'blue':0,'alpha':160},'size':{'width':48,'height':48}}</text:p>
          </table:table-cell>
          <table:table-cell table:style-name="ce9"/>
          <table:table-cell table:number-columns-repeated="6"/>
        </table:table-row>
        <table:table-row table:style-name="ro1">
          <table:table-cell/>
          <table:table-cell table:style-name="ce3" office:value-type="float" office:value="39" calcext:value-type="float">
            <text:p>39</text:p>
          </table:table-cell>
          <table:table-cell table:style-name="ce3" office:value-type="string" calcext:value-type="string">
            <text:p>ㅊ</text:p>
          </table:table-cell>
          <table:table-cell table:style-name="ce7" table:formula="of:=[.D43] + 48" office:value-type="float" office:value="481" calcext:value-type="float">
            <text:p>481</text:p>
          </table:table-cell>
          <table:table-cell table:style-name="ce7" table:formula="of:=434+48" office:value-type="float" office:value="482" calcext:value-type="float">
            <text:p>482</text:p>
          </table:table-cell>
          <table:table-cell table:style-name="ce6" table:formula="of:=CONCATENATE(&quot;{'x':&quot;;[.D44];&quot;,'y':&quot;;[.E44];&quot;,'angle':0,'zoom':1,'horizontalFlip':false,'data':{'x':&quot;;[.D44];&quot;,'y':&quot;;[.E44];&quot;,'width':48,'height':48,'action':1,'label':'process_letter','bindToSwitch':false,'bindEnabledState':false,'bindValueTo':true,'bindValue':&quot;;[.B44];&quot;,'bindValueVariable':{'name':'Letter','index':0,'scope':0},'finish':false,'zoom':1,'angle':0,'horizontalFlip':false,'commonEventId':'5FDD1950K9FA1A4BCCSB00CEE54C8BC8AE54'},'color':{'red':0,'green':0,'blue':0,'alpha':160},'size':{'width':48,'height':48}}&quot;)" office:value-type="string" office:string-value="{'x':481,'y':482,'angle':0,'zoom':1,'horizontalFlip':false,'data':{'x':481,'y':482,'width':48,'height':48,'action':1,'label':'process_letter','bindToSwitch':false,'bindEnabledState':false,'bindValueTo':true,'bindValue':39,'bindValueVariable':{'name':'Letter','index':0,'scope':0},'finish':false,'zoom':1,'angle':0,'horizontalFlip':false,'commonEventId':'5FDD1950K9FA1A4BCCSB00CEE54C8BC8AE54'},'color':{'red':0,'green':0,'blue':0,'alpha':160},'size':{'width':48,'height':48}}" calcext:value-type="string">
            <text:p>{'x':481,'y':482,'angle':0,'zoom':1,'horizontalFlip':false,'data':{'x':481,'y':482,'width':48,'height':48,'action':1,'label':'process_letter','bindToSwitch':false,'bindEnabledState':false,'bindValueTo':true,'bindValue':39,'bindValueVariable':{'name':'Letter','index':0,'scope':0},'finish':false,'zoom':1,'angle':0,'horizontalFlip':false,'commonEventId':'5FDD1950K9FA1A4BCCSB00CEE54C8BC8AE54'},'color':{'red':0,'green':0,'blue':0,'alpha':160},'size':{'width':48,'height':48}}</text:p>
          </table:table-cell>
          <table:table-cell table:style-name="ce9"/>
          <table:table-cell table:number-columns-repeated="6"/>
        </table:table-row>
        <table:table-row table:style-name="ro1">
          <table:table-cell/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ㅍ</text:p>
          </table:table-cell>
          <table:table-cell table:style-name="ce7" table:formula="of:=[.D44] + 48" office:value-type="float" office:value="529" calcext:value-type="float">
            <text:p>529</text:p>
          </table:table-cell>
          <table:table-cell table:style-name="ce7" table:formula="of:=434+48" office:value-type="float" office:value="482" calcext:value-type="float">
            <text:p>482</text:p>
          </table:table-cell>
          <table:table-cell table:style-name="ce6" table:formula="of:=CONCATENATE(&quot;{'x':&quot;;[.D45];&quot;,'y':&quot;;[.E45];&quot;,'angle':0,'zoom':1,'horizontalFlip':false,'data':{'x':&quot;;[.D45];&quot;,'y':&quot;;[.E45];&quot;,'width':48,'height':48,'action':1,'label':'process_letter','bindToSwitch':false,'bindEnabledState':false,'bindValueTo':true,'bindValue':&quot;;[.B45];&quot;,'bindValueVariable':{'name':'Letter','index':0,'scope':0},'finish':false,'zoom':1,'angle':0,'horizontalFlip':false,'commonEventId':'5FDD1950K9FA1A4BCCSB00CEE54C8BC8AE54'},'color':{'red':0,'green':0,'blue':0,'alpha':160},'size':{'width':48,'height':48}}&quot;)" office:value-type="string" office:string-value="{'x':529,'y':482,'angle':0,'zoom':1,'horizontalFlip':false,'data':{'x':529,'y':482,'width':48,'height':48,'action':1,'label':'process_letter','bindToSwitch':false,'bindEnabledState':false,'bindValueTo':true,'bindValue':40,'bindValueVariable':{'name':'Letter','index':0,'scope':0},'finish':false,'zoom':1,'angle':0,'horizontalFlip':false,'commonEventId':'5FDD1950K9FA1A4BCCSB00CEE54C8BC8AE54'},'color':{'red':0,'green':0,'blue':0,'alpha':160},'size':{'width':48,'height':48}}" calcext:value-type="string">
            <text:p>{'x':529,'y':482,'angle':0,'zoom':1,'horizontalFlip':false,'data':{'x':529,'y':482,'width':48,'height':48,'action':1,'label':'process_letter','bindToSwitch':false,'bindEnabledState':false,'bindValueTo':true,'bindValue':40,'bindValueVariable':{'name':'Letter','index':0,'scope':0},'finish':false,'zoom':1,'angle':0,'horizontalFlip':false,'commonEventId':'5FDD1950K9FA1A4BCCSB00CEE54C8BC8AE54'},'color':{'red':0,'green':0,'blue':0,'alpha':160},'size':{'width':48,'height':48}}</text:p>
          </table:table-cell>
          <table:table-cell table:style-name="ce9"/>
          <table:table-cell table:number-columns-repeated="6"/>
        </table:table-row>
        <table:table-row table:style-name="ro1">
          <table:table-cell/>
          <table:table-cell table:style-name="ce3" office:value-type="float" office:value="41" calcext:value-type="float">
            <text:p>41</text:p>
          </table:table-cell>
          <table:table-cell table:style-name="ce3" office:value-type="string" calcext:value-type="string">
            <text:p>ㅠ</text:p>
          </table:table-cell>
          <table:table-cell table:style-name="ce7" table:formula="of:=[.D45] + 48" office:value-type="float" office:value="577" calcext:value-type="float">
            <text:p>577</text:p>
          </table:table-cell>
          <table:table-cell table:style-name="ce7" table:formula="of:=434+48" office:value-type="float" office:value="482" calcext:value-type="float">
            <text:p>482</text:p>
          </table:table-cell>
          <table:table-cell table:style-name="ce6" table:formula="of:=CONCATENATE(&quot;{'x':&quot;;[.D46];&quot;,'y':&quot;;[.E46];&quot;,'angle':0,'zoom':1,'horizontalFlip':false,'data':{'x':&quot;;[.D46];&quot;,'y':&quot;;[.E46];&quot;,'width':48,'height':48,'action':1,'label':'process_letter','bindToSwitch':false,'bindEnabledState':false,'bindValueTo':true,'bindValue':&quot;;[.B46];&quot;,'bindValueVariable':{'name':'Letter','index':0,'scope':0},'finish':false,'zoom':1,'angle':0,'horizontalFlip':false,'commonEventId':'5FDD1950K9FA1A4BCCSB00CEE54C8BC8AE54'},'color':{'red':0,'green':0,'blue':0,'alpha':160},'size':{'width':48,'height':48}}&quot;)" office:value-type="string" office:string-value="{'x':577,'y':482,'angle':0,'zoom':1,'horizontalFlip':false,'data':{'x':577,'y':482,'width':48,'height':48,'action':1,'label':'process_letter','bindToSwitch':false,'bindEnabledState':false,'bindValueTo':true,'bindValue':41,'bindValueVariable':{'name':'Letter','index':0,'scope':0},'finish':false,'zoom':1,'angle':0,'horizontalFlip':false,'commonEventId':'5FDD1950K9FA1A4BCCSB00CEE54C8BC8AE54'},'color':{'red':0,'green':0,'blue':0,'alpha':160},'size':{'width':48,'height':48}}" calcext:value-type="string">
            <text:p>{'x':577,'y':482,'angle':0,'zoom':1,'horizontalFlip':false,'data':{'x':577,'y':482,'width':48,'height':48,'action':1,'label':'process_letter','bindToSwitch':false,'bindEnabledState':false,'bindValueTo':true,'bindValue':41,'bindValueVariable':{'name':'Letter','index':0,'scope':0},'finish':false,'zoom':1,'angle':0,'horizontalFlip':false,'commonEventId':'5FDD1950K9FA1A4BCCSB00CEE54C8BC8AE54'},'color':{'red':0,'green':0,'blue':0,'alpha':160},'size':{'width':48,'height':48}}</text:p>
          </table:table-cell>
          <table:table-cell table:style-name="ce9"/>
          <table:table-cell table:number-columns-repeated="6"/>
        </table:table-row>
        <table:table-row table:style-name="ro1">
          <table:table-cell/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ㅜ</text:p>
          </table:table-cell>
          <table:table-cell table:style-name="ce7" table:formula="of:=[.D46] + 48" office:value-type="float" office:value="625" calcext:value-type="float">
            <text:p>625</text:p>
          </table:table-cell>
          <table:table-cell table:style-name="ce7" table:formula="of:=434+48" office:value-type="float" office:value="482" calcext:value-type="float">
            <text:p>482</text:p>
          </table:table-cell>
          <table:table-cell table:style-name="ce6" table:formula="of:=CONCATENATE(&quot;{'x':&quot;;[.D47];&quot;,'y':&quot;;[.E47];&quot;,'angle':0,'zoom':1,'horizontalFlip':false,'data':{'x':&quot;;[.D47];&quot;,'y':&quot;;[.E47];&quot;,'width':48,'height':48,'action':1,'label':'process_letter','bindToSwitch':false,'bindEnabledState':false,'bindValueTo':true,'bindValue':&quot;;[.B47];&quot;,'bindValueVariable':{'name':'Letter','index':0,'scope':0},'finish':false,'zoom':1,'angle':0,'horizontalFlip':false,'commonEventId':'5FDD1950K9FA1A4BCCSB00CEE54C8BC8AE54'},'color':{'red':0,'green':0,'blue':0,'alpha':160},'size':{'width':48,'height':48}}&quot;)" office:value-type="string" office:string-value="{'x':625,'y':482,'angle':0,'zoom':1,'horizontalFlip':false,'data':{'x':625,'y':482,'width':48,'height':48,'action':1,'label':'process_letter','bindToSwitch':false,'bindEnabledState':false,'bindValueTo':true,'bindValue':42,'bindValueVariable':{'name':'Letter','index':0,'scope':0},'finish':false,'zoom':1,'angle':0,'horizontalFlip':false,'commonEventId':'5FDD1950K9FA1A4BCCSB00CEE54C8BC8AE54'},'color':{'red':0,'green':0,'blue':0,'alpha':160},'size':{'width':48,'height':48}}" calcext:value-type="string">
            <text:p>{'x':625,'y':482,'angle':0,'zoom':1,'horizontalFlip':false,'data':{'x':625,'y':482,'width':48,'height':48,'action':1,'label':'process_letter','bindToSwitch':false,'bindEnabledState':false,'bindValueTo':true,'bindValue':42,'bindValueVariable':{'name':'Letter','index':0,'scope':0},'finish':false,'zoom':1,'angle':0,'horizontalFlip':false,'commonEventId':'5FDD1950K9FA1A4BCCSB00CEE54C8BC8AE54'},'color':{'red':0,'green':0,'blue':0,'alpha':160},'size':{'width':48,'height':48}}</text:p>
          </table:table-cell>
          <table:table-cell table:style-name="ce9"/>
          <table:table-cell table:number-columns-repeated="6"/>
        </table:table-row>
        <table:table-row table:style-name="ro1">
          <table:table-cell/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ㅡ</text:p>
          </table:table-cell>
          <table:table-cell table:style-name="ce7" table:formula="of:=[.D47] + 48" office:value-type="float" office:value="673" calcext:value-type="float">
            <text:p>673</text:p>
          </table:table-cell>
          <table:table-cell table:style-name="ce7" table:formula="of:=434+48" office:value-type="float" office:value="482" calcext:value-type="float">
            <text:p>482</text:p>
          </table:table-cell>
          <table:table-cell table:style-name="ce6" table:formula="of:=CONCATENATE(&quot;{'x':&quot;;[.D48];&quot;,'y':&quot;;[.E48];&quot;,'angle':0,'zoom':1,'horizontalFlip':false,'data':{'x':&quot;;[.D48];&quot;,'y':&quot;;[.E48];&quot;,'width':48,'height':48,'action':1,'label':'process_letter','bindToSwitch':false,'bindEnabledState':false,'bindValueTo':true,'bindValue':&quot;;[.B48];&quot;,'bindValueVariable':{'name':'Letter','index':0,'scope':0},'finish':false,'zoom':1,'angle':0,'horizontalFlip':false,'commonEventId':'5FDD1950K9FA1A4BCCSB00CEE54C8BC8AE54'},'color':{'red':0,'green':0,'blue':0,'alpha':160},'size':{'width':48,'height':48}}&quot;)" office:value-type="string" office:string-value="{'x':673,'y':482,'angle':0,'zoom':1,'horizontalFlip':false,'data':{'x':673,'y':482,'width':48,'height':48,'action':1,'label':'process_letter','bindToSwitch':false,'bindEnabledState':false,'bindValueTo':true,'bindValue':43,'bindValueVariable':{'name':'Letter','index':0,'scope':0},'finish':false,'zoom':1,'angle':0,'horizontalFlip':false,'commonEventId':'5FDD1950K9FA1A4BCCSB00CEE54C8BC8AE54'},'color':{'red':0,'green':0,'blue':0,'alpha':160},'size':{'width':48,'height':48}}" calcext:value-type="string">
            <text:p>{'x':673,'y':482,'angle':0,'zoom':1,'horizontalFlip':false,'data':{'x':673,'y':482,'width':48,'height':48,'action':1,'label':'process_letter','bindToSwitch':false,'bindEnabledState':false,'bindValueTo':true,'bindValue':43,'bindValueVariable':{'name':'Letter','index':0,'scope':0},'finish':false,'zoom':1,'angle':0,'horizontalFlip':false,'commonEventId':'5FDD1950K9FA1A4BCCSB00CEE54C8BC8AE54'},'color':{'red':0,'green':0,'blue':0,'alpha':160},'size':{'width':48,'height':48}}</text:p>
          </table:table-cell>
          <table:table-cell table:style-name="ce9"/>
          <table:table-cell table:number-columns-repeated="6"/>
        </table:table-row>
        <table:table-row table:style-name="ro1">
          <table:table-cell/>
          <table:table-cell table:style-name="ce4" office:value-type="string" calcext:value-type="string" table:number-columns-spanned="4" table:number-rows-spanned="1">
            <text:p>Final Text</text:p>
          </table:table-cell>
          <table:covered-table-cell table:number-columns-repeated="3" table:style-name="ce6"/>
          <table:table-cell table:style-name="ce6" table:formula="of:=COM.MICROSOFT.TEXTJOIN(&quot;,&quot;;;[.F6:.F48])" office:value-type="string" office:string-value="{'x':385,'y':290,'angle':0,'zoom':1,'horizontalFlip':false,'data':{'x':385,'y':290,'width':48,'height':48,'action':1,'label':'process_letter','bindToSwitch':false,'bindEnabledState':false,'bindValueTo':true,'bindValue':1,'bindValueVariable':{'name':'Letter','index':0,'scope':0},'finish':false,'zoom':1,'angle':0,'horizontalFlip':false,'commonEventId':'5FDD1950K9FA1A4BCCSB00CEE54C8BC8AE54'},'color':{'red':0,'green':0,'blue':0,'alpha':160},'size':{'width':48,'height':48}},{'x':433,'y':290,'angle':0,'zoom':1,'horizontalFlip':false,'data':{'x':433,'y':290,'width':48,'height':48,'action':1,'label':'process_letter','bindToSwitch':false,'bindEnabledState':false,'bindValueTo':true,'bindValue':2,'bindValueVariable':{'name':'Letter','index':0,'scope':0},'finish':false,'zoom':1,'angle':0,'horizontalFlip':false,'commonEventId':'5FDD1950K9FA1A4BCCSB00CEE54C8BC8AE54'},'color':{'red':0,'green':0,'blue':0,'alpha':160},'size':{'width':48,'height':48}},{'x':481,'y':290,'angle':0,'zoom':1,'horizontalFlip':false,'data':{'x':481,'y':290,'width':48,'height':48,'action':1,'label':'process_letter','bindToSwitch':false,'bindEnabledState':false,'bindValueTo':true,'bindValue':3,'bindValueVariable':{'name':'Letter','index':0,'scope':0},'finish':false,'zoom':1,'angle':0,'horizontalFlip':false,'commonEventId':'5FDD1950K9FA1A4BCCSB00CEE54C8BC8AE54'},'color':{'red':0,'green':0,'blue':0,'alpha':160},'size':{'width':48,'height':48}},{'x':529,'y':290,'angle':0,'zoom':1,'horizontalFlip':false,'data':{'x':529,'y':290,'width':48,'height':48,'action':1,'label':'process_letter','bindToSwitch':false,'bindEnabledState':false,'bindValueTo':true,'bindValue':4,'bindValueVariable':{'name':'Letter','index':0,'scope':0},'finish':false,'zoom':1,'angle':0,'horizontalFlip':false,'commonEventId':'5FDD1950K9FA1A4BCCSB00CEE54C8BC8AE54'},'color':{'red':0,'green':0,'blue':0,'alpha':160},'size':{'width':48,'height':48}},{'x':577,'y':290,'angle':0,'zoom':1,'horizontalFlip':false,'data':{'x':577,'y':290,'width':48,'height':48,'action':1,'label':'process_letter','bindToSwitch':false,'bindEnabledState':false,'bindValueTo':true,'bindValue':5,'bindValueVariable':{'name':'Letter','index':0,'scope':0},'finish':false,'zoom':1,'angle':0,'horizontalFlip':false,'commonEventId':'5FDD1950K9FA1A4BCCSB00CEE54C8BC8AE54'},'color':{'red':0,'green':0,'blue':0,'alpha':160},'size':{'width':48,'height':48}},{'x':625,'y':290,'angle':0,'zoom':1,'horizontalFlip':false,'data':{'x':625,'y':290,'width':48,'height':48,'action':1,'label':'process_letter','bindToSwitch':false,'bindEnabledState':false,'bindValueTo':true,'bindValue':6,'bindValueVariable':{'name':'Letter','index':0,'scope':0},'finish':false,'zoom':1,'angle':0,'horizontalFlip':false,'commonEventId':'5FDD1950K9FA1A4BCCSB00CEE54C8BC8AE54'},'color':{'red':0,'green':0,'blue':0,'alpha':160},'size':{'width':48,'height':48}},{'x':673,'y':290,'angle':0,'zoom':1,'horizontalFlip':false,'data':{'x':673,'y':290,'width':48,'height':48,'action':1,'label':'process_letter','bindToSwitch':false,'bindEnabledState':false,'bindValueTo':true,'bindValue':7,'bindValueVariable':{'name':'Letter','index':0,'scope':0},'finish':false,'zoom':1,'angle':0,'horizontalFlip':false,'commonEventId':'5FDD1950K9FA1A4BCCSB00CEE54C8BC8AE54'},'color':{'red':0,'green':0,'blue':0,'alpha':160},'size':{'width':48,'height':48}},{'x':721,'y':290,'angle':0,'zoom':1,'horizontalFlip':false,'data':{'x':721,'y':290,'width':48,'height':48,'action':1,'label':'process_letter','bindToSwitch':false,'bindEnabledState':false,'bindValueTo':true,'bindValue':8,'bindValueVariable':{'name':'Letter','index':0,'scope':0},'finish':false,'zoom':1,'angle':0,'horizontalFlip':false,'commonEventId':'5FDD1950K9FA1A4BCCSB00CEE54C8BC8AE54'},'color':{'red':0,'green':0,'blue':0,'alpha':160},'size':{'width':48,'height':48}},{'x':769,'y':290,'angle':0,'zoom':1,'horizontalFlip':false,'data':{'x':769,'y':290,'width':48,'height':48,'action':1,'label':'process_letter','bindToSwitch':false,'bindEnabledState':false,'bindValueTo':true,'bindValue':9,'bindValueVariable':{'name':'Letter','index':0,'scope':0},'finish':false,'zoom':1,'angle':0,'horizontalFlip':false,'commonEventId':'5FDD1950K9FA1A4BCCSB00CEE54C8BC8AE54'},'color':{'red':0,'green':0,'blue':0,'alpha':160},'size':{'width':48,'height':48}},{'x':817,'y':290,'angle':0,'zoom':1,'horizontalFlip':false,'data':{'x':817,'y':290,'width':48,'height':48,'action':1,'label':'process_letter','bindToSwitch':false,'bindEnabledState':false,'bindValueTo':true,'bindValue':10,'bindValueVariable':{'name':'Letter','index':0,'scope':0},'finish':false,'zoom':1,'angle':0,'horizontalFlip':false,'commonEventId':'5FDD1950K9FA1A4BCCSB00CEE54C8BC8AE54'},'color':{'red':0,'green':0,'blue':0,'alpha':160},'size':{'width':48,'height':48}},{'x':385,'y':338,'angle':0,'zoom':1,'horizontalFlip':false,'data':{'x':385,'y':338,'width':48,'height':48,'action':1,'label':'process_letter','bindToSwitch':false,'bindEnabledState':false,'bindValueTo':true,'bindValue':11,'bindValueVariable':{'name':'Letter','index':0,'scope':0},'finish':false,'zoom':1,'angle':0,'horizontalFlip':false,'commonEventId':'5FDD1950K9FA1A4BCCSB00CEE54C8BC8AE54'},'color':{'red':0,'green':0,'blue':0,'alpha':160},'size':{'width':48,'height':48}},{'x':433,'y':338,'angle':0,'zoom':1,'horizontalFlip':false,'data':{'x':433,'y':338,'width':48,'height':48,'action':1,'label':'process_letter','bindToSwitch':false,'bindEnabledState':false,'bindValueTo':true,'bindValue':12,'bindValueVariable':{'name':'Letter','index':0,'scope':0},'finish':false,'zoom':1,'angle':0,'horizontalFlip':false,'commonEventId':'5FDD1950K9FA1A4BCCSB00CEE54C8BC8AE54'},'color':{'red':0,'green':0,'blue':0,'alpha':160},'size':{'width':48,'height':48}},{'x':481,'y':338,'angle':0,'zoom':1,'horizontalFlip':false,'data':{'x':481,'y':338,'width':48,'height':48,'action':1,'label':'process_letter','bindToSwitch':false,'bindEnabledState':false,'bindValueTo':true,'bindValue':13,'bindValueVariable':{'name':'Letter','index':0,'scope':0},'finish':false,'zoom':1,'angle':0,'horizontalFlip':false,'commonEventId':'5FDD1950K9FA1A4BCCSB00CEE54C8BC8AE54'},'color':{'red':0,'green':0,'blue':0,'alpha':160},'size':{'width':48,'height':48}},{'x':529,'y':338,'angle':0,'zoom':1,'horizontalFlip':false,'data':{'x':529,'y':338,'width':48,'height':48,'action':1,'label':'process_letter','bindToSwitch':false,'bindEnabledState':false,'bindValueTo':true,'bindValue':14,'bindValueVariable':{'name':'Letter','index':0,'scope':0},'finish':false,'zoom':1,'angle':0,'horizontalFlip':false,'commonEventId':'5FDD1950K9FA1A4BCCSB00CEE54C8BC8AE54'},'color':{'red':0,'green':0,'blue':0,'alpha':160},'size':{'width':48,'height':48}},{'x':577,'y':338,'angle':0,'zoom':1,'horizontalFlip':false,'data':{'x':577,'y':338,'width':48,'height':48,'action':1,'label':'process_letter','bindToSwitch':false,'bindEnabledState':false,'bindValueTo':true,'bindValue':15,'bindValueVariable':{'name':'Letter','index':0,'scope':0},'finish':false,'zoom':1,'angle':0,'horizontalFlip':false,'commonEventId':'5FDD1950K9FA1A4BCCSB00CEE54C8BC8AE54'},'color':{'red':0,'green':0,'blue':0,'alpha':160},'size':{'width':48,'height':48}},{'x':625,'y':338,'angle':0,'zoom':1,'horizontalFlip':false,'data':{'x':625,'y':338,'width':48,'height':48,'action':1,'label':'process_letter','bindToSwitch':false,'bindEnabledState':false,'bindValueTo':true,'bindValue':16,'bindValueVariable':{'name':'Letter','index':0,'scope':0},'finish':false,'zoom':1,'angle':0,'horizontalFlip':false,'commonEventId':'5FDD1950K9FA1A4BCCSB00CEE54C8BC8AE54'},'color':{'red':0,'green':0,'blue':0,'alpha':160},'size':{'width':48,'height':48}},{'x':673,'y':338,'angle':0,'zoom':1,'horizontalFlip':false,'data':{'x':673,'y':338,'width':48,'height':48,'action':1,'label':'process_letter','bindToSwitch':false,'bindEnabledState':false,'bindValueTo':true,'bindValue':17,'bindValueVariable':{'name':'Letter','index':0,'scope':0},'finish':false,'zoom':1,'angle':0,'horizontalFlip':false,'commonEventId':'5FDD1950K9FA1A4BCCSB00CEE54C8BC8AE54'},'color':{'red':0,'green':0,'blue':0,'alpha':160},'size':{'width':48,'height':48}},{'x':721,'y':338,'angle':0,'zoom':1,'horizontalFlip':false,'data':{'x':721,'y':338,'width':48,'height':48,'action':1,'label':'process_letter','bindToSwitch':false,'bindEnabledState':false,'bindValueTo':true,'bindValue':18,'bindValueVariable':{'name':'Letter','index':0,'scope':0},'finish':false,'zoom':1,'angle':0,'horizontalFlip':false,'commonEventId':'5FDD1950K9FA1A4BCCSB00CEE54C8BC8AE54'},'color':{'red':0,'green':0,'blue':0,'alpha':160},'size':{'width':48,'height':48}},{'x':769,'y':338,'angle':0,'zoom':1,'horizontalFlip':false,'data':{'x':769,'y':338,'width':48,'height':48,'action':1,'label':'process_letter','bindToSwitch':false,'bindEnabledState':false,'bindValueTo':true,'bindValue':19,'bindValueVariable':{'name':'Letter','index':0,'scope':0},'finish':false,'zoom':1,'angle':0,'horizontalFlip':false,'commonEventId':'5FDD1950K9FA1A4BCCSB00CEE54C8BC8AE54'},'color':{'red':0,'green':0,'blue':0,'alpha':160},'size':{'width':48,'height':48}},{'x':817,'y':338,'angle':0,'zoom':1,'horizontalFlip':false,'data':{'x':817,'y':338,'width':48,'height':48,'action':1,'label':'process_letter','bindToSwitch':false,'bindEnabledState':false,'bindValueTo':true,'bindValue':20,'bindValueVariable':{'name':'Letter','index':0,'scope':0},'finish':false,'zoom':1,'angle':0,'horizontalFlip':false,'commonEventId':'5FDD1950K9FA1A4BCCSB00CEE54C8BC8AE54'},'color':{'red':0,'green':0,'blue':0,'alpha':160},'size':{'width':48,'height':48}},{'x':385,'y':386,'angle':0,'zoom':1,'horizontalFlip':false,'data':{'x':385,'y':386,'width':48,'height':48,'action':1,'label':'process_letter','bindToSwitch':false,'bindEnabledState':false,'bindValueTo':true,'bindValue':21,'bindValueVariable':{'name':'Letter','index':0,'scope':0},'finish':false,'zoom':1,'angle':0,'horizontalFlip':false,'commonEventId':'5FDD1950K9FA1A4BCCSB00CEE54C8BC8AE54'},'color':{'red':0,'green':0,'blue':0,'alpha':160},'size':{'width':48,'height':48}},{'x':433,'y':386,'angle':0,'zoom':1,'horizontalFlip':false,'data':{'x':433,'y':386,'width':48,'height':48,'action':1,'label':'process_letter','bindToSwitch':false,'bindEnabledState':false,'bindValueTo':true,'bindValue':22,'bindValueVariable':{'name':'Letter','index':0,'scope':0},'finish':false,'zoom':1,'angle':0,'horizontalFlip':false,'commonEventId':'5FDD1950K9FA1A4BCCSB00CEE54C8BC8AE54'},'color':{'red':0,'green':0,'blue':0,'alpha':160},'size':{'width':48,'height':48}},{'x':481,'y':386,'angle':0,'zoom':1,'horizontalFlip':false,'data':{'x':481,'y':386,'width':48,'height':48,'action':1,'label':'process_letter','bindToSwitch':false,'bindEnabledState':false,'bindValueTo':true,'bindValue':23,'bindValueVariable':{'name':'Letter','index':0,'scope':0},'finish':false,'zoom':1,'angle':0,'horizontalFlip':false,'commonEventId':'5FDD1950K9FA1A4BCCSB00CEE54C8BC8AE54'},'color':{'red':0,'green':0,'blue':0,'alpha':160},'size':{'width':48,'height':48}},{'x':529,'y':386,'angle':0,'zoom':1,'horizontalFlip':false,'data':{'x':529,'y':386,'width':48,'height':48,'action':1,'label':'process_letter','bindToSwitch':false,'bindEnabledState':false,'bindValueTo':true,'bindValue':24,'bindValueVariable':{'name':'Letter','index':0,'scope':0},'finish':false,'zoom':1,'angle':0,'horizontalFlip':false,'commonEventId':'5FDD1950K9FA1A4BCCSB00CEE54C8BC8AE54'},'color':{'red':0,'green':0,'blue':0,'alpha':160},'size':{'width':48,'height':48}},{'x':577,'y':386,'angle':0,'zoom':1,'horizontalFlip':false,'data':{'x':577,'y':386,'width':48,'height':48,'action':1,'label':'process_letter','bindToSwitch':false,'bindEnabledState':false,'bindValueTo':true,'bindValue':25,'bindValueVariable':{'name':'Letter','index':0,'scope':0},'finish':false,'zoom':1,'angle':0,'horizontalFlip':false,'commonEventId':'5FDD1950K9FA1A4BCCSB00CEE54C8BC8AE54'},'color':{'red':0,'green':0,'blue':0,'alpha':160},'size':{'width':48,'height':48}},{'x':769,'y':386,'angle':0,'zoom':1,'horizontalFlip':false,'data':{'x':769,'y':386,'width':48,'height':48,'action':1,'label':'process_letter','bindToSwitch':false,'bindEnabledState':false,'bindValueTo':true,'bindValue':26,'bindValueVariable':{'name':'Letter','index':0,'scope':0},'finish':false,'zoom':1,'angle':0,'horizontalFlip':false,'commonEventId':'5FDD1950K9FA1A4BCCSB00CEE54C8BC8AE54'},'color':{'red':0,'green':0,'blue':0,'alpha':160},'size':{'width':48,'height':48}},{'x':817,'y':386,'angle':0,'zoom':1,'horizontalFlip':false,'data':{'x':817,'y':386,'width':48,'height':48,'action':1,'label':'process_letter','bindToSwitch':false,'bindEnabledState':false,'bindValueTo':true,'bindValue':27,'bindValueVariable':{'name':'Letter','index':0,'scope':0},'finish':false,'zoom':1,'angle':0,'horizontalFlip':false,'commonEventId':'5FDD1950K9FA1A4BCCSB00CEE54C8BC8AE54'},'color':{'red':0,'green':0,'blue':0,'alpha':160},'size':{'width':48,'height':48}},{'x':385,'y':434,'angle':0,'zoom':1,'horizontalFlip':false,'data':{'x':385,'y':434,'width':48,'height':48,'action':1,'label':'process_letter','bindToSwitch':false,'bindEnabledState':false,'bindValueTo':true,'bindValue':28,'bindValueVariable':{'name':'Letter','index':0,'scope':0},'finish':false,'zoom':1,'angle':0,'horizontalFlip':false,'commonEventId':'5FDD1950K9FA1A4BCCSB00CEE54C8BC8AE54'},'color':{'red':0,'green':0,'blue':0,'alpha':160},'size':{'width':48,'height':48}},{'x':433,'y':434,'angle':0,'zoom':1,'horizontalFlip':false,'data':{'x':433,'y':434,'width':48,'height':48,'action':1,'label':'process_letter','bindToSwitch':false,'bindEnabledState':false,'bindValueTo':true,'bindValue':29,'bindValueVariable':{'name':'Letter','index':0,'scope':0},'finish':false,'zoom':1,'angle':0,'horizontalFlip':false,'commonEventId':'5FDD1950K9FA1A4BCCSB00CEE54C8BC8AE54'},'color':{'red':0,'green':0,'blue':0,'alpha':160},'size':{'width':48,'height':48}},{'x':481,'y':434,'angle':0,'zoom':1,'horizontalFlip':false,'data':{'x':481,'y':434,'width':48,'height':48,'action':1,'label':'process_letter','bindToSwitch':false,'bindEnabledState':false,'bindValueTo':true,'bindValue':30,'bindValueVariable':{'name':'Letter','index':0,'scope':0},'finish':false,'zoom':1,'angle':0,'horizontalFlip':false,'commonEventId':'5FDD1950K9FA1A4BCCSB00CEE54C8BC8AE54'},'color':{'red':0,'green':0,'blue':0,'alpha':160},'size':{'width':48,'height':48}},{'x':529,'y':434,'angle':0,'zoom':1,'horizontalFlip':false,'data':{'x':529,'y':434,'width':48,'height':48,'action':1,'label':'process_letter','bindToSwitch':false,'bindEnabledState':false,'bindValueTo':true,'bindValue':31,'bindValueVariable':{'name':'Letter','index':0,'scope':0},'finish':false,'zoom':1,'angle':0,'horizontalFlip':false,'commonEventId':'5FDD1950K9FA1A4BCCSB00CEE54C8BC8AE54'},'color':{'red':0,'green':0,'blue':0,'alpha':160},'size':{'width':48,'height':48}},{'x':577,'y':434,'angle':0,'zoom':1,'horizontalFlip':false,'data':{'x':577,'y':434,'width':48,'height':48,'action':1,'label':'process_letter','bindToSwitch':false,'bindEnabledState':false,'bindValueTo':true,'bindValue':32,'bindValueVariable':{'name':'Letter','index':0,'scope':0},'finish':false,'zoom':1,'angle':0,'horizontalFlip':false,'commonEventId':'5FDD1950K9FA1A4BCCSB00CEE54C8BC8AE54'},'color':{'red':0,'green':0,'blue':0,'alpha':160},'size':{'width':48,'height':48}},{'x':625,'y':434,'angle':0,'zoom':1,'horizontalFlip':false,'data':{'x':625,'y':434,'width':48,'height':48,'action':1,'label':'process_letter','bindToSwitch':false,'bindEnabledState':false,'bindValueTo':true,'bindValue':33,'bindValueVariable':{'name':'Letter','index':0,'scope':0},'finish':false,'zoom':1,'angle':0,'horizontalFlip':false,'commonEventId':'5FDD1950K9FA1A4BCCSB00CEE54C8BC8AE54'},'color':{'red':0,'green':0,'blue':0,'alpha':160},'size':{'width':48,'height':48}},{'x':673,'y':434,'angle':0,'zoom':1,'horizontalFlip':false,'data':{'x':673,'y':434,'width':48,'height':48,'action':1,'label':'process_letter','bindToSwitch':false,'bindEnabledState':false,'bindValueTo':true,'bindValue':34,'bindValueVariable':{'name':'Letter','index':0,'scope':0},'finish':false,'zoom':1,'angle':0,'horizontalFlip':false,'commonEventId':'5FDD1950K9FA1A4BCCSB00CEE54C8BC8AE54'},'color':{'red':0,'green':0,'blue':0,'alpha':160},'size':{'width':48,'height':48}},{'x':721,'y':434,'angle':0,'zoom':1,'horizontalFlip':false,'data':{'x':721,'y':434,'width':48,'height':48,'action':1,'label':'process_letter','bindToSwitch':false,'bindEnabledState':false,'bindValueTo':true,'bindValue':35,'bindValueVariable':{'name':'Letter','index':0,'scope':0},'finish':false,'zoom':1,'angle':0,'horizontalFlip':false,'commonEventId':'5FDD1950K9FA1A4BCCSB00CEE54C8BC8AE54'},'color':{'red':0,'green':0,'blue':0,'alpha':160},'size':{'width':48,'height':48}},{'x':769,'y':434,'angle':0,'zoom':1,'horizontalFlip':false,'data':{'x':769,'y':434,'width':48,'height':48,'action':1,'label':'process_letter','bindToSwitch':false,'bindEnabledState':false,'bindValueTo':true,'bindValue':36,'bindValueVariable':{'name':'Letter','index':0,'scope':0},'finish':false,'zoom':1,'angle':0,'horizontalFlip':false,'commonEventId':'5FDD1950K9FA1A4BCCSB00CEE54C8BC8AE54'},'color':{'red':0,'green':0,'blue':0,'alpha':160},'size':{'width':48,'height':48}},{'x':385,'y':482,'angle':0,'zoom':1,'horizontalFlip':false,'data':{'x':385,'y':482,'width':48,'height':48,'action':1,'label':'process_letter','bindToSwitch':false,'bindEnabledState':false,'bindValueTo':true,'bindValue':37,'bindValueVariable':{'name':'Letter','index':0,'scope':0},'finish':false,'zoom':1,'angle':0,'horizontalFlip':false,'commonEventId':'5FDD1950K9FA1A4BCCSB00CEE54C8BC8AE54'},'color':{'red':0,'green':0,'blue':0,'alpha':160},'size':{'width':48,'height':48}},{'x':433,'y':482,'angle':0,'zoom':1,'horizontalFlip':false,'data':{'x':433,'y':482,'width':48,'height':48,'action':1,'label':'process_letter','bindToSwitch':false,'bindEnabledState':false,'bindValueTo':true,'bindValue':38,'bindValueVariable':{'name':'Letter','index':0,'scope':0},'finish':false,'zoom':1,'angle':0,'horizontalFlip':false,'commonEventId':'5FDD1950K9FA1A4BCCSB00CEE54C8BC8AE54'},'color':{'red':0,'green':0,'blue':0,'alpha':160},'size':{'width':48,'height':48}},{'x':481,'y':482,'angle':0,'zoom':1,'horizontalFlip':false,'data':{'x':481,'y':482,'width':48,'height':48,'action':1,'label':'process_letter','bindToSwitch':false,'bindEnabledState':false,'bindValueTo':true,'bindValue':39,'bindValueVariable':{'name':'Letter','index':0,'scope':0},'finish':false,'zoom':1,'angle':0,'horizontalFlip':false,'commonEventId':'5FDD1950K9FA1A4BCCSB00CEE54C8BC8AE54'},'color':{'red':0,'green':0,'blue':0,'alpha':160},'size':{'width':48,'height':48}},{'x':529,'y':482,'angle':0,'zoom':1,'horizontalFlip':false,'data':{'x':529,'y':482,'width':48,'height':48,'action':1,'label':'process_letter','bindToSwitch':false,'bindEnabledState':false,'bindValueTo':true,'bindValue':40,'bindValueVariable':{'name':'Letter','index':0,'scope':0},'finish':false,'zoom':1,'angle':0,'horizontalFlip':false,'commonEventId':'5FDD1950K9FA1A4BCCSB00CEE54C8BC8AE54'},'color':{'red':0,'green':0,'blue':0,'alpha':160},'size':{'width':48,'height':48}},{'x':577,'y':482,'angle':0,'zoom':1,'horizontalFlip':false,'data':{'x':577,'y':482,'width':48,'height':48,'action':1,'label':'process_letter','bindToSwitch':false,'bindEnabledState':false,'bindValueTo':true,'bindValue':41,'bindValueVariable':{'name':'Letter','index':0,'scope':0},'finish':false,'zoom':1,'angle':0,'horizontalFlip':false,'commonEventId':'5FDD1950K9FA1A4BCCSB00CEE54C8BC8AE54'},'color':{'red':0,'green':0,'blue':0,'alpha':160},'size':{'width':48,'height':48}},{'x':625,'y':482,'angle':0,'zoom':1,'horizontalFlip':false,'data':{'x':625,'y':482,'width':48,'height':48,'action':1,'label':'process_letter','bindToSwitch':false,'bindEnabledState':false,'bindValueTo':true,'bindValue':42,'bindValueVariable':{'name':'Letter','index':0,'scope':0},'finish':false,'zoom':1,'angle':0,'horizontalFlip':false,'commonEventId':'5FDD1950K9FA1A4BCCSB00CEE54C8BC8AE54'},'color':{'red':0,'green':0,'blue':0,'alpha':160},'size':{'width':48,'height':48}},{'x':673,'y':482,'angle':0,'zoom':1,'horizontalFlip':false,'data':{'x':673,'y':482,'width':48,'height':48,'action':1,'label':'process_letter','bindToSwitch':false,'bindEnabledState':false,'bindValueTo':true,'bindValue':43,'bindValueVariable':{'name':'Letter','index':0,'scope':0},'finish':false,'zoom':1,'angle':0,'horizontalFlip':false,'commonEventId':'5FDD1950K9FA1A4BCCSB00CEE54C8BC8AE54'},'color':{'red':0,'green':0,'blue':0,'alpha':160},'size':{'width':48,'height':48}}" calcext:value-type="string">
            <text:p>{'x':385,'y':290,'angle':0,'zoom':1,'horizontalFlip':false,'data':{'x':385,'y':290,'width':48,'height':48,'action':1,'label':'process_letter','bindToSwitch':false,'bindEnabledState':false,'bindValueTo':true,'bindValue':1,'bindValueVariable':{'name':'Letter','index':0,'scope':0},'finish':false,'zoom':1,'angle':0,'horizontalFlip':false,'commonEventId':'5FDD1950K9FA1A4BCCSB00CEE54C8BC8AE54'},'color':{'red':0,'green':0,'blue':0,'alpha':160},'size':{'width':48,'height':48}},{'x':433,'y':290,'angle':0,'zoom':1,'horizontalFlip':false,'data':{'x':433,'y':290,'width':48,'height':48,'action':1,'label':'process_letter','bindToSwitch':false,'bindEnabledState':false,'bindValueTo':true,'bindValue':2,'bindValueVariable':{'name':'Letter','index':0,'scope':0},'finish':false,'zoom':1,'angle':0,'horizontalFlip':false,'commonEventId':'5FDD1950K9FA1A4BCCSB00CEE54C8BC8AE54'},'color':{'red':0,'green':0,'blue':0,'alpha':160},'size':{'width':48,'height':48}},{'x':481,'y':290,'angle':0,'zoom':1,'horizontalFlip':false,'data':{'x':481,'y':290,'width':48,'height':48,'action':1,'label':'process_letter','bindToSwitch':false,'bindEnabledState':false,'bindValueTo':true,'bindValue':3,'bindValueVariable':{'name':'Letter','index':0,'scope':0},'finish':false,'zoom':1,'angle':0,'horizontalFlip':false,'commonEventId':'5FDD1950K9FA1A4BCCSB00CEE54C8BC8AE54'},'color':{'red':0,'green':0,'blue':0,'alpha':160},'size':{'width':48,'height':48}},{'x':529,'y':290,'angle':0,'zoom':1,'horizontalFlip':false,'data':{'x':529,'y':290,'width':48,'height':48,'action':1,'label':'process_letter','bindToSwitch':false,'bindEnabledState':false,'bindValueTo':true,'bindValue':4,'bindValueVariable':{'name':'Letter','index':0,'scope':0},'finish':false,'zoom':1,'angle':0,'horizontalFlip':false,'commonEventId':'5FDD1950K9FA1A4BCCSB00CEE54C8BC8AE54'},'color':{'red':0,'green':0,'blue':0,'alpha':160},'size':{'width':48,'height':48}},{'x':577,'y':290,'angle':0,'zoom':1,'horizontalFlip':false,'data':{'x':577,'y':290,'width':48,'height':48,'action':1,'label':'process_letter','bindToSwitch':false,'bindEnabledState':false,'bindValueTo':true,'bindValue':5,'bindValueVariable':{'name':'Letter','index':0,'scope':0},'finish':false,'zoom':1,'angle':0,'horizontalFlip':false,'commonEventId':'5FDD1950K9FA1A4BCCSB00CEE54C8BC8AE54'},'color':{'red':0,'green':0,'blue':0,'alpha':160},'size':{'width':48,'height':48}},{'x':625,'y':290,'angle':0,'zoom':1,'horizontalFlip':false,'data':{'x':625,'y':290,'width':48,'height':48,'action':1,'label':'process_letter','bindToSwitch':false,'bindEnabledState':false,'bindValueTo':true,'bindValue':6,'bindValueVariable':{'name':'Letter','index':0,'scope':0},'finish':false,'zoom':1,'angle':0,'horizontalFlip':false,'commonEventId':'5FDD1950K9FA1A4BCCSB00CEE54C8BC8AE54'},'color':{'red':0,'green':0,'blue':0,'alpha':160},'size':{'width':48,'height':48}},{'x':673,'y':290,'angle':0,'zoom':1,'horizontalFlip':false,'data':{'x':673,'y':290,'width':48,'height':48,'action':1,'label':'process_letter','bindToSwitch':false,'bindEnabledState':false,'bindValueTo':true,'bindValue':7,'bindValueVariable':{'name':'Letter','index':0,'scope':0},'finish':false,'zoom':1,'angle':0,'horizontalFlip':false,'commonEventId':'5FDD1950K9FA1A4BCCSB00CEE54C8BC8AE54'},'color':{'red':0,'green':0,'blue':0,'alpha':160},'size':{'width':48,'height':48}},{'x':721,'y':290,'angle':0,'zoom':1,'horizontalFlip':false,'data':{'x':721,'y':290,'width':48,'height':48,'action':1,'label':'process_letter','bindToSwitch':false,'bindEnabledState':false,'bindValueTo':true,'bindValue':8,'bindValueVariable':{'name':'Letter','index':0,'scope':0},'finish':false,'zoom':1,'angle':0,'horizontalFlip':false,'commonEventId':'5FDD1950K9FA1A4BCCSB00CEE54C8BC8AE54'},'color':{'red':0,'green':0,'blue':0,'alpha':160},'size':{'width':48,'height':48}},{'x':769,'y':290,'angle':0,'zoom':1,'horizontalFlip':false,'data':{'x':769,'y':290,'width':48,'height':48,'action':1,'label':'process_letter','bindToSwitch':false,'bindEnabledState':false,'bindValueTo':true,'bindValue':9,'bindValueVariable':{'name':'Letter','index':0,'scope':0},'finish':false,'zoom':1,'angle':0,'horizontalFlip':false,'commonEventId':'5FDD1950K9FA1A4BCCSB00CEE54C8BC8AE54'},'color':{'red':0,'green':0,'blue':0,'alpha':160},'size':{'width':48,'height':48}},{'x':817,'y':290,'angle':0,'zoom':1,'horizontalFlip':false,'data':{'x':817,'y':290,'width':48,'height':48,'action':1,'label':'process_letter','bindToSwitch':false,'bindEnabledState':false,'bindValueTo':true,'bindValue':10,'bindValueVariable':{'name':'Letter','index':0,'scope':0},'finish':false,'zoom':1,'angle':0,'horizontalFlip':false,'commonEventId':'5FDD1950K9FA1A4BCCSB00CEE54C8BC8AE54'},'color':{'red':0,'green':0,'blue':0,'alpha':160},'size':{'width':48,'height':48}},{'x':385,'y':338,'angle':0,'zoom':1,'horizontalFlip':false,'data':{'x':385,'y':338,'width':48,'height':48,'action':1,'label':'process_letter','bindToSwitch':false,'bindEnabledState':false,'bindValueTo':true,'bindValue':11,'bindValueVariable':{'name':'Letter','index':0,'scope':0},'finish':false,'zoom':1,'angle':0,'horizontalFlip':false,'commonEventId':'5FDD1950K9FA1A4BCCSB00CEE54C8BC8AE54'},'color':{'red':0,'green':0,'blue':0,'alpha':160},'size':{'width':48,'height':48}},{'x':433,'y':338,'angle':0,'zoom':1,'horizontalFlip':false,'data':{'x':433,'y':338,'width':48,'height':48,'action':1,'label':'process_letter','bindToSwitch':false,'bindEnabledState':false,'bindValueTo':true,'bindValue':12,'bindValueVariable':{'name':'Letter','index':0,'scope':0},'finish':false,'zoom':1,'angle':0,'horizontalFlip':false,'commonEventId':'5FDD1950K9FA1A4BCCSB00CEE54C8BC8AE54'},'color':{'red':0,'green':0,'blue':0,'alpha':160},'size':{'width':48,'height':48}},{'x':481,'y':338,'angle':0,'zoom':1,'horizontalFlip':false,'data':{'x':481,'y':338,'width':48,'height':48,'action':1,'label':'process_letter','bindToSwitch':false,'bindEnabledState':false,'bindValueTo':true,'bindValue':13,'bindValueVariable':{'name':'Letter','index':0,'scope':0},'finish':false,'zoom':1,'angle':0,'horizontalFlip':false,'commonEventId':'5FDD1950K9FA1A4BCCSB00CEE54C8BC8AE54'},'color':{'red':0,'green':0,'blue':0,'alpha':160},'size':{'width':48,'height':48}},{'x':529,'y':338,'angle':0,'zoom':1,'horizontalFlip':false,'data':{'x':529,'y':338,'width':48,'height':48,'action':1,'label':'process_letter','bindToSwitch':false,'bindEnabledState':false,'bindValueTo':true,'bindValue':14,'bindValueVariable':{'name':'Letter','index':0,'scope':0},'finish':false,'zoom':1,'angle':0,'horizontalFlip':false,'commonEventId':'5FDD1950K9FA1A4BCCSB00CEE54C8BC8AE54'},'color':{'red':0,'green':0,'blue':0,'alpha':160},'size':{'width':48,'height':48}},{'x':577,'y':338,'angle':0,'zoom':1,'horizontalFlip':false,'data':{'x':577,'y':338,'width':48,'height':48,'action':1,'label':'process_letter','bindToSwitch':false,'bindEnabledState':false,'bindValueTo':true,'bindValue':15,'bindValueVariable':{'name':'Letter','index':0,'scope':0},'finish':false,'zoom':1,'angle':0,'horizontalFlip':false,'commonEventId':'5FDD1950K9FA1A4BCCSB00CEE54C8BC8AE54'},'color':{'red':0,'green':0,'blue':0,'alpha':160},'size':{'width':48,'height':48}},{'x':625,'y':338,'angle':0,'zoom':1,'horizontalFlip':false,'data':{'x':625,'y':338,'width':48,'height':48,'action':1,'label':'process_letter','bindToSwitch':false,'bindEnabledState':false,'bindValueTo':true,'bindValue':16,'bindValueVariable':{'name':'Letter','index':0,'scope':0},'finish':false,'zoom':1,'angle':0,'horizontalFlip':false,'commonEventId':'5FDD1950K9FA1A4BCCSB00CEE54C8BC8AE54'},'color':{'red':0,'green':0,'blue':0,'alpha':160},'size':{'width':48,'height':48}},{'x':673,'y':338,'angle':0,'zoom':1,'horizontalFlip':false,'data':{'x':673,'y':338,'width':48,'height':48,'action':1,'label':'process_letter','bindToSwitch':false,'bindEnabledState':false,'bindValueTo':true,'bindValue':17,'bindValueVariable':{'name':'Letter','index':0,'scope':0},'finish':false,'zoom':1,'angle':0,'horizontalFlip':false,'commonEventId':'5FDD1950K9FA1A4BCCSB00CEE54C8BC8AE54'},'color':{'red':0,'green':0,'blue':0,'alpha':160},'size':{'width':48,'height':48}},{'x':721,'y':338,'angle':0,'zoom':1,'horizontalFlip':false,'data':{'x':721,'y':338,'width':48,'height':48,'action':1,'label':'process_letter','bindToSwitch':false,'bindEnabledState':false,'bindValueTo':true,'bindValue':18,'bindValueVariable':{'name':'Letter','index':0,'scope':0},'finish':false,'zoom':1,'angle':0,'horizontalFlip':false,'commonEventId':'5FDD1950K9FA1A4BCCSB00CEE54C8BC8AE54'},'color':{'red':0,'green':0,'blue':0,'alpha':160},'size':{'width':48,'height':48}},{'x':769,'y':338,'angle':0,'zoom':1,'horizontalFlip':false,'data':{'x':769,'y':338,'width':48,'height':48,'action':1,'label':'process_letter','bindToSwitch':false,'bindEnabledState':false,'bindValueTo':true,'bindValue':19,'bindValueVariable':{'name':'Letter','index':0,'scope':0},'finish':false,'zoom':1,'angle':0,'horizontalFlip':false,'commonEventId':'5FDD1950K9FA1A4BCCSB00CEE54C8BC8AE54'},'color':{'red':0,'green':0,'blue':0,'alpha':160},'size':{'width':48,'height':48}},{'x':817,'y':338,'angle':0,'zoom':1,'horizontalFlip':false,'data':{'x':817,'y':338,'width':48,'height':48,'action':1,'label':'process_letter','bindToSwitch':false,'bindEnabledState':false,'bindValueTo':true,'bindValue':20,'bindValueVariable':{'name':'Letter','index':0,'scope':0},'finish':false,'zoom':1,'angle':0,'horizontalFlip':false,'commonEventId':'5FDD1950K9FA1A4BCCSB00CEE54C8BC8AE54'},'color':{'red':0,'green':0,'blue':0,'alpha':160},'size':{'width':48,'height':48}},{'x':385,'y':386,'angle':0,'zoom':1,'horizontalFlip':false,'data':{'x':385,'y':386,'width':48,'height':48,'action':1,'label':'process_letter','bindToSwitch':false,'bindEnabledState':false,'bindValueTo':true,'bindValue':21,'bindValueVariable':{'name':'Letter','index':0,'scope':0},'finish':false,'zoom':1,'angle':0,'horizontalFlip':false,'commonEventId':'5FDD1950K9FA1A4BCCSB00CEE54C8BC8AE54'},'color':{'red':0,'green':0,'blue':0,'alpha':160},'size':{'width':48,'height':48}},{'x':433,'y':386,'angle':0,'zoom':1,'horizontalFlip':false,'data':{'x':433,'y':386,'width':48,'height':48,'action':1,'label':'process_letter','bindToSwitch':false,'bindEnabledState':false,'bindValueTo':true,'bindValue':22,'bindValueVariable':{'name':'Letter','index':0,'scope':0},'finish':false,'zoom':1,'angle':0,'horizontalFlip':false,'commonEventId':'5FDD1950K9FA1A4BCCSB00CEE54C8BC8AE54'},'color':{'red':0,'green':0,'blue':0,'alpha':160},'size':{'width':48,'height':48}},{'x':481,'y':386,'angle':0,'zoom':1,'horizontalFlip':false,'data':{'x':481,'y':386,'width':48,'height':48,'action':1,'label':'process_letter','bindToSwitch':false,'bindEnabledState':false,'bindValueTo':true,'bindValue':23,'bindValueVariable':{'name':'Letter','index':0,'scope':0},'finish':false,'zoom':1,'angle':0,'horizontalFlip':false,'commonEventId':'5FDD1950K9FA1A4BCCSB00CEE54C8BC8AE54'},'color':{'red':0,'green':0,'blue':0,'alpha':160},'size':{'width':48,'height':48}},{'x':529,'y':386,'angle':0,'zoom':1,'horizontalFlip':false,'data':{'x':529,'y':386,'width':48,'height':48,'action':1,'label':'process_letter','bindToSwitch':false,'bindEnabledState':false,'bindValueTo':true,'bindValue':24,'bindValueVariable':{'name':'Letter','index':0,'scope':0},'finish':false,'zoom':1,'angle':0,'horizontalFlip':false,'commonEventId':'5FDD1950K9FA1A4BCCSB00CEE54C8BC8AE54'},'color':{'red':0,'green':0,'blue':0,'alpha':160},'size':{'width':48,'height':48}},{'x':577,'y':386,'angle':0,'zoom':1,'horizontalFlip':false,'data':{'x':577,'y':386,'width':48,'height':48,'action':1,'label':'process_letter','bindToSwitch':false,'bindEnabledState':false,'bindValueTo':true,'bindValue':25,'bindValueVariable':{'name':'Letter','index':0,'scope':0},'finish':false,'zoom':1,'angle':0,'horizontalFlip':false,'commonEventId':'5FDD1950K9FA1A4BCCSB00CEE54C8BC8AE54'},'color':{'red':0,'green':0,'blue':0,'alpha':160},'size':{'width':48,'height':48}},{'x':769,'y':386,'angle':0,'zoom':1,'horizontalFlip':false,'data':{'x':769,'y':386,'width':48,'height':48,'action':1,'label':'process_letter','bindToSwitch':false,'bindEnabledState':false,'bindValueTo':true,'bindValue':26,'bindValueVariable':{'name':'Letter','index':0,'scope':0},'finish':false,'zoom':1,'angle':0,'horizontalFlip':false,'commonEventId':'5FDD1950K9FA1A4BCCSB00CEE54C8BC8AE54'},'color':{'red':0,'green':0,'blue':0,'alpha':160},'size':{'width':48,'height':48}},{'x':817,'y':386,'angle':0,'zoom':1,'horizontalFlip':false,'data':{'x':817,'y':386,'width':48,'height':48,'action':1,'label':'process_letter','bindToSwitch':false,'bindEnabledState':false,'bindValueTo':true,'bindValue':27,'bindValueVariable':{'name':'Letter','index':0,'scope':0},'finish':false,'zoom':1,'angle':0,'horizontalFlip':false,'commonEventId':'5FDD1950K9FA1A4BCCSB00CEE54C8BC8AE54'},'color':{'red':0,'green':0,'blue':0,'alpha':160},'size':{'width':48,'height':48}},{'x':385,'y':434,'angle':0,'zoom':1,'horizontalFlip':false,'data':{'x':385,'y':434,'width':48,'height':48,'action':1,'label':'process_letter','bindToSwitch':false,'bindEnabledState':false,'bindValueTo':true,'bindValue':28,'bindValueVariable':{'name':'Letter','index':0,'scope':0},'finish':false,'zoom':1,'angle':0,'horizontalFlip':false,'commonEventId':'5FDD1950K9FA1A4BCCSB00CEE54C8BC8AE54'},'color':{'red':0,'green':0,'blue':0,'alpha':160},'size':{'width':48,'height':48}},{'x':433,'y':434,'angle':0,'zoom':1,'horizontalFlip':false,'data':{'x':433,'y':434,'width':48,'height':48,'action':1,'label':'process_letter','bindToSwitch':false,'bindEnabledState':false,'bindValueTo':true,'bindValue':29,'bindValueVariable':{'name':'Letter','index':0,'scope':0},'finish':false,'zoom':1,'angle':0,'horizontalFlip':false,'commonEventId':'5FDD1950K9FA1A4BCCSB00CEE54C8BC8AE54'},'color':{'red':0,'green':0,'blue':0,'alpha':160},'size':{'width':48,'height':48}},{'x':481,'y':434,'angle':0,'zoom':1,'horizontalFlip':false,'data':{'x':481,'y':434,'width':48,'height':48,'action':1,'label':'process_letter','bindToSwitch':false,'bindEnabledState':false,'bindValueTo':true,'bindValue':30,'bindValueVariable':{'name':'Letter','index':0,'scope':0},'finish':false,'zoom':1,'angle':0,'horizontalFlip':false,'commonEventId':'5FDD1950K9FA1A4BCCSB00CEE54C8BC8AE54'},'color':{'red':0,'green':0,'blue':0,'alpha':160},'size':{'width':48,'height':48}},{'x':529,'y':434,'angle':0,'zoom':1,'horizontalFlip':false,'data':{'x':529,'y':434,'width':48,'height':48,'action':1,'label':'process_letter','bindToSwitch':false,'bindEnabledState':false,'bindValueTo':true,'bindValue':31,'bindValueVariable':{'name':'Letter','index':0,'scope':0},'finish':false,'zoom':1,'angle':0,'horizontalFlip':false,'commonEventId':'5FDD1950K9FA1A4BCCSB00CEE54C8BC8AE54'},'color':{'red':0,'green':0,'blue':0,'alpha':160},'size':{'width':48,'height':48}},{'x':577,'y':434,'angle':0,'zoom':1,'horizontalFlip':false,'data':{'x':577,'y':434,'width':48,'height':48,'action':1,'label':'process_letter','bindToSwitch':false,'bindEnabledState':false,'bindValueTo':true,'bindValue':32,'bindValueVariable':{'name':'Letter','index':0,'scope':0},'finish':false,'zoom':1,'angle':0,'horizontalFlip':false,'commonEventId':'5FDD1950K9FA1A4BCCSB00CEE54C8BC8AE54'},'color':{'red':0,'green':0,'blue':0,'alpha':160},'size':{'width':48,'height':48}},{'x':625,'y':434,'angle':0,'zoom':1,'horizontalFlip':false,'data':{'x':625,'y':434,'width':48,'height':48,'action':1,'label':'process_letter','bindToSwitch':false,'bindEnabledState':false,'bindValueTo':true,'bindValue':33,'bindValueVariable':{'name':'Letter','index':0,'scope':0},'finish':false,'zoom':1,'angle':0,'horizontalFlip':false,'commonEventId':'5FDD1950K9FA1A4BCCSB00CEE54C8BC8AE54'},'color':{'red':0,'green':0,'blue':0,'alpha':160},'size':{'width':48,'height':48}},{'x':673,'y':434,'angle':0,'zoom':1,'horizontalFlip':false,'data':{'x':673,'y':434,'width':48,'height':48,'action':1,'label':'process_letter','bindToSwitch':false,'bindEnabledState':false,'bindValueTo':true,'bindValue':34,'bindValueVariable':{'name':'Letter','index':0,'scope':0},'finish':false,'zoom':1,'angle':0,'horizontalFlip':false,'commonEventId':'5FDD1950K9FA1A4BCCSB00CEE54C8BC8AE54'},'color':{'red':0,'green':0,'blue':0,'alpha':160},'size':{'width':48,'height':48}},{'x':721,'y':434,'angle':0,'zoom':1,'horizontalFlip':false,'data':{'x':721,'y':434,'width':48,'height':48,'action':1,'label':'process_letter','bindToSwitch':false,'bindEnabledState':false,'bindValueTo':true,'bindValue':35,'bindValueVariable':{'name':'Letter','index':0,'scope':0},'finish':false,'zoom':1,'angle':0,'horizontalFlip':false,'commonEventId':'5FDD1950K9FA1A4BCCSB00CEE54C8BC8AE54'},'color':{'red':0,'green':0,'blue':0,'alpha':160},'size':{'width':48,'height':48}},{'x':769,'y':434,'angle':0,'zoom':1,'horizontalFlip':false,'data':{'x':769,'y':434,'width':48,'height':48,'action':1,'label':'process_letter','bindToSwitch':false,'bindEnabledState':false,'bindValueTo':true,'bindValue':36,'bindValueVariable':{'name':'Letter','index':0,'scope':0},'finish':false,'zoom':1,'angle':0,'horizontalFlip':false,'commonEventId':'5FDD1950K9FA1A4BCCSB00CEE54C8BC8AE54'},'color':{'red':0,'green':0,'blue':0,'alpha':160},'size':{'width':48,'height':48}},{'x':385,'y':482,'angle':0,'zoom':1,'horizontalFlip':false,'data':{'x':385,'y':482,'width':48,'height':48,'action':1,'label':'process_letter','bindToSwitch':false,'bindEnabledState':false,'bindValueTo':true,'bindValue':37,'bindValueVariable':{'name':'Letter','index':0,'scope':0},'finish':false,'zoom':1,'angle':0,'horizontalFlip':false,'commonEventId':'5FDD1950K9FA1A4BCCSB00CEE54C8BC8AE54'},'color':{'red':0,'green':0,'blue':0,'alpha':160},'size':{'width':48,'height':48}},{'x':433,'y':482,'angle':0,'zoom':1,'horizontalFlip':false,'data':{'x':433,'y':482,'width':48,'height':48,'action':1,'label':'process_letter','bindToSwitch':false,'bindEnabledState':false,'bindValueTo':true,'bindValue':38,'bindValueVariable':{'name':'Letter','index':0,'scope':0},'finish':false,'zoom':1,'angle':0,'horizontalFlip':false,'commonEventId':'5FDD1950K9FA1A4BCCSB00CEE54C8BC8AE54'},'color':{'red':0,'green':0,'blue':0,'alpha':160},'size':{'width':48,'height':48}},{'x':481,'y':482,'angle':0,'zoom':1,'horizontalFlip':false,'data':{'x':481,'y':482,'width':48,'height':48,'action':1,'label':'process_letter','bindToSwitch':false,'bindEnabledState':false,'bindValueTo':true,'bindValue':39,'bindValueVariable':{'name':'Letter','index':0,'scope':0},'finish':false,'zoom':1,'angle':0,'horizontalFlip':false,'commonEventId':'5FDD1950K9FA1A4BCCSB00CEE54C8BC8AE54'},'color':{'red':0,'green':0,'blue':0,'alpha':160},'size':{'width':48,'height':48}},{'x':529,'y':482,'angle':0,'zoom':1,'horizontalFlip':false,'data':{'x':529,'y':482,'width':48,'height':48,'action':1,'label':'process_letter','bindToSwitch':false,'bindEnabledState':false,'bindValueTo':true,'bindValue':40,'bindValueVariable':{'name':'Letter','index':0,'scope':0},'finish':false,'zoom':1,'angle':0,'horizontalFlip':false,'commonEventId':'5FDD1950K9FA1A4BCCSB00CEE54C8BC8AE54'},'color':{'red':0,'green':0,'blue':0,'alpha':160},'size':{'width':48,'height':48}},{'x':577,'y':482,'angle':0,'zoom':1,'horizontalFlip':false,'data':{'x':577,'y':482,'width':48,'height':48,'action':1,'label':'process_letter','bindToSwitch':false,'bindEnabledState':false,'bindValueTo':true,'bindValue':41,'bindValueVariable':{'name':'Letter','index':0,'scope':0},'finish':false,'zoom':1,'angle':0,'horizontalFlip':false,'commonEventId':'5FDD1950K9FA1A4BCCSB00CEE54C8BC8AE54'},'color':{'red':0,'green':0,'blue':0,'alpha':160},'size':{'width':48,'height':48}},{'x':625,'y':482,'angle':0,'zoom':1,'horizontalFlip':false,'data':{'x':625,'y':482,'width':48,'height':48,'action':1,'label':'process_letter','bindToSwitch':false,'bindEnabledState':false,'bindValueTo':true,'bindValue':42,'bindValueVariable':{'name':'Letter','index':0,'scope':0},'finish':false,'zoom':1,'angle':0,'horizontalFlip':false,'commonEventId':'5FDD1950K9FA1A4BCCSB00CEE54C8BC8AE54'},'color':{'red':0,'green':0,'blue':0,'alpha':160},'size':{'width':48,'height':48}},{'x':673,'y':482,'angle':0,'zoom':1,'horizontalFlip':false,'data':{'x':673,'y':482,'width':48,'height':48,'action':1,'label':'process_letter','bindToSwitch':false,'bindEnabledState':false,'bindValueTo':true,'bindValue':43,'bindValueVariable':{'name':'Letter','index':0,'scope':0},'finish':false,'zoom':1,'angle':0,'horizontalFlip':false,'commonEventId':'5FDD1950K9FA1A4BCCSB00CEE54C8BC8AE54'},'color':{'red':0,'green':0,'blue':0,'alpha':160},'size':{'width':48,'height':48}}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2" office:value-type="string" calcext:value-type="string">
            <text:p>Index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8" office:value-type="string" calcext:value-type="string">
            <text:p>to json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Q</text:p>
          </table:table-cell>
          <table:table-cell table:style-name="ce7" office:value-type="float" office:value="385" calcext:value-type="float">
            <text:p>385</text:p>
          </table:table-cell>
          <table:table-cell table:style-name="ce7" table:formula="of:=290+48" office:value-type="float" office:value="338" calcext:value-type="float">
            <text:p>338</text:p>
          </table:table-cell>
          <table:table-cell table:style-name="ce6" table:formula="of:=CONCATENATE(&quot;{'x':&quot;;[.D53];&quot;,'y':&quot;;[.E53];&quot;,'angle':0,'zoom':1,'horizontalFlip':false,'data':{'x':&quot;;[.D53];&quot;,'y':&quot;;[.E53];&quot;,'width':48,'height':48,'action':1,'label':'process_letter','bindToSwitch':false,'bindEnabledState':false,'bindValueTo':true,'bindValue':&quot;;[.B53];&quot;,'bindValueVariable':{'name':'Letter','index':0,'scope':0},'finish':false,'zoom':1,'angle':0,'horizontalFlip':false,'commonEventId':'5FDD1950K9FA1A4BCCSB00CEE54C8BC8AE54'},'color':{'red':0,'green':0,'blue':0,'alpha':160},'size':{'width':48,'height':48}}&quot;)" office:value-type="string" office:string-value="{'x':385,'y':338,'angle':0,'zoom':1,'horizontalFlip':false,'data':{'x':385,'y':338,'width':48,'height':48,'action':1,'label':'process_letter','bindToSwitch':false,'bindEnabledState':false,'bindValueTo':true,'bindValue':1,'bindValueVariable':{'name':'Letter','index':0,'scope':0},'finish':false,'zoom':1,'angle':0,'horizontalFlip':false,'commonEventId':'5FDD1950K9FA1A4BCCSB00CEE54C8BC8AE54'},'color':{'red':0,'green':0,'blue':0,'alpha':160},'size':{'width':48,'height':48}}" calcext:value-type="string">
            <text:p>{'x':385,'y':338,'angle':0,'zoom':1,'horizontalFlip':false,'data':{'x':385,'y':338,'width':48,'height':48,'action':1,'label':'process_letter','bindToSwitch':false,'bindEnabledState':false,'bindValueTo':true,'bindValue':1,'bindValueVariable':{'name':'Letter','index':0,'scope':0},'finish':false,'zoom':1,'angle':0,'horizontalFlip':false,'commonEventId':'5FDD1950K9FA1A4BCCSB00CEE54C8BC8AE54'},'color':{'red':0,'green':0,'blue':0,'alpha':160},'size':{'width':48,'height':48}}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W</text:p>
          </table:table-cell>
          <table:table-cell table:style-name="ce7" table:formula="of:=[.D53] + 48" office:value-type="float" office:value="433" calcext:value-type="float">
            <text:p>433</text:p>
          </table:table-cell>
          <table:table-cell table:style-name="ce7" table:formula="of:=290+48" office:value-type="float" office:value="338" calcext:value-type="float">
            <text:p>338</text:p>
          </table:table-cell>
          <table:table-cell table:style-name="ce6" table:formula="of:=CONCATENATE(&quot;{'x':&quot;;[.D54];&quot;,'y':&quot;;[.E54];&quot;,'angle':0,'zoom':1,'horizontalFlip':false,'data':{'x':&quot;;[.D54];&quot;,'y':&quot;;[.E54];&quot;,'width':48,'height':48,'action':1,'label':'process_letter','bindToSwitch':false,'bindEnabledState':false,'bindValueTo':true,'bindValue':&quot;;[.B54];&quot;,'bindValueVariable':{'name':'Letter','index':0,'scope':0},'finish':false,'zoom':1,'angle':0,'horizontalFlip':false,'commonEventId':'5FDD1950K9FA1A4BCCSB00CEE54C8BC8AE54'},'color':{'red':0,'green':0,'blue':0,'alpha':160},'size':{'width':48,'height':48}}&quot;)" office:value-type="string" office:string-value="{'x':433,'y':338,'angle':0,'zoom':1,'horizontalFlip':false,'data':{'x':433,'y':338,'width':48,'height':48,'action':1,'label':'process_letter','bindToSwitch':false,'bindEnabledState':false,'bindValueTo':true,'bindValue':2,'bindValueVariable':{'name':'Letter','index':0,'scope':0},'finish':false,'zoom':1,'angle':0,'horizontalFlip':false,'commonEventId':'5FDD1950K9FA1A4BCCSB00CEE54C8BC8AE54'},'color':{'red':0,'green':0,'blue':0,'alpha':160},'size':{'width':48,'height':48}}" calcext:value-type="string">
            <text:p>{'x':433,'y':338,'angle':0,'zoom':1,'horizontalFlip':false,'data':{'x':433,'y':338,'width':48,'height':48,'action':1,'label':'process_letter','bindToSwitch':false,'bindEnabledState':false,'bindValueTo':true,'bindValue':2,'bindValueVariable':{'name':'Letter','index':0,'scope':0},'finish':false,'zoom':1,'angle':0,'horizontalFlip':false,'commonEventId':'5FDD1950K9FA1A4BCCSB00CEE54C8BC8AE54'},'color':{'red':0,'green':0,'blue':0,'alpha':160},'size':{'width':48,'height':48}}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E</text:p>
          </table:table-cell>
          <table:table-cell table:style-name="ce7" table:formula="of:=[.D54] + 48" office:value-type="float" office:value="481" calcext:value-type="float">
            <text:p>481</text:p>
          </table:table-cell>
          <table:table-cell table:style-name="ce7" table:formula="of:=290+48" office:value-type="float" office:value="338" calcext:value-type="float">
            <text:p>338</text:p>
          </table:table-cell>
          <table:table-cell table:style-name="ce6" table:formula="of:=CONCATENATE(&quot;{'x':&quot;;[.D55];&quot;,'y':&quot;;[.E55];&quot;,'angle':0,'zoom':1,'horizontalFlip':false,'data':{'x':&quot;;[.D55];&quot;,'y':&quot;;[.E55];&quot;,'width':48,'height':48,'action':1,'label':'process_letter','bindToSwitch':false,'bindEnabledState':false,'bindValueTo':true,'bindValue':&quot;;[.B55];&quot;,'bindValueVariable':{'name':'Letter','index':0,'scope':0},'finish':false,'zoom':1,'angle':0,'horizontalFlip':false,'commonEventId':'5FDD1950K9FA1A4BCCSB00CEE54C8BC8AE54'},'color':{'red':0,'green':0,'blue':0,'alpha':160},'size':{'width':48,'height':48}}&quot;)" office:value-type="string" office:string-value="{'x':481,'y':338,'angle':0,'zoom':1,'horizontalFlip':false,'data':{'x':481,'y':338,'width':48,'height':48,'action':1,'label':'process_letter','bindToSwitch':false,'bindEnabledState':false,'bindValueTo':true,'bindValue':3,'bindValueVariable':{'name':'Letter','index':0,'scope':0},'finish':false,'zoom':1,'angle':0,'horizontalFlip':false,'commonEventId':'5FDD1950K9FA1A4BCCSB00CEE54C8BC8AE54'},'color':{'red':0,'green':0,'blue':0,'alpha':160},'size':{'width':48,'height':48}}" calcext:value-type="string">
            <text:p>{'x':481,'y':338,'angle':0,'zoom':1,'horizontalFlip':false,'data':{'x':481,'y':338,'width':48,'height':48,'action':1,'label':'process_letter','bindToSwitch':false,'bindEnabledState':false,'bindValueTo':true,'bindValue':3,'bindValueVariable':{'name':'Letter','index':0,'scope':0},'finish':false,'zoom':1,'angle':0,'horizontalFlip':false,'commonEventId':'5FDD1950K9FA1A4BCCSB00CEE54C8BC8AE54'},'color':{'red':0,'green':0,'blue':0,'alpha':160},'size':{'width':48,'height':48}}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R</text:p>
          </table:table-cell>
          <table:table-cell table:style-name="ce7" table:formula="of:=[.D55] + 48" office:value-type="float" office:value="529" calcext:value-type="float">
            <text:p>529</text:p>
          </table:table-cell>
          <table:table-cell table:style-name="ce7" table:formula="of:=290+48" office:value-type="float" office:value="338" calcext:value-type="float">
            <text:p>338</text:p>
          </table:table-cell>
          <table:table-cell table:style-name="ce6" table:formula="of:=CONCATENATE(&quot;{'x':&quot;;[.D56];&quot;,'y':&quot;;[.E56];&quot;,'angle':0,'zoom':1,'horizontalFlip':false,'data':{'x':&quot;;[.D56];&quot;,'y':&quot;;[.E56];&quot;,'width':48,'height':48,'action':1,'label':'process_letter','bindToSwitch':false,'bindEnabledState':false,'bindValueTo':true,'bindValue':&quot;;[.B56];&quot;,'bindValueVariable':{'name':'Letter','index':0,'scope':0},'finish':false,'zoom':1,'angle':0,'horizontalFlip':false,'commonEventId':'5FDD1950K9FA1A4BCCSB00CEE54C8BC8AE54'},'color':{'red':0,'green':0,'blue':0,'alpha':160},'size':{'width':48,'height':48}}&quot;)" office:value-type="string" office:string-value="{'x':529,'y':338,'angle':0,'zoom':1,'horizontalFlip':false,'data':{'x':529,'y':338,'width':48,'height':48,'action':1,'label':'process_letter','bindToSwitch':false,'bindEnabledState':false,'bindValueTo':true,'bindValue':4,'bindValueVariable':{'name':'Letter','index':0,'scope':0},'finish':false,'zoom':1,'angle':0,'horizontalFlip':false,'commonEventId':'5FDD1950K9FA1A4BCCSB00CEE54C8BC8AE54'},'color':{'red':0,'green':0,'blue':0,'alpha':160},'size':{'width':48,'height':48}}" calcext:value-type="string">
            <text:p>{'x':529,'y':338,'angle':0,'zoom':1,'horizontalFlip':false,'data':{'x':529,'y':338,'width':48,'height':48,'action':1,'label':'process_letter','bindToSwitch':false,'bindEnabledState':false,'bindValueTo':true,'bindValue':4,'bindValueVariable':{'name':'Letter','index':0,'scope':0},'finish':false,'zoom':1,'angle':0,'horizontalFlip':false,'commonEventId':'5FDD1950K9FA1A4BCCSB00CEE54C8BC8AE54'},'color':{'red':0,'green':0,'blue':0,'alpha':160},'size':{'width':48,'height':48}}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T</text:p>
          </table:table-cell>
          <table:table-cell table:style-name="ce7" table:formula="of:=[.D56] + 48" office:value-type="float" office:value="577" calcext:value-type="float">
            <text:p>577</text:p>
          </table:table-cell>
          <table:table-cell table:style-name="ce7" table:formula="of:=290+48" office:value-type="float" office:value="338" calcext:value-type="float">
            <text:p>338</text:p>
          </table:table-cell>
          <table:table-cell table:style-name="ce6" table:formula="of:=CONCATENATE(&quot;{'x':&quot;;[.D57];&quot;,'y':&quot;;[.E57];&quot;,'angle':0,'zoom':1,'horizontalFlip':false,'data':{'x':&quot;;[.D57];&quot;,'y':&quot;;[.E57];&quot;,'width':48,'height':48,'action':1,'label':'process_letter','bindToSwitch':false,'bindEnabledState':false,'bindValueTo':true,'bindValue':&quot;;[.B57];&quot;,'bindValueVariable':{'name':'Letter','index':0,'scope':0},'finish':false,'zoom':1,'angle':0,'horizontalFlip':false,'commonEventId':'5FDD1950K9FA1A4BCCSB00CEE54C8BC8AE54'},'color':{'red':0,'green':0,'blue':0,'alpha':160},'size':{'width':48,'height':48}}&quot;)" office:value-type="string" office:string-value="{'x':577,'y':338,'angle':0,'zoom':1,'horizontalFlip':false,'data':{'x':577,'y':338,'width':48,'height':48,'action':1,'label':'process_letter','bindToSwitch':false,'bindEnabledState':false,'bindValueTo':true,'bindValue':5,'bindValueVariable':{'name':'Letter','index':0,'scope':0},'finish':false,'zoom':1,'angle':0,'horizontalFlip':false,'commonEventId':'5FDD1950K9FA1A4BCCSB00CEE54C8BC8AE54'},'color':{'red':0,'green':0,'blue':0,'alpha':160},'size':{'width':48,'height':48}}" calcext:value-type="string">
            <text:p>{'x':577,'y':338,'angle':0,'zoom':1,'horizontalFlip':false,'data':{'x':577,'y':338,'width':48,'height':48,'action':1,'label':'process_letter','bindToSwitch':false,'bindEnabledState':false,'bindValueTo':true,'bindValue':5,'bindValueVariable':{'name':'Letter','index':0,'scope':0},'finish':false,'zoom':1,'angle':0,'horizontalFlip':false,'commonEventId':'5FDD1950K9FA1A4BCCSB00CEE54C8BC8AE54'},'color':{'red':0,'green':0,'blue':0,'alpha':160},'size':{'width':48,'height':48}}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Y</text:p>
          </table:table-cell>
          <table:table-cell table:style-name="ce7" table:formula="of:=[.D57] + 48" office:value-type="float" office:value="625" calcext:value-type="float">
            <text:p>625</text:p>
          </table:table-cell>
          <table:table-cell table:style-name="ce7" table:formula="of:=290+48" office:value-type="float" office:value="338" calcext:value-type="float">
            <text:p>338</text:p>
          </table:table-cell>
          <table:table-cell table:style-name="ce6" table:formula="of:=CONCATENATE(&quot;{'x':&quot;;[.D58];&quot;,'y':&quot;;[.E58];&quot;,'angle':0,'zoom':1,'horizontalFlip':false,'data':{'x':&quot;;[.D58];&quot;,'y':&quot;;[.E58];&quot;,'width':48,'height':48,'action':1,'label':'process_letter','bindToSwitch':false,'bindEnabledState':false,'bindValueTo':true,'bindValue':&quot;;[.B58];&quot;,'bindValueVariable':{'name':'Letter','index':0,'scope':0},'finish':false,'zoom':1,'angle':0,'horizontalFlip':false,'commonEventId':'5FDD1950K9FA1A4BCCSB00CEE54C8BC8AE54'},'color':{'red':0,'green':0,'blue':0,'alpha':160},'size':{'width':48,'height':48}}&quot;)" office:value-type="string" office:string-value="{'x':625,'y':338,'angle':0,'zoom':1,'horizontalFlip':false,'data':{'x':625,'y':338,'width':48,'height':48,'action':1,'label':'process_letter','bindToSwitch':false,'bindEnabledState':false,'bindValueTo':true,'bindValue':6,'bindValueVariable':{'name':'Letter','index':0,'scope':0},'finish':false,'zoom':1,'angle':0,'horizontalFlip':false,'commonEventId':'5FDD1950K9FA1A4BCCSB00CEE54C8BC8AE54'},'color':{'red':0,'green':0,'blue':0,'alpha':160},'size':{'width':48,'height':48}}" calcext:value-type="string">
            <text:p>{'x':625,'y':338,'angle':0,'zoom':1,'horizontalFlip':false,'data':{'x':625,'y':338,'width':48,'height':48,'action':1,'label':'process_letter','bindToSwitch':false,'bindEnabledState':false,'bindValueTo':true,'bindValue':6,'bindValueVariable':{'name':'Letter','index':0,'scope':0},'finish':false,'zoom':1,'angle':0,'horizontalFlip':false,'commonEventId':'5FDD1950K9FA1A4BCCSB00CEE54C8BC8AE54'},'color':{'red':0,'green':0,'blue':0,'alpha':160},'size':{'width':48,'height':48}}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U</text:p>
          </table:table-cell>
          <table:table-cell table:style-name="ce7" table:formula="of:=[.D58] + 48" office:value-type="float" office:value="673" calcext:value-type="float">
            <text:p>673</text:p>
          </table:table-cell>
          <table:table-cell table:style-name="ce7" table:formula="of:=290+48" office:value-type="float" office:value="338" calcext:value-type="float">
            <text:p>338</text:p>
          </table:table-cell>
          <table:table-cell table:style-name="ce6" table:formula="of:=CONCATENATE(&quot;{'x':&quot;;[.D59];&quot;,'y':&quot;;[.E59];&quot;,'angle':0,'zoom':1,'horizontalFlip':false,'data':{'x':&quot;;[.D59];&quot;,'y':&quot;;[.E59];&quot;,'width':48,'height':48,'action':1,'label':'process_letter','bindToSwitch':false,'bindEnabledState':false,'bindValueTo':true,'bindValue':&quot;;[.B59];&quot;,'bindValueVariable':{'name':'Letter','index':0,'scope':0},'finish':false,'zoom':1,'angle':0,'horizontalFlip':false,'commonEventId':'5FDD1950K9FA1A4BCCSB00CEE54C8BC8AE54'},'color':{'red':0,'green':0,'blue':0,'alpha':160},'size':{'width':48,'height':48}}&quot;)" office:value-type="string" office:string-value="{'x':673,'y':338,'angle':0,'zoom':1,'horizontalFlip':false,'data':{'x':673,'y':338,'width':48,'height':48,'action':1,'label':'process_letter','bindToSwitch':false,'bindEnabledState':false,'bindValueTo':true,'bindValue':7,'bindValueVariable':{'name':'Letter','index':0,'scope':0},'finish':false,'zoom':1,'angle':0,'horizontalFlip':false,'commonEventId':'5FDD1950K9FA1A4BCCSB00CEE54C8BC8AE54'},'color':{'red':0,'green':0,'blue':0,'alpha':160},'size':{'width':48,'height':48}}" calcext:value-type="string">
            <text:p>{'x':673,'y':338,'angle':0,'zoom':1,'horizontalFlip':false,'data':{'x':673,'y':338,'width':48,'height':48,'action':1,'label':'process_letter','bindToSwitch':false,'bindEnabledState':false,'bindValueTo':true,'bindValue':7,'bindValueVariable':{'name':'Letter','index':0,'scope':0},'finish':false,'zoom':1,'angle':0,'horizontalFlip':false,'commonEventId':'5FDD1950K9FA1A4BCCSB00CEE54C8BC8AE54'},'color':{'red':0,'green':0,'blue':0,'alpha':160},'size':{'width':48,'height':48}}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I</text:p>
          </table:table-cell>
          <table:table-cell table:style-name="ce7" table:formula="of:=[.D59] + 48" office:value-type="float" office:value="721" calcext:value-type="float">
            <text:p>721</text:p>
          </table:table-cell>
          <table:table-cell table:style-name="ce7" table:formula="of:=290+48" office:value-type="float" office:value="338" calcext:value-type="float">
            <text:p>338</text:p>
          </table:table-cell>
          <table:table-cell table:style-name="ce6" table:formula="of:=CONCATENATE(&quot;{'x':&quot;;[.D60];&quot;,'y':&quot;;[.E60];&quot;,'angle':0,'zoom':1,'horizontalFlip':false,'data':{'x':&quot;;[.D60];&quot;,'y':&quot;;[.E60];&quot;,'width':48,'height':48,'action':1,'label':'process_letter','bindToSwitch':false,'bindEnabledState':false,'bindValueTo':true,'bindValue':&quot;;[.B60];&quot;,'bindValueVariable':{'name':'Letter','index':0,'scope':0},'finish':false,'zoom':1,'angle':0,'horizontalFlip':false,'commonEventId':'5FDD1950K9FA1A4BCCSB00CEE54C8BC8AE54'},'color':{'red':0,'green':0,'blue':0,'alpha':160},'size':{'width':48,'height':48}}&quot;)" office:value-type="string" office:string-value="{'x':721,'y':338,'angle':0,'zoom':1,'horizontalFlip':false,'data':{'x':721,'y':338,'width':48,'height':48,'action':1,'label':'process_letter','bindToSwitch':false,'bindEnabledState':false,'bindValueTo':true,'bindValue':8,'bindValueVariable':{'name':'Letter','index':0,'scope':0},'finish':false,'zoom':1,'angle':0,'horizontalFlip':false,'commonEventId':'5FDD1950K9FA1A4BCCSB00CEE54C8BC8AE54'},'color':{'red':0,'green':0,'blue':0,'alpha':160},'size':{'width':48,'height':48}}" calcext:value-type="string">
            <text:p>{'x':721,'y':338,'angle':0,'zoom':1,'horizontalFlip':false,'data':{'x':721,'y':338,'width':48,'height':48,'action':1,'label':'process_letter','bindToSwitch':false,'bindEnabledState':false,'bindValueTo':true,'bindValue':8,'bindValueVariable':{'name':'Letter','index':0,'scope':0},'finish':false,'zoom':1,'angle':0,'horizontalFlip':false,'commonEventId':'5FDD1950K9FA1A4BCCSB00CEE54C8BC8AE54'},'color':{'red':0,'green':0,'blue':0,'alpha':160},'size':{'width':48,'height':48}}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O</text:p>
          </table:table-cell>
          <table:table-cell table:style-name="ce7" table:formula="of:=[.D60] + 48" office:value-type="float" office:value="769" calcext:value-type="float">
            <text:p>769</text:p>
          </table:table-cell>
          <table:table-cell table:style-name="ce7" table:formula="of:=290+48" office:value-type="float" office:value="338" calcext:value-type="float">
            <text:p>338</text:p>
          </table:table-cell>
          <table:table-cell table:style-name="ce6" table:formula="of:=CONCATENATE(&quot;{'x':&quot;;[.D61];&quot;,'y':&quot;;[.E61];&quot;,'angle':0,'zoom':1,'horizontalFlip':false,'data':{'x':&quot;;[.D61];&quot;,'y':&quot;;[.E61];&quot;,'width':48,'height':48,'action':1,'label':'process_letter','bindToSwitch':false,'bindEnabledState':false,'bindValueTo':true,'bindValue':&quot;;[.B61];&quot;,'bindValueVariable':{'name':'Letter','index':0,'scope':0},'finish':false,'zoom':1,'angle':0,'horizontalFlip':false,'commonEventId':'5FDD1950K9FA1A4BCCSB00CEE54C8BC8AE54'},'color':{'red':0,'green':0,'blue':0,'alpha':160},'size':{'width':48,'height':48}}&quot;)" office:value-type="string" office:string-value="{'x':769,'y':338,'angle':0,'zoom':1,'horizontalFlip':false,'data':{'x':769,'y':338,'width':48,'height':48,'action':1,'label':'process_letter','bindToSwitch':false,'bindEnabledState':false,'bindValueTo':true,'bindValue':9,'bindValueVariable':{'name':'Letter','index':0,'scope':0},'finish':false,'zoom':1,'angle':0,'horizontalFlip':false,'commonEventId':'5FDD1950K9FA1A4BCCSB00CEE54C8BC8AE54'},'color':{'red':0,'green':0,'blue':0,'alpha':160},'size':{'width':48,'height':48}}" calcext:value-type="string">
            <text:p>{'x':769,'y':338,'angle':0,'zoom':1,'horizontalFlip':false,'data':{'x':769,'y':338,'width':48,'height':48,'action':1,'label':'process_letter','bindToSwitch':false,'bindEnabledState':false,'bindValueTo':true,'bindValue':9,'bindValueVariable':{'name':'Letter','index':0,'scope':0},'finish':false,'zoom':1,'angle':0,'horizontalFlip':false,'commonEventId':'5FDD1950K9FA1A4BCCSB00CEE54C8BC8AE54'},'color':{'red':0,'green':0,'blue':0,'alpha':160},'size':{'width':48,'height':48}}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P</text:p>
          </table:table-cell>
          <table:table-cell table:style-name="ce7" table:formula="of:=[.D61] + 48" office:value-type="float" office:value="817" calcext:value-type="float">
            <text:p>817</text:p>
          </table:table-cell>
          <table:table-cell table:style-name="ce7" table:formula="of:=290+48" office:value-type="float" office:value="338" calcext:value-type="float">
            <text:p>338</text:p>
          </table:table-cell>
          <table:table-cell table:style-name="ce6" table:formula="of:=CONCATENATE(&quot;{'x':&quot;;[.D62];&quot;,'y':&quot;;[.E62];&quot;,'angle':0,'zoom':1,'horizontalFlip':false,'data':{'x':&quot;;[.D62];&quot;,'y':&quot;;[.E62];&quot;,'width':48,'height':48,'action':1,'label':'process_letter','bindToSwitch':false,'bindEnabledState':false,'bindValueTo':true,'bindValue':&quot;;[.B62];&quot;,'bindValueVariable':{'name':'Letter','index':0,'scope':0},'finish':false,'zoom':1,'angle':0,'horizontalFlip':false,'commonEventId':'5FDD1950K9FA1A4BCCSB00CEE54C8BC8AE54'},'color':{'red':0,'green':0,'blue':0,'alpha':160},'size':{'width':48,'height':48}}&quot;)" office:value-type="string" office:string-value="{'x':817,'y':338,'angle':0,'zoom':1,'horizontalFlip':false,'data':{'x':817,'y':338,'width':48,'height':48,'action':1,'label':'process_letter','bindToSwitch':false,'bindEnabledState':false,'bindValueTo':true,'bindValue':10,'bindValueVariable':{'name':'Letter','index':0,'scope':0},'finish':false,'zoom':1,'angle':0,'horizontalFlip':false,'commonEventId':'5FDD1950K9FA1A4BCCSB00CEE54C8BC8AE54'},'color':{'red':0,'green':0,'blue':0,'alpha':160},'size':{'width':48,'height':48}}" calcext:value-type="string">
            <text:p>{'x':817,'y':338,'angle':0,'zoom':1,'horizontalFlip':false,'data':{'x':817,'y':338,'width':48,'height':48,'action':1,'label':'process_letter','bindToSwitch':false,'bindEnabledState':false,'bindValueTo':true,'bindValue':10,'bindValueVariable':{'name':'Letter','index':0,'scope':0},'finish':false,'zoom':1,'angle':0,'horizontalFlip':false,'commonEventId':'5FDD1950K9FA1A4BCCSB00CEE54C8BC8AE54'},'color':{'red':0,'green':0,'blue':0,'alpha':160},'size':{'width':48,'height':48}}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A</text:p>
          </table:table-cell>
          <table:table-cell table:style-name="ce7" office:value-type="float" office:value="385" calcext:value-type="float">
            <text:p>385</text:p>
          </table:table-cell>
          <table:table-cell table:style-name="ce7" office:value-type="float" office:value="386" calcext:value-type="float">
            <text:p>386</text:p>
          </table:table-cell>
          <table:table-cell table:style-name="ce6" table:formula="of:=CONCATENATE(&quot;{'x':&quot;;[.D63];&quot;,'y':&quot;;[.E63];&quot;,'angle':0,'zoom':1,'horizontalFlip':false,'data':{'x':&quot;;[.D63];&quot;,'y':&quot;;[.E63];&quot;,'width':48,'height':48,'action':1,'label':'process_letter','bindToSwitch':false,'bindEnabledState':false,'bindValueTo':true,'bindValue':&quot;;[.B63];&quot;,'bindValueVariable':{'name':'Letter','index':0,'scope':0},'finish':false,'zoom':1,'angle':0,'horizontalFlip':false,'commonEventId':'5FDD1950K9FA1A4BCCSB00CEE54C8BC8AE54'},'color':{'red':0,'green':0,'blue':0,'alpha':160},'size':{'width':48,'height':48}}&quot;)" office:value-type="string" office:string-value="{'x':385,'y':386,'angle':0,'zoom':1,'horizontalFlip':false,'data':{'x':385,'y':386,'width':48,'height':48,'action':1,'label':'process_letter','bindToSwitch':false,'bindEnabledState':false,'bindValueTo':true,'bindValue':11,'bindValueVariable':{'name':'Letter','index':0,'scope':0},'finish':false,'zoom':1,'angle':0,'horizontalFlip':false,'commonEventId':'5FDD1950K9FA1A4BCCSB00CEE54C8BC8AE54'},'color':{'red':0,'green':0,'blue':0,'alpha':160},'size':{'width':48,'height':48}}" calcext:value-type="string">
            <text:p>{'x':385,'y':386,'angle':0,'zoom':1,'horizontalFlip':false,'data':{'x':385,'y':386,'width':48,'height':48,'action':1,'label':'process_letter','bindToSwitch':false,'bindEnabledState':false,'bindValueTo':true,'bindValue':11,'bindValueVariable':{'name':'Letter','index':0,'scope':0},'finish':false,'zoom':1,'angle':0,'horizontalFlip':false,'commonEventId':'5FDD1950K9FA1A4BCCSB00CEE54C8BC8AE54'},'color':{'red':0,'green':0,'blue':0,'alpha':160},'size':{'width':48,'height':48}}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S</text:p>
          </table:table-cell>
          <table:table-cell table:style-name="ce7" table:formula="of:=[.D63] + 48" office:value-type="float" office:value="433" calcext:value-type="float">
            <text:p>433</text:p>
          </table:table-cell>
          <table:table-cell table:style-name="ce7" office:value-type="float" office:value="386" calcext:value-type="float">
            <text:p>386</text:p>
          </table:table-cell>
          <table:table-cell table:style-name="ce6" table:formula="of:=CONCATENATE(&quot;{'x':&quot;;[.D64];&quot;,'y':&quot;;[.E64];&quot;,'angle':0,'zoom':1,'horizontalFlip':false,'data':{'x':&quot;;[.D64];&quot;,'y':&quot;;[.E64];&quot;,'width':48,'height':48,'action':1,'label':'process_letter','bindToSwitch':false,'bindEnabledState':false,'bindValueTo':true,'bindValue':&quot;;[.B64];&quot;,'bindValueVariable':{'name':'Letter','index':0,'scope':0},'finish':false,'zoom':1,'angle':0,'horizontalFlip':false,'commonEventId':'5FDD1950K9FA1A4BCCSB00CEE54C8BC8AE54'},'color':{'red':0,'green':0,'blue':0,'alpha':160},'size':{'width':48,'height':48}}&quot;)" office:value-type="string" office:string-value="{'x':433,'y':386,'angle':0,'zoom':1,'horizontalFlip':false,'data':{'x':433,'y':386,'width':48,'height':48,'action':1,'label':'process_letter','bindToSwitch':false,'bindEnabledState':false,'bindValueTo':true,'bindValue':12,'bindValueVariable':{'name':'Letter','index':0,'scope':0},'finish':false,'zoom':1,'angle':0,'horizontalFlip':false,'commonEventId':'5FDD1950K9FA1A4BCCSB00CEE54C8BC8AE54'},'color':{'red':0,'green':0,'blue':0,'alpha':160},'size':{'width':48,'height':48}}" calcext:value-type="string">
            <text:p>{'x':433,'y':386,'angle':0,'zoom':1,'horizontalFlip':false,'data':{'x':433,'y':386,'width':48,'height':48,'action':1,'label':'process_letter','bindToSwitch':false,'bindEnabledState':false,'bindValueTo':true,'bindValue':12,'bindValueVariable':{'name':'Letter','index':0,'scope':0},'finish':false,'zoom':1,'angle':0,'horizontalFlip':false,'commonEventId':'5FDD1950K9FA1A4BCCSB00CEE54C8BC8AE54'},'color':{'red':0,'green':0,'blue':0,'alpha':160},'size':{'width':48,'height':48}}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D</text:p>
          </table:table-cell>
          <table:table-cell table:style-name="ce7" table:formula="of:=[.D64] + 48" office:value-type="float" office:value="481" calcext:value-type="float">
            <text:p>481</text:p>
          </table:table-cell>
          <table:table-cell table:style-name="ce7" office:value-type="float" office:value="386" calcext:value-type="float">
            <text:p>386</text:p>
          </table:table-cell>
          <table:table-cell table:style-name="ce6" table:formula="of:=CONCATENATE(&quot;{'x':&quot;;[.D65];&quot;,'y':&quot;;[.E65];&quot;,'angle':0,'zoom':1,'horizontalFlip':false,'data':{'x':&quot;;[.D65];&quot;,'y':&quot;;[.E65];&quot;,'width':48,'height':48,'action':1,'label':'process_letter','bindToSwitch':false,'bindEnabledState':false,'bindValueTo':true,'bindValue':&quot;;[.B65];&quot;,'bindValueVariable':{'name':'Letter','index':0,'scope':0},'finish':false,'zoom':1,'angle':0,'horizontalFlip':false,'commonEventId':'5FDD1950K9FA1A4BCCSB00CEE54C8BC8AE54'},'color':{'red':0,'green':0,'blue':0,'alpha':160},'size':{'width':48,'height':48}}&quot;)" office:value-type="string" office:string-value="{'x':481,'y':386,'angle':0,'zoom':1,'horizontalFlip':false,'data':{'x':481,'y':386,'width':48,'height':48,'action':1,'label':'process_letter','bindToSwitch':false,'bindEnabledState':false,'bindValueTo':true,'bindValue':13,'bindValueVariable':{'name':'Letter','index':0,'scope':0},'finish':false,'zoom':1,'angle':0,'horizontalFlip':false,'commonEventId':'5FDD1950K9FA1A4BCCSB00CEE54C8BC8AE54'},'color':{'red':0,'green':0,'blue':0,'alpha':160},'size':{'width':48,'height':48}}" calcext:value-type="string">
            <text:p>{'x':481,'y':386,'angle':0,'zoom':1,'horizontalFlip':false,'data':{'x':481,'y':386,'width':48,'height':48,'action':1,'label':'process_letter','bindToSwitch':false,'bindEnabledState':false,'bindValueTo':true,'bindValue':13,'bindValueVariable':{'name':'Letter','index':0,'scope':0},'finish':false,'zoom':1,'angle':0,'horizontalFlip':false,'commonEventId':'5FDD1950K9FA1A4BCCSB00CEE54C8BC8AE54'},'color':{'red':0,'green':0,'blue':0,'alpha':160},'size':{'width':48,'height':48}}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F</text:p>
          </table:table-cell>
          <table:table-cell table:style-name="ce7" table:formula="of:=[.D65] + 48" office:value-type="float" office:value="529" calcext:value-type="float">
            <text:p>529</text:p>
          </table:table-cell>
          <table:table-cell table:style-name="ce7" office:value-type="float" office:value="386" calcext:value-type="float">
            <text:p>386</text:p>
          </table:table-cell>
          <table:table-cell table:style-name="ce6" table:formula="of:=CONCATENATE(&quot;{'x':&quot;;[.D66];&quot;,'y':&quot;;[.E66];&quot;,'angle':0,'zoom':1,'horizontalFlip':false,'data':{'x':&quot;;[.D66];&quot;,'y':&quot;;[.E66];&quot;,'width':48,'height':48,'action':1,'label':'process_letter','bindToSwitch':false,'bindEnabledState':false,'bindValueTo':true,'bindValue':&quot;;[.B66];&quot;,'bindValueVariable':{'name':'Letter','index':0,'scope':0},'finish':false,'zoom':1,'angle':0,'horizontalFlip':false,'commonEventId':'5FDD1950K9FA1A4BCCSB00CEE54C8BC8AE54'},'color':{'red':0,'green':0,'blue':0,'alpha':160},'size':{'width':48,'height':48}}&quot;)" office:value-type="string" office:string-value="{'x':529,'y':386,'angle':0,'zoom':1,'horizontalFlip':false,'data':{'x':529,'y':386,'width':48,'height':48,'action':1,'label':'process_letter','bindToSwitch':false,'bindEnabledState':false,'bindValueTo':true,'bindValue':14,'bindValueVariable':{'name':'Letter','index':0,'scope':0},'finish':false,'zoom':1,'angle':0,'horizontalFlip':false,'commonEventId':'5FDD1950K9FA1A4BCCSB00CEE54C8BC8AE54'},'color':{'red':0,'green':0,'blue':0,'alpha':160},'size':{'width':48,'height':48}}" calcext:value-type="string">
            <text:p>{'x':529,'y':386,'angle':0,'zoom':1,'horizontalFlip':false,'data':{'x':529,'y':386,'width':48,'height':48,'action':1,'label':'process_letter','bindToSwitch':false,'bindEnabledState':false,'bindValueTo':true,'bindValue':14,'bindValueVariable':{'name':'Letter','index':0,'scope':0},'finish':false,'zoom':1,'angle':0,'horizontalFlip':false,'commonEventId':'5FDD1950K9FA1A4BCCSB00CEE54C8BC8AE54'},'color':{'red':0,'green':0,'blue':0,'alpha':160},'size':{'width':48,'height':48}}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G</text:p>
          </table:table-cell>
          <table:table-cell table:style-name="ce7" table:formula="of:=[.D66] + 48" office:value-type="float" office:value="577" calcext:value-type="float">
            <text:p>577</text:p>
          </table:table-cell>
          <table:table-cell table:style-name="ce7" office:value-type="float" office:value="386" calcext:value-type="float">
            <text:p>386</text:p>
          </table:table-cell>
          <table:table-cell table:style-name="ce6" table:formula="of:=CONCATENATE(&quot;{'x':&quot;;[.D67];&quot;,'y':&quot;;[.E67];&quot;,'angle':0,'zoom':1,'horizontalFlip':false,'data':{'x':&quot;;[.D67];&quot;,'y':&quot;;[.E67];&quot;,'width':48,'height':48,'action':1,'label':'process_letter','bindToSwitch':false,'bindEnabledState':false,'bindValueTo':true,'bindValue':&quot;;[.B67];&quot;,'bindValueVariable':{'name':'Letter','index':0,'scope':0},'finish':false,'zoom':1,'angle':0,'horizontalFlip':false,'commonEventId':'5FDD1950K9FA1A4BCCSB00CEE54C8BC8AE54'},'color':{'red':0,'green':0,'blue':0,'alpha':160},'size':{'width':48,'height':48}}&quot;)" office:value-type="string" office:string-value="{'x':577,'y':386,'angle':0,'zoom':1,'horizontalFlip':false,'data':{'x':577,'y':386,'width':48,'height':48,'action':1,'label':'process_letter','bindToSwitch':false,'bindEnabledState':false,'bindValueTo':true,'bindValue':15,'bindValueVariable':{'name':'Letter','index':0,'scope':0},'finish':false,'zoom':1,'angle':0,'horizontalFlip':false,'commonEventId':'5FDD1950K9FA1A4BCCSB00CEE54C8BC8AE54'},'color':{'red':0,'green':0,'blue':0,'alpha':160},'size':{'width':48,'height':48}}" calcext:value-type="string">
            <text:p>{'x':577,'y':386,'angle':0,'zoom':1,'horizontalFlip':false,'data':{'x':577,'y':386,'width':48,'height':48,'action':1,'label':'process_letter','bindToSwitch':false,'bindEnabledState':false,'bindValueTo':true,'bindValue':15,'bindValueVariable':{'name':'Letter','index':0,'scope':0},'finish':false,'zoom':1,'angle':0,'horizontalFlip':false,'commonEventId':'5FDD1950K9FA1A4BCCSB00CEE54C8BC8AE54'},'color':{'red':0,'green':0,'blue':0,'alpha':160},'size':{'width':48,'height':48}}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H</text:p>
          </table:table-cell>
          <table:table-cell table:style-name="ce7" table:formula="of:=[.D67] + 48" office:value-type="float" office:value="625" calcext:value-type="float">
            <text:p>625</text:p>
          </table:table-cell>
          <table:table-cell table:style-name="ce7" office:value-type="float" office:value="386" calcext:value-type="float">
            <text:p>386</text:p>
          </table:table-cell>
          <table:table-cell table:style-name="ce6" table:formula="of:=CONCATENATE(&quot;{'x':&quot;;[.D68];&quot;,'y':&quot;;[.E68];&quot;,'angle':0,'zoom':1,'horizontalFlip':false,'data':{'x':&quot;;[.D68];&quot;,'y':&quot;;[.E68];&quot;,'width':48,'height':48,'action':1,'label':'process_letter','bindToSwitch':false,'bindEnabledState':false,'bindValueTo':true,'bindValue':&quot;;[.B68];&quot;,'bindValueVariable':{'name':'Letter','index':0,'scope':0},'finish':false,'zoom':1,'angle':0,'horizontalFlip':false,'commonEventId':'5FDD1950K9FA1A4BCCSB00CEE54C8BC8AE54'},'color':{'red':0,'green':0,'blue':0,'alpha':160},'size':{'width':48,'height':48}}&quot;)" office:value-type="string" office:string-value="{'x':625,'y':386,'angle':0,'zoom':1,'horizontalFlip':false,'data':{'x':625,'y':386,'width':48,'height':48,'action':1,'label':'process_letter','bindToSwitch':false,'bindEnabledState':false,'bindValueTo':true,'bindValue':16,'bindValueVariable':{'name':'Letter','index':0,'scope':0},'finish':false,'zoom':1,'angle':0,'horizontalFlip':false,'commonEventId':'5FDD1950K9FA1A4BCCSB00CEE54C8BC8AE54'},'color':{'red':0,'green':0,'blue':0,'alpha':160},'size':{'width':48,'height':48}}" calcext:value-type="string">
            <text:p>{'x':625,'y':386,'angle':0,'zoom':1,'horizontalFlip':false,'data':{'x':625,'y':386,'width':48,'height':48,'action':1,'label':'process_letter','bindToSwitch':false,'bindEnabledState':false,'bindValueTo':true,'bindValue':16,'bindValueVariable':{'name':'Letter','index':0,'scope':0},'finish':false,'zoom':1,'angle':0,'horizontalFlip':false,'commonEventId':'5FDD1950K9FA1A4BCCSB00CEE54C8BC8AE54'},'color':{'red':0,'green':0,'blue':0,'alpha':160},'size':{'width':48,'height':48}}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J</text:p>
          </table:table-cell>
          <table:table-cell table:style-name="ce7" table:formula="of:=[.D68] + 48" office:value-type="float" office:value="673" calcext:value-type="float">
            <text:p>673</text:p>
          </table:table-cell>
          <table:table-cell table:style-name="ce7" office:value-type="float" office:value="386" calcext:value-type="float">
            <text:p>386</text:p>
          </table:table-cell>
          <table:table-cell table:style-name="ce6" table:formula="of:=CONCATENATE(&quot;{'x':&quot;;[.D69];&quot;,'y':&quot;;[.E69];&quot;,'angle':0,'zoom':1,'horizontalFlip':false,'data':{'x':&quot;;[.D69];&quot;,'y':&quot;;[.E69];&quot;,'width':48,'height':48,'action':1,'label':'process_letter','bindToSwitch':false,'bindEnabledState':false,'bindValueTo':true,'bindValue':&quot;;[.B69];&quot;,'bindValueVariable':{'name':'Letter','index':0,'scope':0},'finish':false,'zoom':1,'angle':0,'horizontalFlip':false,'commonEventId':'5FDD1950K9FA1A4BCCSB00CEE54C8BC8AE54'},'color':{'red':0,'green':0,'blue':0,'alpha':160},'size':{'width':48,'height':48}}&quot;)" office:value-type="string" office:string-value="{'x':673,'y':386,'angle':0,'zoom':1,'horizontalFlip':false,'data':{'x':673,'y':386,'width':48,'height':48,'action':1,'label':'process_letter','bindToSwitch':false,'bindEnabledState':false,'bindValueTo':true,'bindValue':17,'bindValueVariable':{'name':'Letter','index':0,'scope':0},'finish':false,'zoom':1,'angle':0,'horizontalFlip':false,'commonEventId':'5FDD1950K9FA1A4BCCSB00CEE54C8BC8AE54'},'color':{'red':0,'green':0,'blue':0,'alpha':160},'size':{'width':48,'height':48}}" calcext:value-type="string">
            <text:p>{'x':673,'y':386,'angle':0,'zoom':1,'horizontalFlip':false,'data':{'x':673,'y':386,'width':48,'height':48,'action':1,'label':'process_letter','bindToSwitch':false,'bindEnabledState':false,'bindValueTo':true,'bindValue':17,'bindValueVariable':{'name':'Letter','index':0,'scope':0},'finish':false,'zoom':1,'angle':0,'horizontalFlip':false,'commonEventId':'5FDD1950K9FA1A4BCCSB00CEE54C8BC8AE54'},'color':{'red':0,'green':0,'blue':0,'alpha':160},'size':{'width':48,'height':48}}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K</text:p>
          </table:table-cell>
          <table:table-cell table:style-name="ce7" table:formula="of:=[.D69] + 48" office:value-type="float" office:value="721" calcext:value-type="float">
            <text:p>721</text:p>
          </table:table-cell>
          <table:table-cell table:style-name="ce7" office:value-type="float" office:value="386" calcext:value-type="float">
            <text:p>386</text:p>
          </table:table-cell>
          <table:table-cell table:style-name="ce6" table:formula="of:=CONCATENATE(&quot;{'x':&quot;;[.D70];&quot;,'y':&quot;;[.E70];&quot;,'angle':0,'zoom':1,'horizontalFlip':false,'data':{'x':&quot;;[.D70];&quot;,'y':&quot;;[.E70];&quot;,'width':48,'height':48,'action':1,'label':'process_letter','bindToSwitch':false,'bindEnabledState':false,'bindValueTo':true,'bindValue':&quot;;[.B70];&quot;,'bindValueVariable':{'name':'Letter','index':0,'scope':0},'finish':false,'zoom':1,'angle':0,'horizontalFlip':false,'commonEventId':'5FDD1950K9FA1A4BCCSB00CEE54C8BC8AE54'},'color':{'red':0,'green':0,'blue':0,'alpha':160},'size':{'width':48,'height':48}}&quot;)" office:value-type="string" office:string-value="{'x':721,'y':386,'angle':0,'zoom':1,'horizontalFlip':false,'data':{'x':721,'y':386,'width':48,'height':48,'action':1,'label':'process_letter','bindToSwitch':false,'bindEnabledState':false,'bindValueTo':true,'bindValue':18,'bindValueVariable':{'name':'Letter','index':0,'scope':0},'finish':false,'zoom':1,'angle':0,'horizontalFlip':false,'commonEventId':'5FDD1950K9FA1A4BCCSB00CEE54C8BC8AE54'},'color':{'red':0,'green':0,'blue':0,'alpha':160},'size':{'width':48,'height':48}}" calcext:value-type="string">
            <text:p>{'x':721,'y':386,'angle':0,'zoom':1,'horizontalFlip':false,'data':{'x':721,'y':386,'width':48,'height':48,'action':1,'label':'process_letter','bindToSwitch':false,'bindEnabledState':false,'bindValueTo':true,'bindValue':18,'bindValueVariable':{'name':'Letter','index':0,'scope':0},'finish':false,'zoom':1,'angle':0,'horizontalFlip':false,'commonEventId':'5FDD1950K9FA1A4BCCSB00CEE54C8BC8AE54'},'color':{'red':0,'green':0,'blue':0,'alpha':160},'size':{'width':48,'height':48}}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L</text:p>
          </table:table-cell>
          <table:table-cell table:style-name="ce7" table:formula="of:=[.D70] + 48" office:value-type="float" office:value="769" calcext:value-type="float">
            <text:p>769</text:p>
          </table:table-cell>
          <table:table-cell table:style-name="ce7" office:value-type="float" office:value="386" calcext:value-type="float">
            <text:p>386</text:p>
          </table:table-cell>
          <table:table-cell table:style-name="ce6" table:formula="of:=CONCATENATE(&quot;{'x':&quot;;[.D71];&quot;,'y':&quot;;[.E71];&quot;,'angle':0,'zoom':1,'horizontalFlip':false,'data':{'x':&quot;;[.D71];&quot;,'y':&quot;;[.E71];&quot;,'width':48,'height':48,'action':1,'label':'process_letter','bindToSwitch':false,'bindEnabledState':false,'bindValueTo':true,'bindValue':&quot;;[.B71];&quot;,'bindValueVariable':{'name':'Letter','index':0,'scope':0},'finish':false,'zoom':1,'angle':0,'horizontalFlip':false,'commonEventId':'5FDD1950K9FA1A4BCCSB00CEE54C8BC8AE54'},'color':{'red':0,'green':0,'blue':0,'alpha':160},'size':{'width':48,'height':48}}&quot;)" office:value-type="string" office:string-value="{'x':769,'y':386,'angle':0,'zoom':1,'horizontalFlip':false,'data':{'x':769,'y':386,'width':48,'height':48,'action':1,'label':'process_letter','bindToSwitch':false,'bindEnabledState':false,'bindValueTo':true,'bindValue':19,'bindValueVariable':{'name':'Letter','index':0,'scope':0},'finish':false,'zoom':1,'angle':0,'horizontalFlip':false,'commonEventId':'5FDD1950K9FA1A4BCCSB00CEE54C8BC8AE54'},'color':{'red':0,'green':0,'blue':0,'alpha':160},'size':{'width':48,'height':48}}" calcext:value-type="string">
            <text:p>{'x':769,'y':386,'angle':0,'zoom':1,'horizontalFlip':false,'data':{'x':769,'y':386,'width':48,'height':48,'action':1,'label':'process_letter','bindToSwitch':false,'bindEnabledState':false,'bindValueTo':true,'bindValue':19,'bindValueVariable':{'name':'Letter','index':0,'scope':0},'finish':false,'zoom':1,'angle':0,'horizontalFlip':false,'commonEventId':'5FDD1950K9FA1A4BCCSB00CEE54C8BC8AE54'},'color':{'red':0,'green':0,'blue':0,'alpha':160},'size':{'width':48,'height':48}}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Z</text:p>
          </table:table-cell>
          <table:table-cell table:style-name="ce7" office:value-type="float" office:value="385" calcext:value-type="float">
            <text:p>385</text:p>
          </table:table-cell>
          <table:table-cell table:style-name="ce7" office:value-type="float" office:value="434" calcext:value-type="float">
            <text:p>434</text:p>
          </table:table-cell>
          <table:table-cell table:style-name="ce6" table:formula="of:=CONCATENATE(&quot;{'x':&quot;;[.D72];&quot;,'y':&quot;;[.E72];&quot;,'angle':0,'zoom':1,'horizontalFlip':false,'data':{'x':&quot;;[.D72];&quot;,'y':&quot;;[.E72];&quot;,'width':48,'height':48,'action':1,'label':'process_letter','bindToSwitch':false,'bindEnabledState':false,'bindValueTo':true,'bindValue':&quot;;[.B72];&quot;,'bindValueVariable':{'name':'Letter','index':0,'scope':0},'finish':false,'zoom':1,'angle':0,'horizontalFlip':false,'commonEventId':'5FDD1950K9FA1A4BCCSB00CEE54C8BC8AE54'},'color':{'red':0,'green':0,'blue':0,'alpha':160},'size':{'width':48,'height':48}}&quot;)" office:value-type="string" office:string-value="{'x':385,'y':434,'angle':0,'zoom':1,'horizontalFlip':false,'data':{'x':385,'y':434,'width':48,'height':48,'action':1,'label':'process_letter','bindToSwitch':false,'bindEnabledState':false,'bindValueTo':true,'bindValue':20,'bindValueVariable':{'name':'Letter','index':0,'scope':0},'finish':false,'zoom':1,'angle':0,'horizontalFlip':false,'commonEventId':'5FDD1950K9FA1A4BCCSB00CEE54C8BC8AE54'},'color':{'red':0,'green':0,'blue':0,'alpha':160},'size':{'width':48,'height':48}}" calcext:value-type="string">
            <text:p>{'x':385,'y':434,'angle':0,'zoom':1,'horizontalFlip':false,'data':{'x':385,'y':434,'width':48,'height':48,'action':1,'label':'process_letter','bindToSwitch':false,'bindEnabledState':false,'bindValueTo':true,'bindValue':20,'bindValueVariable':{'name':'Letter','index':0,'scope':0},'finish':false,'zoom':1,'angle':0,'horizontalFlip':false,'commonEventId':'5FDD1950K9FA1A4BCCSB00CEE54C8BC8AE54'},'color':{'red':0,'green':0,'blue':0,'alpha':160},'size':{'width':48,'height':48}}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X</text:p>
          </table:table-cell>
          <table:table-cell table:style-name="ce7" table:formula="of:=[.D72] + 48" office:value-type="float" office:value="433" calcext:value-type="float">
            <text:p>433</text:p>
          </table:table-cell>
          <table:table-cell table:style-name="ce7" office:value-type="float" office:value="434" calcext:value-type="float">
            <text:p>434</text:p>
          </table:table-cell>
          <table:table-cell table:style-name="ce6" table:formula="of:=CONCATENATE(&quot;{'x':&quot;;[.D73];&quot;,'y':&quot;;[.E73];&quot;,'angle':0,'zoom':1,'horizontalFlip':false,'data':{'x':&quot;;[.D73];&quot;,'y':&quot;;[.E73];&quot;,'width':48,'height':48,'action':1,'label':'process_letter','bindToSwitch':false,'bindEnabledState':false,'bindValueTo':true,'bindValue':&quot;;[.B73];&quot;,'bindValueVariable':{'name':'Letter','index':0,'scope':0},'finish':false,'zoom':1,'angle':0,'horizontalFlip':false,'commonEventId':'5FDD1950K9FA1A4BCCSB00CEE54C8BC8AE54'},'color':{'red':0,'green':0,'blue':0,'alpha':160},'size':{'width':48,'height':48}}&quot;)" office:value-type="string" office:string-value="{'x':433,'y':434,'angle':0,'zoom':1,'horizontalFlip':false,'data':{'x':433,'y':434,'width':48,'height':48,'action':1,'label':'process_letter','bindToSwitch':false,'bindEnabledState':false,'bindValueTo':true,'bindValue':21,'bindValueVariable':{'name':'Letter','index':0,'scope':0},'finish':false,'zoom':1,'angle':0,'horizontalFlip':false,'commonEventId':'5FDD1950K9FA1A4BCCSB00CEE54C8BC8AE54'},'color':{'red':0,'green':0,'blue':0,'alpha':160},'size':{'width':48,'height':48}}" calcext:value-type="string">
            <text:p>{'x':433,'y':434,'angle':0,'zoom':1,'horizontalFlip':false,'data':{'x':433,'y':434,'width':48,'height':48,'action':1,'label':'process_letter','bindToSwitch':false,'bindEnabledState':false,'bindValueTo':true,'bindValue':21,'bindValueVariable':{'name':'Letter','index':0,'scope':0},'finish':false,'zoom':1,'angle':0,'horizontalFlip':false,'commonEventId':'5FDD1950K9FA1A4BCCSB00CEE54C8BC8AE54'},'color':{'red':0,'green':0,'blue':0,'alpha':160},'size':{'width':48,'height':48}}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C</text:p>
          </table:table-cell>
          <table:table-cell table:style-name="ce7" table:formula="of:=[.D73] + 48" office:value-type="float" office:value="481" calcext:value-type="float">
            <text:p>481</text:p>
          </table:table-cell>
          <table:table-cell table:style-name="ce7" office:value-type="float" office:value="434" calcext:value-type="float">
            <text:p>434</text:p>
          </table:table-cell>
          <table:table-cell table:style-name="ce6" table:formula="of:=CONCATENATE(&quot;{'x':&quot;;[.D74];&quot;,'y':&quot;;[.E74];&quot;,'angle':0,'zoom':1,'horizontalFlip':false,'data':{'x':&quot;;[.D74];&quot;,'y':&quot;;[.E74];&quot;,'width':48,'height':48,'action':1,'label':'process_letter','bindToSwitch':false,'bindEnabledState':false,'bindValueTo':true,'bindValue':&quot;;[.B74];&quot;,'bindValueVariable':{'name':'Letter','index':0,'scope':0},'finish':false,'zoom':1,'angle':0,'horizontalFlip':false,'commonEventId':'5FDD1950K9FA1A4BCCSB00CEE54C8BC8AE54'},'color':{'red':0,'green':0,'blue':0,'alpha':160},'size':{'width':48,'height':48}}&quot;)" office:value-type="string" office:string-value="{'x':481,'y':434,'angle':0,'zoom':1,'horizontalFlip':false,'data':{'x':481,'y':434,'width':48,'height':48,'action':1,'label':'process_letter','bindToSwitch':false,'bindEnabledState':false,'bindValueTo':true,'bindValue':22,'bindValueVariable':{'name':'Letter','index':0,'scope':0},'finish':false,'zoom':1,'angle':0,'horizontalFlip':false,'commonEventId':'5FDD1950K9FA1A4BCCSB00CEE54C8BC8AE54'},'color':{'red':0,'green':0,'blue':0,'alpha':160},'size':{'width':48,'height':48}}" calcext:value-type="string">
            <text:p>{'x':481,'y':434,'angle':0,'zoom':1,'horizontalFlip':false,'data':{'x':481,'y':434,'width':48,'height':48,'action':1,'label':'process_letter','bindToSwitch':false,'bindEnabledState':false,'bindValueTo':true,'bindValue':22,'bindValueVariable':{'name':'Letter','index':0,'scope':0},'finish':false,'zoom':1,'angle':0,'horizontalFlip':false,'commonEventId':'5FDD1950K9FA1A4BCCSB00CEE54C8BC8AE54'},'color':{'red':0,'green':0,'blue':0,'alpha':160},'size':{'width':48,'height':48}}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V</text:p>
          </table:table-cell>
          <table:table-cell table:style-name="ce7" table:formula="of:=[.D74] + 48" office:value-type="float" office:value="529" calcext:value-type="float">
            <text:p>529</text:p>
          </table:table-cell>
          <table:table-cell table:style-name="ce7" office:value-type="float" office:value="434" calcext:value-type="float">
            <text:p>434</text:p>
          </table:table-cell>
          <table:table-cell table:style-name="ce6" table:formula="of:=CONCATENATE(&quot;{'x':&quot;;[.D75];&quot;,'y':&quot;;[.E75];&quot;,'angle':0,'zoom':1,'horizontalFlip':false,'data':{'x':&quot;;[.D75];&quot;,'y':&quot;;[.E75];&quot;,'width':48,'height':48,'action':1,'label':'process_letter','bindToSwitch':false,'bindEnabledState':false,'bindValueTo':true,'bindValue':&quot;;[.B75];&quot;,'bindValueVariable':{'name':'Letter','index':0,'scope':0},'finish':false,'zoom':1,'angle':0,'horizontalFlip':false,'commonEventId':'5FDD1950K9FA1A4BCCSB00CEE54C8BC8AE54'},'color':{'red':0,'green':0,'blue':0,'alpha':160},'size':{'width':48,'height':48}}&quot;)" office:value-type="string" office:string-value="{'x':529,'y':434,'angle':0,'zoom':1,'horizontalFlip':false,'data':{'x':529,'y':434,'width':48,'height':48,'action':1,'label':'process_letter','bindToSwitch':false,'bindEnabledState':false,'bindValueTo':true,'bindValue':23,'bindValueVariable':{'name':'Letter','index':0,'scope':0},'finish':false,'zoom':1,'angle':0,'horizontalFlip':false,'commonEventId':'5FDD1950K9FA1A4BCCSB00CEE54C8BC8AE54'},'color':{'red':0,'green':0,'blue':0,'alpha':160},'size':{'width':48,'height':48}}" calcext:value-type="string">
            <text:p>{'x':529,'y':434,'angle':0,'zoom':1,'horizontalFlip':false,'data':{'x':529,'y':434,'width':48,'height':48,'action':1,'label':'process_letter','bindToSwitch':false,'bindEnabledState':false,'bindValueTo':true,'bindValue':23,'bindValueVariable':{'name':'Letter','index':0,'scope':0},'finish':false,'zoom':1,'angle':0,'horizontalFlip':false,'commonEventId':'5FDD1950K9FA1A4BCCSB00CEE54C8BC8AE54'},'color':{'red':0,'green':0,'blue':0,'alpha':160},'size':{'width':48,'height':48}}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B</text:p>
          </table:table-cell>
          <table:table-cell table:style-name="ce7" table:formula="of:=[.D75] + 48" office:value-type="float" office:value="577" calcext:value-type="float">
            <text:p>577</text:p>
          </table:table-cell>
          <table:table-cell table:style-name="ce7" office:value-type="float" office:value="434" calcext:value-type="float">
            <text:p>434</text:p>
          </table:table-cell>
          <table:table-cell table:style-name="ce6" table:formula="of:=CONCATENATE(&quot;{'x':&quot;;[.D76];&quot;,'y':&quot;;[.E76];&quot;,'angle':0,'zoom':1,'horizontalFlip':false,'data':{'x':&quot;;[.D76];&quot;,'y':&quot;;[.E76];&quot;,'width':48,'height':48,'action':1,'label':'process_letter','bindToSwitch':false,'bindEnabledState':false,'bindValueTo':true,'bindValue':&quot;;[.B76];&quot;,'bindValueVariable':{'name':'Letter','index':0,'scope':0},'finish':false,'zoom':1,'angle':0,'horizontalFlip':false,'commonEventId':'5FDD1950K9FA1A4BCCSB00CEE54C8BC8AE54'},'color':{'red':0,'green':0,'blue':0,'alpha':160},'size':{'width':48,'height':48}}&quot;)" office:value-type="string" office:string-value="{'x':577,'y':434,'angle':0,'zoom':1,'horizontalFlip':false,'data':{'x':577,'y':434,'width':48,'height':48,'action':1,'label':'process_letter','bindToSwitch':false,'bindEnabledState':false,'bindValueTo':true,'bindValue':24,'bindValueVariable':{'name':'Letter','index':0,'scope':0},'finish':false,'zoom':1,'angle':0,'horizontalFlip':false,'commonEventId':'5FDD1950K9FA1A4BCCSB00CEE54C8BC8AE54'},'color':{'red':0,'green':0,'blue':0,'alpha':160},'size':{'width':48,'height':48}}" calcext:value-type="string">
            <text:p>{'x':577,'y':434,'angle':0,'zoom':1,'horizontalFlip':false,'data':{'x':577,'y':434,'width':48,'height':48,'action':1,'label':'process_letter','bindToSwitch':false,'bindEnabledState':false,'bindValueTo':true,'bindValue':24,'bindValueVariable':{'name':'Letter','index':0,'scope':0},'finish':false,'zoom':1,'angle':0,'horizontalFlip':false,'commonEventId':'5FDD1950K9FA1A4BCCSB00CEE54C8BC8AE54'},'color':{'red':0,'green':0,'blue':0,'alpha':160},'size':{'width':48,'height':48}}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N</text:p>
          </table:table-cell>
          <table:table-cell table:style-name="ce7" table:formula="of:=[.D76] + 48" office:value-type="float" office:value="625" calcext:value-type="float">
            <text:p>625</text:p>
          </table:table-cell>
          <table:table-cell table:style-name="ce7" office:value-type="float" office:value="434" calcext:value-type="float">
            <text:p>434</text:p>
          </table:table-cell>
          <table:table-cell table:style-name="ce6" table:formula="of:=CONCATENATE(&quot;{'x':&quot;;[.D77];&quot;,'y':&quot;;[.E77];&quot;,'angle':0,'zoom':1,'horizontalFlip':false,'data':{'x':&quot;;[.D77];&quot;,'y':&quot;;[.E77];&quot;,'width':48,'height':48,'action':1,'label':'process_letter','bindToSwitch':false,'bindEnabledState':false,'bindValueTo':true,'bindValue':&quot;;[.B77];&quot;,'bindValueVariable':{'name':'Letter','index':0,'scope':0},'finish':false,'zoom':1,'angle':0,'horizontalFlip':false,'commonEventId':'5FDD1950K9FA1A4BCCSB00CEE54C8BC8AE54'},'color':{'red':0,'green':0,'blue':0,'alpha':160},'size':{'width':48,'height':48}}&quot;)" office:value-type="string" office:string-value="{'x':625,'y':434,'angle':0,'zoom':1,'horizontalFlip':false,'data':{'x':625,'y':434,'width':48,'height':48,'action':1,'label':'process_letter','bindToSwitch':false,'bindEnabledState':false,'bindValueTo':true,'bindValue':25,'bindValueVariable':{'name':'Letter','index':0,'scope':0},'finish':false,'zoom':1,'angle':0,'horizontalFlip':false,'commonEventId':'5FDD1950K9FA1A4BCCSB00CEE54C8BC8AE54'},'color':{'red':0,'green':0,'blue':0,'alpha':160},'size':{'width':48,'height':48}}" calcext:value-type="string">
            <text:p>{'x':625,'y':434,'angle':0,'zoom':1,'horizontalFlip':false,'data':{'x':625,'y':434,'width':48,'height':48,'action':1,'label':'process_letter','bindToSwitch':false,'bindEnabledState':false,'bindValueTo':true,'bindValue':25,'bindValueVariable':{'name':'Letter','index':0,'scope':0},'finish':false,'zoom':1,'angle':0,'horizontalFlip':false,'commonEventId':'5FDD1950K9FA1A4BCCSB00CEE54C8BC8AE54'},'color':{'red':0,'green':0,'blue':0,'alpha':160},'size':{'width':48,'height':48}}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M</text:p>
          </table:table-cell>
          <table:table-cell table:style-name="ce7" table:formula="of:=[.D77] + 48" office:value-type="float" office:value="673" calcext:value-type="float">
            <text:p>673</text:p>
          </table:table-cell>
          <table:table-cell table:style-name="ce7" office:value-type="float" office:value="434" calcext:value-type="float">
            <text:p>434</text:p>
          </table:table-cell>
          <table:table-cell table:style-name="ce6" table:formula="of:=CONCATENATE(&quot;{'x':&quot;;[.D78];&quot;,'y':&quot;;[.E78];&quot;,'angle':0,'zoom':1,'horizontalFlip':false,'data':{'x':&quot;;[.D78];&quot;,'y':&quot;;[.E78];&quot;,'width':48,'height':48,'action':1,'label':'process_letter','bindToSwitch':false,'bindEnabledState':false,'bindValueTo':true,'bindValue':&quot;;[.B78];&quot;,'bindValueVariable':{'name':'Letter','index':0,'scope':0},'finish':false,'zoom':1,'angle':0,'horizontalFlip':false,'commonEventId':'5FDD1950K9FA1A4BCCSB00CEE54C8BC8AE54'},'color':{'red':0,'green':0,'blue':0,'alpha':160},'size':{'width':48,'height':48}}&quot;)" office:value-type="string" office:string-value="{'x':673,'y':434,'angle':0,'zoom':1,'horizontalFlip':false,'data':{'x':673,'y':434,'width':48,'height':48,'action':1,'label':'process_letter','bindToSwitch':false,'bindEnabledState':false,'bindValueTo':true,'bindValue':26,'bindValueVariable':{'name':'Letter','index':0,'scope':0},'finish':false,'zoom':1,'angle':0,'horizontalFlip':false,'commonEventId':'5FDD1950K9FA1A4BCCSB00CEE54C8BC8AE54'},'color':{'red':0,'green':0,'blue':0,'alpha':160},'size':{'width':48,'height':48}}" calcext:value-type="string">
            <text:p>{'x':673,'y':434,'angle':0,'zoom':1,'horizontalFlip':false,'data':{'x':673,'y':434,'width':48,'height':48,'action':1,'label':'process_letter','bindToSwitch':false,'bindEnabledState':false,'bindValueTo':true,'bindValue':26,'bindValueVariable':{'name':'Letter','index':0,'scope':0},'finish':false,'zoom':1,'angle':0,'horizontalFlip':false,'commonEventId':'5FDD1950K9FA1A4BCCSB00CEE54C8BC8AE54'},'color':{'red':0,'green':0,'blue':0,'alpha':160},'size':{'width':48,'height':48}}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 table:number-columns-spanned="4" table:number-rows-spanned="1">
            <text:p>Final Text</text:p>
          </table:table-cell>
          <table:covered-table-cell table:number-columns-repeated="3" table:style-name="Default"/>
          <table:table-cell table:style-name="ce6" table:formula="of:=COM.MICROSOFT.TEXTJOIN(&quot;,&quot;;;[.F53:.F78])" office:value-type="string" office:string-value="{'x':385,'y':338,'angle':0,'zoom':1,'horizontalFlip':false,'data':{'x':385,'y':338,'width':48,'height':48,'action':1,'label':'process_letter','bindToSwitch':false,'bindEnabledState':false,'bindValueTo':true,'bindValue':1,'bindValueVariable':{'name':'Letter','index':0,'scope':0},'finish':false,'zoom':1,'angle':0,'horizontalFlip':false,'commonEventId':'5FDD1950K9FA1A4BCCSB00CEE54C8BC8AE54'},'color':{'red':0,'green':0,'blue':0,'alpha':160},'size':{'width':48,'height':48}},{'x':433,'y':338,'angle':0,'zoom':1,'horizontalFlip':false,'data':{'x':433,'y':338,'width':48,'height':48,'action':1,'label':'process_letter','bindToSwitch':false,'bindEnabledState':false,'bindValueTo':true,'bindValue':2,'bindValueVariable':{'name':'Letter','index':0,'scope':0},'finish':false,'zoom':1,'angle':0,'horizontalFlip':false,'commonEventId':'5FDD1950K9FA1A4BCCSB00CEE54C8BC8AE54'},'color':{'red':0,'green':0,'blue':0,'alpha':160},'size':{'width':48,'height':48}},{'x':481,'y':338,'angle':0,'zoom':1,'horizontalFlip':false,'data':{'x':481,'y':338,'width':48,'height':48,'action':1,'label':'process_letter','bindToSwitch':false,'bindEnabledState':false,'bindValueTo':true,'bindValue':3,'bindValueVariable':{'name':'Letter','index':0,'scope':0},'finish':false,'zoom':1,'angle':0,'horizontalFlip':false,'commonEventId':'5FDD1950K9FA1A4BCCSB00CEE54C8BC8AE54'},'color':{'red':0,'green':0,'blue':0,'alpha':160},'size':{'width':48,'height':48}},{'x':529,'y':338,'angle':0,'zoom':1,'horizontalFlip':false,'data':{'x':529,'y':338,'width':48,'height':48,'action':1,'label':'process_letter','bindToSwitch':false,'bindEnabledState':false,'bindValueTo':true,'bindValue':4,'bindValueVariable':{'name':'Letter','index':0,'scope':0},'finish':false,'zoom':1,'angle':0,'horizontalFlip':false,'commonEventId':'5FDD1950K9FA1A4BCCSB00CEE54C8BC8AE54'},'color':{'red':0,'green':0,'blue':0,'alpha':160},'size':{'width':48,'height':48}},{'x':577,'y':338,'angle':0,'zoom':1,'horizontalFlip':false,'data':{'x':577,'y':338,'width':48,'height':48,'action':1,'label':'process_letter','bindToSwitch':false,'bindEnabledState':false,'bindValueTo':true,'bindValue':5,'bindValueVariable':{'name':'Letter','index':0,'scope':0},'finish':false,'zoom':1,'angle':0,'horizontalFlip':false,'commonEventId':'5FDD1950K9FA1A4BCCSB00CEE54C8BC8AE54'},'color':{'red':0,'green':0,'blue':0,'alpha':160},'size':{'width':48,'height':48}},{'x':625,'y':338,'angle':0,'zoom':1,'horizontalFlip':false,'data':{'x':625,'y':338,'width':48,'height':48,'action':1,'label':'process_letter','bindToSwitch':false,'bindEnabledState':false,'bindValueTo':true,'bindValue':6,'bindValueVariable':{'name':'Letter','index':0,'scope':0},'finish':false,'zoom':1,'angle':0,'horizontalFlip':false,'commonEventId':'5FDD1950K9FA1A4BCCSB00CEE54C8BC8AE54'},'color':{'red':0,'green':0,'blue':0,'alpha':160},'size':{'width':48,'height':48}},{'x':673,'y':338,'angle':0,'zoom':1,'horizontalFlip':false,'data':{'x':673,'y':338,'width':48,'height':48,'action':1,'label':'process_letter','bindToSwitch':false,'bindEnabledState':false,'bindValueTo':true,'bindValue':7,'bindValueVariable':{'name':'Letter','index':0,'scope':0},'finish':false,'zoom':1,'angle':0,'horizontalFlip':false,'commonEventId':'5FDD1950K9FA1A4BCCSB00CEE54C8BC8AE54'},'color':{'red':0,'green':0,'blue':0,'alpha':160},'size':{'width':48,'height':48}},{'x':721,'y':338,'angle':0,'zoom':1,'horizontalFlip':false,'data':{'x':721,'y':338,'width':48,'height':48,'action':1,'label':'process_letter','bindToSwitch':false,'bindEnabledState':false,'bindValueTo':true,'bindValue':8,'bindValueVariable':{'name':'Letter','index':0,'scope':0},'finish':false,'zoom':1,'angle':0,'horizontalFlip':false,'commonEventId':'5FDD1950K9FA1A4BCCSB00CEE54C8BC8AE54'},'color':{'red':0,'green':0,'blue':0,'alpha':160},'size':{'width':48,'height':48}},{'x':769,'y':338,'angle':0,'zoom':1,'horizontalFlip':false,'data':{'x':769,'y':338,'width':48,'height':48,'action':1,'label':'process_letter','bindToSwitch':false,'bindEnabledState':false,'bindValueTo':true,'bindValue':9,'bindValueVariable':{'name':'Letter','index':0,'scope':0},'finish':false,'zoom':1,'angle':0,'horizontalFlip':false,'commonEventId':'5FDD1950K9FA1A4BCCSB00CEE54C8BC8AE54'},'color':{'red':0,'green':0,'blue':0,'alpha':160},'size':{'width':48,'height':48}},{'x':817,'y':338,'angle':0,'zoom':1,'horizontalFlip':false,'data':{'x':817,'y':338,'width':48,'height':48,'action':1,'label':'process_letter','bindToSwitch':false,'bindEnabledState':false,'bindValueTo':true,'bindValue':10,'bindValueVariable':{'name':'Letter','index':0,'scope':0},'finish':false,'zoom':1,'angle':0,'horizontalFlip':false,'commonEventId':'5FDD1950K9FA1A4BCCSB00CEE54C8BC8AE54'},'color':{'red':0,'green':0,'blue':0,'alpha':160},'size':{'width':48,'height':48}},{'x':385,'y':386,'angle':0,'zoom':1,'horizontalFlip':false,'data':{'x':385,'y':386,'width':48,'height':48,'action':1,'label':'process_letter','bindToSwitch':false,'bindEnabledState':false,'bindValueTo':true,'bindValue':11,'bindValueVariable':{'name':'Letter','index':0,'scope':0},'finish':false,'zoom':1,'angle':0,'horizontalFlip':false,'commonEventId':'5FDD1950K9FA1A4BCCSB00CEE54C8BC8AE54'},'color':{'red':0,'green':0,'blue':0,'alpha':160},'size':{'width':48,'height':48}},{'x':433,'y':386,'angle':0,'zoom':1,'horizontalFlip':false,'data':{'x':433,'y':386,'width':48,'height':48,'action':1,'label':'process_letter','bindToSwitch':false,'bindEnabledState':false,'bindValueTo':true,'bindValue':12,'bindValueVariable':{'name':'Letter','index':0,'scope':0},'finish':false,'zoom':1,'angle':0,'horizontalFlip':false,'commonEventId':'5FDD1950K9FA1A4BCCSB00CEE54C8BC8AE54'},'color':{'red':0,'green':0,'blue':0,'alpha':160},'size':{'width':48,'height':48}},{'x':481,'y':386,'angle':0,'zoom':1,'horizontalFlip':false,'data':{'x':481,'y':386,'width':48,'height':48,'action':1,'label':'process_letter','bindToSwitch':false,'bindEnabledState':false,'bindValueTo':true,'bindValue':13,'bindValueVariable':{'name':'Letter','index':0,'scope':0},'finish':false,'zoom':1,'angle':0,'horizontalFlip':false,'commonEventId':'5FDD1950K9FA1A4BCCSB00CEE54C8BC8AE54'},'color':{'red':0,'green':0,'blue':0,'alpha':160},'size':{'width':48,'height':48}},{'x':529,'y':386,'angle':0,'zoom':1,'horizontalFlip':false,'data':{'x':529,'y':386,'width':48,'height':48,'action':1,'label':'process_letter','bindToSwitch':false,'bindEnabledState':false,'bindValueTo':true,'bindValue':14,'bindValueVariable':{'name':'Letter','index':0,'scope':0},'finish':false,'zoom':1,'angle':0,'horizontalFlip':false,'commonEventId':'5FDD1950K9FA1A4BCCSB00CEE54C8BC8AE54'},'color':{'red':0,'green':0,'blue':0,'alpha':160},'size':{'width':48,'height':48}},{'x':577,'y':386,'angle':0,'zoom':1,'horizontalFlip':false,'data':{'x':577,'y':386,'width':48,'height':48,'action':1,'label':'process_letter','bindToSwitch':false,'bindEnabledState':false,'bindValueTo':true,'bindValue':15,'bindValueVariable':{'name':'Letter','index':0,'scope':0},'finish':false,'zoom':1,'angle':0,'horizontalFlip':false,'commonEventId':'5FDD1950K9FA1A4BCCSB00CEE54C8BC8AE54'},'color':{'red':0,'green':0,'blue':0,'alpha':160},'size':{'width':48,'height':48}},{'x':625,'y':386,'angle':0,'zoom':1,'horizontalFlip':false,'data':{'x':625,'y':386,'width':48,'height':48,'action':1,'label':'process_letter','bindToSwitch':false,'bindEnabledState':false,'bindValueTo':true,'bindValue':16,'bindValueVariable':{'name':'Letter','index':0,'scope':0},'finish':false,'zoom':1,'angle':0,'horizontalFlip':false,'commonEventId':'5FDD1950K9FA1A4BCCSB00CEE54C8BC8AE54'},'color':{'red':0,'green':0,'blue':0,'alpha':160},'size':{'width':48,'height':48}},{'x':673,'y':386,'angle':0,'zoom':1,'horizontalFlip':false,'data':{'x':673,'y':386,'width':48,'height':48,'action':1,'label':'process_letter','bindToSwitch':false,'bindEnabledState':false,'bindValueTo':true,'bindValue':17,'bindValueVariable':{'name':'Letter','index':0,'scope':0},'finish':false,'zoom':1,'angle':0,'horizontalFlip':false,'commonEventId':'5FDD1950K9FA1A4BCCSB00CEE54C8BC8AE54'},'color':{'red':0,'green':0,'blue':0,'alpha':160},'size':{'width':48,'height':48}},{'x':721,'y':386,'angle':0,'zoom':1,'horizontalFlip':false,'data':{'x':721,'y':386,'width':48,'height':48,'action':1,'label':'process_letter','bindToSwitch':false,'bindEnabledState':false,'bindValueTo':true,'bindValue':18,'bindValueVariable':{'name':'Letter','index':0,'scope':0},'finish':false,'zoom':1,'angle':0,'horizontalFlip':false,'commonEventId':'5FDD1950K9FA1A4BCCSB00CEE54C8BC8AE54'},'color':{'red':0,'green':0,'blue':0,'alpha':160},'size':{'width':48,'height':48}},{'x':769,'y':386,'angle':0,'zoom':1,'horizontalFlip':false,'data':{'x':769,'y':386,'width':48,'height':48,'action':1,'label':'process_letter','bindToSwitch':false,'bindEnabledState':false,'bindValueTo':true,'bindValue':19,'bindValueVariable':{'name':'Letter','index':0,'scope':0},'finish':false,'zoom':1,'angle':0,'horizontalFlip':false,'commonEventId':'5FDD1950K9FA1A4BCCSB00CEE54C8BC8AE54'},'color':{'red':0,'green':0,'blue':0,'alpha':160},'size':{'width':48,'height':48}},{'x':385,'y':434,'angle':0,'zoom':1,'horizontalFlip':false,'data':{'x':385,'y':434,'width':48,'height':48,'action':1,'label':'process_letter','bindToSwitch':false,'bindEnabledState':false,'bindValueTo':true,'bindValue':20,'bindValueVariable':{'name':'Letter','index':0,'scope':0},'finish':false,'zoom':1,'angle':0,'horizontalFlip':false,'commonEventId':'5FDD1950K9FA1A4BCCSB00CEE54C8BC8AE54'},'color':{'red':0,'green':0,'blue':0,'alpha':160},'size':{'width':48,'height':48}},{'x':433,'y':434,'angle':0,'zoom':1,'horizontalFlip':false,'data':{'x':433,'y':434,'width':48,'height':48,'action':1,'label':'process_letter','bindToSwitch':false,'bindEnabledState':false,'bindValueTo':true,'bindValue':21,'bindValueVariable':{'name':'Letter','index':0,'scope':0},'finish':false,'zoom':1,'angle':0,'horizontalFlip':false,'commonEventId':'5FDD1950K9FA1A4BCCSB00CEE54C8BC8AE54'},'color':{'red':0,'green':0,'blue':0,'alpha':160},'size':{'width':48,'height':48}},{'x':481,'y':434,'angle':0,'zoom':1,'horizontalFlip':false,'data':{'x':481,'y':434,'width':48,'height':48,'action':1,'label':'process_letter','bindToSwitch':false,'bindEnabledState':false,'bindValueTo':true,'bindValue':22,'bindValueVariable':{'name':'Letter','index':0,'scope':0},'finish':false,'zoom':1,'angle':0,'horizontalFlip':false,'commonEventId':'5FDD1950K9FA1A4BCCSB00CEE54C8BC8AE54'},'color':{'red':0,'green':0,'blue':0,'alpha':160},'size':{'width':48,'height':48}},{'x':529,'y':434,'angle':0,'zoom':1,'horizontalFlip':false,'data':{'x':529,'y':434,'width':48,'height':48,'action':1,'label':'process_letter','bindToSwitch':false,'bindEnabledState':false,'bindValueTo':true,'bindValue':23,'bindValueVariable':{'name':'Letter','index':0,'scope':0},'finish':false,'zoom':1,'angle':0,'horizontalFlip':false,'commonEventId':'5FDD1950K9FA1A4BCCSB00CEE54C8BC8AE54'},'color':{'red':0,'green':0,'blue':0,'alpha':160},'size':{'width':48,'height':48}},{'x':577,'y':434,'angle':0,'zoom':1,'horizontalFlip':false,'data':{'x':577,'y':434,'width':48,'height':48,'action':1,'label':'process_letter','bindToSwitch':false,'bindEnabledState':false,'bindValueTo':true,'bindValue':24,'bindValueVariable':{'name':'Letter','index':0,'scope':0},'finish':false,'zoom':1,'angle':0,'horizontalFlip':false,'commonEventId':'5FDD1950K9FA1A4BCCSB00CEE54C8BC8AE54'},'color':{'red':0,'green':0,'blue':0,'alpha':160},'size':{'width':48,'height':48}},{'x':625,'y':434,'angle':0,'zoom':1,'horizontalFlip':false,'data':{'x':625,'y':434,'width':48,'height':48,'action':1,'label':'process_letter','bindToSwitch':false,'bindEnabledState':false,'bindValueTo':true,'bindValue':25,'bindValueVariable':{'name':'Letter','index':0,'scope':0},'finish':false,'zoom':1,'angle':0,'horizontalFlip':false,'commonEventId':'5FDD1950K9FA1A4BCCSB00CEE54C8BC8AE54'},'color':{'red':0,'green':0,'blue':0,'alpha':160},'size':{'width':48,'height':48}},{'x':673,'y':434,'angle':0,'zoom':1,'horizontalFlip':false,'data':{'x':673,'y':434,'width':48,'height':48,'action':1,'label':'process_letter','bindToSwitch':false,'bindEnabledState':false,'bindValueTo':true,'bindValue':26,'bindValueVariable':{'name':'Letter','index':0,'scope':0},'finish':false,'zoom':1,'angle':0,'horizontalFlip':false,'commonEventId':'5FDD1950K9FA1A4BCCSB00CEE54C8BC8AE54'},'color':{'red':0,'green':0,'blue':0,'alpha':160},'size':{'width':48,'height':48}}" calcext:value-type="string">
            <text:p>{'x':385,'y':338,'angle':0,'zoom':1,'horizontalFlip':false,'data':{'x':385,'y':338,'width':48,'height':48,'action':1,'label':'process_letter','bindToSwitch':false,'bindEnabledState':false,'bindValueTo':true,'bindValue':1,'bindValueVariable':{'name':'Letter','index':0,'scope':0},'finish':false,'zoom':1,'angle':0,'horizontalFlip':false,'commonEventId':'5FDD1950K9FA1A4BCCSB00CEE54C8BC8AE54'},'color':{'red':0,'green':0,'blue':0,'alpha':160},'size':{'width':48,'height':48}},{'x':433,'y':338,'angle':0,'zoom':1,'horizontalFlip':false,'data':{'x':433,'y':338,'width':48,'height':48,'action':1,'label':'process_letter','bindToSwitch':false,'bindEnabledState':false,'bindValueTo':true,'bindValue':2,'bindValueVariable':{'name':'Letter','index':0,'scope':0},'finish':false,'zoom':1,'angle':0,'horizontalFlip':false,'commonEventId':'5FDD1950K9FA1A4BCCSB00CEE54C8BC8AE54'},'color':{'red':0,'green':0,'blue':0,'alpha':160},'size':{'width':48,'height':48}},{'x':481,'y':338,'angle':0,'zoom':1,'horizontalFlip':false,'data':{'x':481,'y':338,'width':48,'height':48,'action':1,'label':'process_letter','bindToSwitch':false,'bindEnabledState':false,'bindValueTo':true,'bindValue':3,'bindValueVariable':{'name':'Letter','index':0,'scope':0},'finish':false,'zoom':1,'angle':0,'horizontalFlip':false,'commonEventId':'5FDD1950K9FA1A4BCCSB00CEE54C8BC8AE54'},'color':{'red':0,'green':0,'blue':0,'alpha':160},'size':{'width':48,'height':48}},{'x':529,'y':338,'angle':0,'zoom':1,'horizontalFlip':false,'data':{'x':529,'y':338,'width':48,'height':48,'action':1,'label':'process_letter','bindToSwitch':false,'bindEnabledState':false,'bindValueTo':true,'bindValue':4,'bindValueVariable':{'name':'Letter','index':0,'scope':0},'finish':false,'zoom':1,'angle':0,'horizontalFlip':false,'commonEventId':'5FDD1950K9FA1A4BCCSB00CEE54C8BC8AE54'},'color':{'red':0,'green':0,'blue':0,'alpha':160},'size':{'width':48,'height':48}},{'x':577,'y':338,'angle':0,'zoom':1,'horizontalFlip':false,'data':{'x':577,'y':338,'width':48,'height':48,'action':1,'label':'process_letter','bindToSwitch':false,'bindEnabledState':false,'bindValueTo':true,'bindValue':5,'bindValueVariable':{'name':'Letter','index':0,'scope':0},'finish':false,'zoom':1,'angle':0,'horizontalFlip':false,'commonEventId':'5FDD1950K9FA1A4BCCSB00CEE54C8BC8AE54'},'color':{'red':0,'green':0,'blue':0,'alpha':160},'size':{'width':48,'height':48}},{'x':625,'y':338,'angle':0,'zoom':1,'horizontalFlip':false,'data':{'x':625,'y':338,'width':48,'height':48,'action':1,'label':'process_letter','bindToSwitch':false,'bindEnabledState':false,'bindValueTo':true,'bindValue':6,'bindValueVariable':{'name':'Letter','index':0,'scope':0},'finish':false,'zoom':1,'angle':0,'horizontalFlip':false,'commonEventId':'5FDD1950K9FA1A4BCCSB00CEE54C8BC8AE54'},'color':{'red':0,'green':0,'blue':0,'alpha':160},'size':{'width':48,'height':48}},{'x':673,'y':338,'angle':0,'zoom':1,'horizontalFlip':false,'data':{'x':673,'y':338,'width':48,'height':48,'action':1,'label':'process_letter','bindToSwitch':false,'bindEnabledState':false,'bindValueTo':true,'bindValue':7,'bindValueVariable':{'name':'Letter','index':0,'scope':0},'finish':false,'zoom':1,'angle':0,'horizontalFlip':false,'commonEventId':'5FDD1950K9FA1A4BCCSB00CEE54C8BC8AE54'},'color':{'red':0,'green':0,'blue':0,'alpha':160},'size':{'width':48,'height':48}},{'x':721,'y':338,'angle':0,'zoom':1,'horizontalFlip':false,'data':{'x':721,'y':338,'width':48,'height':48,'action':1,'label':'process_letter','bindToSwitch':false,'bindEnabledState':false,'bindValueTo':true,'bindValue':8,'bindValueVariable':{'name':'Letter','index':0,'scope':0},'finish':false,'zoom':1,'angle':0,'horizontalFlip':false,'commonEventId':'5FDD1950K9FA1A4BCCSB00CEE54C8BC8AE54'},'color':{'red':0,'green':0,'blue':0,'alpha':160},'size':{'width':48,'height':48}},{'x':769,'y':338,'angle':0,'zoom':1,'horizontalFlip':false,'data':{'x':769,'y':338,'width':48,'height':48,'action':1,'label':'process_letter','bindToSwitch':false,'bindEnabledState':false,'bindValueTo':true,'bindValue':9,'bindValueVariable':{'name':'Letter','index':0,'scope':0},'finish':false,'zoom':1,'angle':0,'horizontalFlip':false,'commonEventId':'5FDD1950K9FA1A4BCCSB00CEE54C8BC8AE54'},'color':{'red':0,'green':0,'blue':0,'alpha':160},'size':{'width':48,'height':48}},{'x':817,'y':338,'angle':0,'zoom':1,'horizontalFlip':false,'data':{'x':817,'y':338,'width':48,'height':48,'action':1,'label':'process_letter','bindToSwitch':false,'bindEnabledState':false,'bindValueTo':true,'bindValue':10,'bindValueVariable':{'name':'Letter','index':0,'scope':0},'finish':false,'zoom':1,'angle':0,'horizontalFlip':false,'commonEventId':'5FDD1950K9FA1A4BCCSB00CEE54C8BC8AE54'},'color':{'red':0,'green':0,'blue':0,'alpha':160},'size':{'width':48,'height':48}},{'x':385,'y':386,'angle':0,'zoom':1,'horizontalFlip':false,'data':{'x':385,'y':386,'width':48,'height':48,'action':1,'label':'process_letter','bindToSwitch':false,'bindEnabledState':false,'bindValueTo':true,'bindValue':11,'bindValueVariable':{'name':'Letter','index':0,'scope':0},'finish':false,'zoom':1,'angle':0,'horizontalFlip':false,'commonEventId':'5FDD1950K9FA1A4BCCSB00CEE54C8BC8AE54'},'color':{'red':0,'green':0,'blue':0,'alpha':160},'size':{'width':48,'height':48}},{'x':433,'y':386,'angle':0,'zoom':1,'horizontalFlip':false,'data':{'x':433,'y':386,'width':48,'height':48,'action':1,'label':'process_letter','bindToSwitch':false,'bindEnabledState':false,'bindValueTo':true,'bindValue':12,'bindValueVariable':{'name':'Letter','index':0,'scope':0},'finish':false,'zoom':1,'angle':0,'horizontalFlip':false,'commonEventId':'5FDD1950K9FA1A4BCCSB00CEE54C8BC8AE54'},'color':{'red':0,'green':0,'blue':0,'alpha':160},'size':{'width':48,'height':48}},{'x':481,'y':386,'angle':0,'zoom':1,'horizontalFlip':false,'data':{'x':481,'y':386,'width':48,'height':48,'action':1,'label':'process_letter','bindToSwitch':false,'bindEnabledState':false,'bindValueTo':true,'bindValue':13,'bindValueVariable':{'name':'Letter','index':0,'scope':0},'finish':false,'zoom':1,'angle':0,'horizontalFlip':false,'commonEventId':'5FDD1950K9FA1A4BCCSB00CEE54C8BC8AE54'},'color':{'red':0,'green':0,'blue':0,'alpha':160},'size':{'width':48,'height':48}},{'x':529,'y':386,'angle':0,'zoom':1,'horizontalFlip':false,'data':{'x':529,'y':386,'width':48,'height':48,'action':1,'label':'process_letter','bindToSwitch':false,'bindEnabledState':false,'bindValueTo':true,'bindValue':14,'bindValueVariable':{'name':'Letter','index':0,'scope':0},'finish':false,'zoom':1,'angle':0,'horizontalFlip':false,'commonEventId':'5FDD1950K9FA1A4BCCSB00CEE54C8BC8AE54'},'color':{'red':0,'green':0,'blue':0,'alpha':160},'size':{'width':48,'height':48}},{'x':577,'y':386,'angle':0,'zoom':1,'horizontalFlip':false,'data':{'x':577,'y':386,'width':48,'height':48,'action':1,'label':'process_letter','bindToSwitch':false,'bindEnabledState':false,'bindValueTo':true,'bindValue':15,'bindValueVariable':{'name':'Letter','index':0,'scope':0},'finish':false,'zoom':1,'angle':0,'horizontalFlip':false,'commonEventId':'5FDD1950K9FA1A4BCCSB00CEE54C8BC8AE54'},'color':{'red':0,'green':0,'blue':0,'alpha':160},'size':{'width':48,'height':48}},{'x':625,'y':386,'angle':0,'zoom':1,'horizontalFlip':false,'data':{'x':625,'y':386,'width':48,'height':48,'action':1,'label':'process_letter','bindToSwitch':false,'bindEnabledState':false,'bindValueTo':true,'bindValue':16,'bindValueVariable':{'name':'Letter','index':0,'scope':0},'finish':false,'zoom':1,'angle':0,'horizontalFlip':false,'commonEventId':'5FDD1950K9FA1A4BCCSB00CEE54C8BC8AE54'},'color':{'red':0,'green':0,'blue':0,'alpha':160},'size':{'width':48,'height':48}},{'x':673,'y':386,'angle':0,'zoom':1,'horizontalFlip':false,'data':{'x':673,'y':386,'width':48,'height':48,'action':1,'label':'process_letter','bindToSwitch':false,'bindEnabledState':false,'bindValueTo':true,'bindValue':17,'bindValueVariable':{'name':'Letter','index':0,'scope':0},'finish':false,'zoom':1,'angle':0,'horizontalFlip':false,'commonEventId':'5FDD1950K9FA1A4BCCSB00CEE54C8BC8AE54'},'color':{'red':0,'green':0,'blue':0,'alpha':160},'size':{'width':48,'height':48}},{'x':721,'y':386,'angle':0,'zoom':1,'horizontalFlip':false,'data':{'x':721,'y':386,'width':48,'height':48,'action':1,'label':'process_letter','bindToSwitch':false,'bindEnabledState':false,'bindValueTo':true,'bindValue':18,'bindValueVariable':{'name':'Letter','index':0,'scope':0},'finish':false,'zoom':1,'angle':0,'horizontalFlip':false,'commonEventId':'5FDD1950K9FA1A4BCCSB00CEE54C8BC8AE54'},'color':{'red':0,'green':0,'blue':0,'alpha':160},'size':{'width':48,'height':48}},{'x':769,'y':386,'angle':0,'zoom':1,'horizontalFlip':false,'data':{'x':769,'y':386,'width':48,'height':48,'action':1,'label':'process_letter','bindToSwitch':false,'bindEnabledState':false,'bindValueTo':true,'bindValue':19,'bindValueVariable':{'name':'Letter','index':0,'scope':0},'finish':false,'zoom':1,'angle':0,'horizontalFlip':false,'commonEventId':'5FDD1950K9FA1A4BCCSB00CEE54C8BC8AE54'},'color':{'red':0,'green':0,'blue':0,'alpha':160},'size':{'width':48,'height':48}},{'x':385,'y':434,'angle':0,'zoom':1,'horizontalFlip':false,'data':{'x':385,'y':434,'width':48,'height':48,'action':1,'label':'process_letter','bindToSwitch':false,'bindEnabledState':false,'bindValueTo':true,'bindValue':20,'bindValueVariable':{'name':'Letter','index':0,'scope':0},'finish':false,'zoom':1,'angle':0,'horizontalFlip':false,'commonEventId':'5FDD1950K9FA1A4BCCSB00CEE54C8BC8AE54'},'color':{'red':0,'green':0,'blue':0,'alpha':160},'size':{'width':48,'height':48}},{'x':433,'y':434,'angle':0,'zoom':1,'horizontalFlip':false,'data':{'x':433,'y':434,'width':48,'height':48,'action':1,'label':'process_letter','bindToSwitch':false,'bindEnabledState':false,'bindValueTo':true,'bindValue':21,'bindValueVariable':{'name':'Letter','index':0,'scope':0},'finish':false,'zoom':1,'angle':0,'horizontalFlip':false,'commonEventId':'5FDD1950K9FA1A4BCCSB00CEE54C8BC8AE54'},'color':{'red':0,'green':0,'blue':0,'alpha':160},'size':{'width':48,'height':48}},{'x':481,'y':434,'angle':0,'zoom':1,'horizontalFlip':false,'data':{'x':481,'y':434,'width':48,'height':48,'action':1,'label':'process_letter','bindToSwitch':false,'bindEnabledState':false,'bindValueTo':true,'bindValue':22,'bindValueVariable':{'name':'Letter','index':0,'scope':0},'finish':false,'zoom':1,'angle':0,'horizontalFlip':false,'commonEventId':'5FDD1950K9FA1A4BCCSB00CEE54C8BC8AE54'},'color':{'red':0,'green':0,'blue':0,'alpha':160},'size':{'width':48,'height':48}},{'x':529,'y':434,'angle':0,'zoom':1,'horizontalFlip':false,'data':{'x':529,'y':434,'width':48,'height':48,'action':1,'label':'process_letter','bindToSwitch':false,'bindEnabledState':false,'bindValueTo':true,'bindValue':23,'bindValueVariable':{'name':'Letter','index':0,'scope':0},'finish':false,'zoom':1,'angle':0,'horizontalFlip':false,'commonEventId':'5FDD1950K9FA1A4BCCSB00CEE54C8BC8AE54'},'color':{'red':0,'green':0,'blue':0,'alpha':160},'size':{'width':48,'height':48}},{'x':577,'y':434,'angle':0,'zoom':1,'horizontalFlip':false,'data':{'x':577,'y':434,'width':48,'height':48,'action':1,'label':'process_letter','bindToSwitch':false,'bindEnabledState':false,'bindValueTo':true,'bindValue':24,'bindValueVariable':{'name':'Letter','index':0,'scope':0},'finish':false,'zoom':1,'angle':0,'horizontalFlip':false,'commonEventId':'5FDD1950K9FA1A4BCCSB00CEE54C8BC8AE54'},'color':{'red':0,'green':0,'blue':0,'alpha':160},'size':{'width':48,'height':48}},{'x':625,'y':434,'angle':0,'zoom':1,'horizontalFlip':false,'data':{'x':625,'y':434,'width':48,'height':48,'action':1,'label':'process_letter','bindToSwitch':false,'bindEnabledState':false,'bindValueTo':true,'bindValue':25,'bindValueVariable':{'name':'Letter','index':0,'scope':0},'finish':false,'zoom':1,'angle':0,'horizontalFlip':false,'commonEventId':'5FDD1950K9FA1A4BCCSB00CEE54C8BC8AE54'},'color':{'red':0,'green':0,'blue':0,'alpha':160},'size':{'width':48,'height':48}},{'x':673,'y':434,'angle':0,'zoom':1,'horizontalFlip':false,'data':{'x':673,'y':434,'width':48,'height':48,'action':1,'label':'process_letter','bindToSwitch':false,'bindEnabledState':false,'bindValueTo':true,'bindValue':26,'bindValueVariable':{'name':'Letter','index':0,'scope':0},'finish':false,'zoom':1,'angle':0,'horizontalFlip':false,'commonEventId':'5FDD1950K9FA1A4BCCSB00CEE54C8BC8AE54'},'color':{'red':0,'green':0,'blue':0,'alpha':160},'size':{'width':48,'height':48}}</text:p>
          </table:table-cell>
          <table:table-cell table:number-columns-repeated="7"/>
        </table:table-row>
        <table:table-row table:style-name="ro1" table:number-rows-repeated="6"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 table:number-rows-repeated="1048490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돋움" svg:font-family="돋움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돋움" fo:font-family="돋움" style:font-family-generic="swiss" style:font-pitch="variable" style:font-name-asian="돋움1" style:font-family-asian="돋움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28">0000/00/00</text:date>, <text:time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8T19:49:47.067000000</meta:creation-date>
    <dc:date>2017-12-28T21:23:08.710000000</dc:date>
    <meta:editing-duration>PT28S</meta:editing-duration>
    <meta:editing-cycles>1</meta:editing-cycles>
    <meta:generator>LibreOffice/5.4.4.2$Windows_X86_64 LibreOffice_project/2524958677847fb3bb44820e40380acbe820f960</meta:generator>
    <meta:document-statistic meta:table-count="1" meta:cell-count="361" meta:object-count="0"/>
  </office:meta>
</office:document-meta>
</file>